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font-weight="bold" officeooo:rsid="0019ec3f" officeooo:paragraph-rsid="0019ec3f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5bfb8" officeooo:paragraph-rsid="0015bfb8" style:font-weight-asian="bold" style:font-weight-complex="bold"/>
    </style:style>
    <style:style style:name="P3" style:family="paragraph" style:parent-style-name="Standard">
      <loext:graphic-properties draw:fill="solid" draw:fill-color="#ffffff"/>
      <style:paragraph-properties fo:break-before="page" fo:background-color="#ffffff" fo:padding="0cm" fo:border="none" style:shadow="none"/>
      <style:text-properties style:text-underline-style="solid" style:text-underline-width="auto" style:text-underline-color="font-color" fo:font-weight="bold" officeooo:rsid="0015bfb8" officeooo:paragraph-rsid="0015bfb8" style:font-weight-asian="bold" style:font-weight-complex="bold"/>
    </style:style>
    <style:style style:name="P4" style:family="paragraph" style:parent-style-name="Standard">
      <style:text-properties officeooo:paragraph-rsid="0015bfb8"/>
    </style:style>
    <style:style style:name="P5" style:family="paragraph" style:parent-style-name="Standard">
      <style:text-properties style:text-underline-style="none" fo:font-weight="bold" officeooo:rsid="0015bfb8" officeooo:paragraph-rsid="0015bfb8" style:font-weight-asian="bold" style:font-weight-complex="bold"/>
    </style:style>
    <style:style style:name="P6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style:text-underline-style="none" fo:font-weight="bold" officeooo:rsid="0015bfb8" officeooo:paragraph-rsid="0015bfb8" style:font-weight-asian="bold" style:font-weight-complex="bold"/>
    </style:style>
    <style:style style:name="P7" style:family="paragraph" style:parent-style-name="Standard">
      <loext:graphic-properties draw:fill="solid" draw:fill-color="#ffffff"/>
      <style:paragraph-properties fo:break-before="page" fo:background-color="#ffffff" fo:padding="0cm" fo:border="none" style:shadow="none"/>
      <style:text-properties style:text-underline-style="none" fo:font-weight="bold" officeooo:rsid="0015bfb8" officeooo:paragraph-rsid="0015bfb8" style:font-weight-asian="bold" style:font-weight-complex="bold"/>
    </style:style>
    <style:style style:name="P8" style:family="paragraph" style:parent-style-name="Standard">
      <loext:graphic-properties draw:fill="solid" draw:fill-color="#ffffff"/>
      <style:paragraph-properties fo:break-before="page" fo:background-color="#ffffff" fo:padding="0cm" fo:border="none" style:shadow="none"/>
      <style:text-properties style:text-underline-style="none" fo:font-weight="bold" officeooo:rsid="0015bfb8" officeooo:paragraph-rsid="0016fabe" style:font-weight-asian="bold" style:font-weight-complex="bold"/>
    </style:style>
    <style:style style:name="P9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style:text-underline-style="none" fo:font-weight="bold" officeooo:rsid="0015bfb8" officeooo:paragraph-rsid="0016fabe" style:font-weight-asian="bold" style:font-weight-complex="bold"/>
    </style:style>
    <style:style style:name="P10" style:family="paragraph" style:parent-style-name="Standard">
      <loext:graphic-properties draw:fill="solid" draw:fill-color="#ffffff"/>
      <style:paragraph-properties fo:break-before="page" fo:background-color="#ffffff" fo:padding="0cm" fo:border="none" style:shadow="none"/>
      <style:text-properties style:text-underline-style="none" fo:font-weight="bold" officeooo:rsid="0015bfb8" officeooo:paragraph-rsid="0018b3dc" style:font-weight-asian="bold" style:font-weight-complex="bold"/>
    </style:style>
    <style:style style:name="P11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style:text-underline-style="none" fo:font-weight="bold" officeooo:rsid="0015bfb8" officeooo:paragraph-rsid="0018b3dc" style:font-weight-asian="bold" style:font-weight-complex="bold"/>
    </style:style>
    <style:style style:name="P12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style:text-underline-style="none" fo:font-weight="bold" officeooo:rsid="0019ec3f" officeooo:paragraph-rsid="0019ec3f" style:font-weight-asian="bold" style:font-weight-complex="bold"/>
    </style:style>
    <style:style style:name="P13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style:text-underline-style="none" fo:font-weight="normal" officeooo:rsid="0015bfb8" officeooo:paragraph-rsid="0015bfb8" style:font-weight-asian="normal" style:font-weight-complex="normal"/>
    </style:style>
    <style:style style:name="P14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style:text-underline-style="none" fo:font-weight="normal" officeooo:rsid="0015bfb8" officeooo:paragraph-rsid="0018b3dc" style:font-weight-asian="normal" style:font-weight-complex="normal"/>
    </style:style>
    <style:style style:name="P15" style:family="paragraph" style:parent-style-name="Standard">
      <loext:graphic-properties draw:fill="solid" draw:fill-color="#ffffff"/>
      <style:paragraph-properties fo:break-before="page" fo:background-color="#ffffff" fo:padding="0cm" fo:border="none" style:shadow="none"/>
      <style:text-properties style:text-underline-style="none" fo:font-weight="normal" officeooo:rsid="0015bfb8" officeooo:paragraph-rsid="0018b3dc" style:font-weight-asian="normal" style:font-weight-complex="normal"/>
    </style:style>
    <style:style style:name="P16" style:family="paragraph" style:parent-style-name="Standard">
      <loext:graphic-properties draw:fill="solid" draw:fill-color="#ffffff"/>
      <style:paragraph-properties fo:break-before="page" fo:background-color="#ffffff" fo:padding="0cm" fo:border="none" style:shadow="none"/>
      <style:text-properties style:text-underline-style="none" fo:font-weight="normal" officeooo:rsid="0015bfb8" officeooo:paragraph-rsid="0019ec3f" style:font-weight-asian="normal" style:font-weight-complex="normal"/>
    </style:style>
    <style:style style:name="P17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style:text-underline-style="none" fo:font-weight="normal" officeooo:rsid="0015bfb8" officeooo:paragraph-rsid="0019ec3f" style:font-weight-asian="normal" style:font-weight-complex="normal"/>
    </style:style>
    <style:style style:name="P18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officeooo:paragraph-rsid="0019ec3f"/>
    </style:style>
    <style:style style:name="P19" style:family="paragraph" style:parent-style-name="Standard">
      <loext:graphic-properties draw:fill="solid" draw:fill-color="#ffffff"/>
      <style:paragraph-properties fo:break-before="page" fo:background-color="#ffffff" fo:padding="0cm" fo:border="none" style:shadow="none"/>
      <style:text-properties officeooo:paragraph-rsid="0019ec3f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officeooo:rsid="0015bfb8" style:font-weight-asian="bold" style:font-weight-complex="bold"/>
    </style:style>
    <style:style style:name="T4" style:family="text">
      <style:text-properties style:text-underline-style="solid" style:text-underline-width="auto" style:text-underline-color="font-color" officeooo:rsid="0016fabe"/>
    </style:style>
    <style:style style:name="T5" style:family="text">
      <style:text-properties fo:color="#8c8c8c" loext:opacity="100%" style:font-name="JetBrains Mono" fo:font-size="10pt" fo:font-style="italic" fo:font-weight="normal" style:font-size-asian="10pt" style:font-style-asian="italic" style:font-weight-asian="normal"/>
    </style:style>
    <style:style style:name="T6" style:family="text">
      <style:text-properties fo:color="#8c8c8c" loext:opacity="100%" style:font-name="JetBrains Mono" fo:font-size="10pt" fo:font-style="italic" fo:font-weight="normal" style:font-size-asian="10pt" style:font-style-asian="italic" style:font-weight-asian="normal" style:font-weight-complex="normal"/>
    </style:style>
    <style:style style:name="T7" style:family="text">
      <style:text-properties fo:color="#8c8c8c" loext:opacity="100%" style:font-name="JetBrains Mono" fo:font-size="10pt" fo:font-style="italic" fo:font-weight="normal" style:font-size-asian="10pt" style:font-style-asian="italic" style:font-weight-asian="normal" style:font-weight-complex="bold"/>
    </style:style>
    <style:style style:name="T8" style:family="text">
      <style:text-properties fo:color="#8c8c8c" loext:opacity="100%" style:font-name="JetBrains Mono" fo:font-size="10pt" fo:font-style="italic" style:font-size-asian="10pt" style:font-style-asian="italic"/>
    </style:style>
    <style:style style:name="T9" style:family="text">
      <style:text-properties fo:color="#8c8c8c" loext:opacity="100%" style:font-name="JetBrains Mono" fo:font-size="10pt" fo:font-style="italic" style:text-underline-style="none" fo:font-weight="normal" style:font-size-asian="10pt" style:font-style-asian="italic" style:font-weight-asian="normal"/>
    </style:style>
    <style:style style:name="T10" style:family="text">
      <style:text-properties fo:color="#0033b3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0033b3" loext:opacity="100%" style:font-name="JetBrains Mono" fo:font-size="10pt" fo:font-style="normal" fo:font-weight="normal" style:font-size-asian="10pt" style:font-style-asian="normal" style:font-weight-asian="normal" style:font-weight-complex="bold"/>
    </style:style>
    <style:style style:name="T12" style:family="text">
      <style:text-properties fo:color="#0033b3" loext:opacity="100%" style:font-name="JetBrains Mono" fo:font-size="10pt" fo:font-style="normal" style:font-size-asian="10pt" style:font-style-asian="normal"/>
    </style:style>
    <style:style style:name="T13" style:family="text">
      <style:text-properties fo:color="#0033b3" loext:opacity="100%" style:font-name="JetBrains Mono" fo:font-size="10pt" fo:font-style="normal" style:text-underline-style="none" fo:font-weight="normal" style:font-size-asian="10pt" style:font-style-asian="normal" style:font-weight-asian="normal"/>
    </style:style>
    <style:style style:name="T14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000000" loext:opacity="100%" style:font-name="JetBrains Mono" fo:font-size="10pt" fo:font-style="normal" style:font-size-asian="10pt" style:font-style-asian="normal"/>
    </style:style>
    <style:style style:name="T16" style:family="text">
      <style:text-properties fo:color="#000000" loext:opacity="100%" style:font-name="JetBrains Mono" fo:font-size="10pt" fo:font-style="normal" style:text-underline-style="none" fo:font-weight="normal" style:font-size-asian="10pt" style:font-style-asian="normal" style:font-weight-asian="normal"/>
    </style:style>
    <style:style style:name="T17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080808" loext:opacity="100%" style:font-name="JetBrains Mono" fo:font-size="10pt" fo:font-style="normal" style:font-size-asian="10pt" style:font-style-asian="normal"/>
    </style:style>
    <style:style style:name="T19" style:family="text">
      <style:text-properties fo:color="#080808" loext:opacity="100%" style:font-name="JetBrains Mono" fo:font-size="10pt" fo:font-style="normal" officeooo:rsid="0016fabe" style:font-size-asian="10pt" style:font-style-asian="normal"/>
    </style:style>
    <style:style style:name="T20" style:family="text">
      <style:text-properties fo:color="#080808" loext:opacity="100%" style:font-name="JetBrains Mono" fo:font-size="10pt" fo:font-style="normal" style:text-underline-style="none" fo:font-weight="normal" style:font-size-asian="10pt" style:font-style-asian="normal" style:font-weight-asian="normal"/>
    </style:style>
    <style:style style:name="T21" style:family="text">
      <style:text-properties fo:color="#080808" loext:opacity="100%" style:font-name="JetBrains Mono" fo:font-size="10pt" fo:font-style="normal" fo:font-weight="bold" officeooo:rsid="0019ec3f" style:font-size-asian="10pt" style:font-style-asian="normal" style:font-weight-asian="bold" style:font-weight-complex="bold"/>
    </style:style>
    <style:style style:name="T22" style:family="text">
      <style:text-properties fo:color="#080808" loext:opacity="100%" style:font-name="JetBrains Mono" fo:font-size="10pt" fo:font-style="normal" fo:font-weight="bold" style:font-size-asian="10pt" style:font-style-asian="normal" style:font-weight-asian="bold" style:font-weight-complex="bold"/>
    </style:style>
    <style:style style:name="T23" style:family="text">
      <style:text-properties fo:color="#080808" loext:opacity="100%" style:font-name="JetBrains Mono" fo:font-size="10pt" fo:font-style="italic" fo:font-weight="normal" style:font-size-asian="10pt" style:font-style-asian="italic" style:font-weight-asian="normal"/>
    </style:style>
    <style:style style:name="T24" style:family="text">
      <style:text-properties fo:color="#080808" loext:opacity="100%" style:font-name="JetBrains Mono" fo:font-size="10pt" fo:font-style="italic" style:font-size-asian="10pt" style:font-style-asian="italic"/>
    </style:style>
    <style:style style:name="T25" style:family="text">
      <style:text-properties fo:color="#080808" loext:opacity="100%" style:font-name="JetBrains Mono" fo:font-size="10pt" fo:font-style="italic" style:text-underline-style="none" fo:font-weight="normal" style:font-size-asian="10pt" style:font-style-asian="italic" style:font-weight-asian="normal"/>
    </style:style>
    <style:style style:name="T26" style:family="text">
      <style:text-properties fo:color="#871094" loext:opacity="100%" style:font-name="JetBrains Mono" fo:font-size="10pt" fo:font-style="normal" fo:font-weight="normal" style:font-size-asian="10pt" style:font-style-asian="normal" style:font-weight-asian="normal"/>
    </style:style>
    <style:style style:name="T27" style:family="text">
      <style:text-properties fo:color="#871094" loext:opacity="100%" style:font-name="JetBrains Mono" fo:font-size="10pt" fo:font-style="normal" style:font-size-asian="10pt" style:font-style-asian="normal"/>
    </style:style>
    <style:style style:name="T28" style:family="text">
      <style:text-properties fo:color="#871094" loext:opacity="100%" style:font-name="JetBrains Mono" fo:font-size="10pt" fo:font-style="normal" style:text-underline-style="none" fo:font-weight="normal" style:font-size-asian="10pt" style:font-style-asian="normal" style:font-weight-asian="normal"/>
    </style:style>
    <style:style style:name="T29" style:family="text">
      <style:text-properties fo:color="#871094" loext:opacity="100%" style:font-name="JetBrains Mono" fo:font-size="10pt" fo:font-style="italic" fo:font-weight="normal" style:font-size-asian="10pt" style:font-style-asian="italic" style:font-weight-asian="normal"/>
    </style:style>
    <style:style style:name="T30" style:family="text">
      <style:text-properties fo:color="#871094" loext:opacity="100%" style:font-name="JetBrains Mono" fo:font-size="10pt" fo:font-style="italic" style:font-size-asian="10pt" style:font-style-asian="italic"/>
    </style:style>
    <style:style style:name="T31" style:family="text">
      <style:text-properties fo:color="#00627a" loext:opacity="100%" style:font-name="JetBrains Mono" fo:font-size="10pt" fo:font-style="normal" fo:font-weight="normal" style:font-size-asian="10pt" style:font-style-asian="normal" style:font-weight-asian="normal"/>
    </style:style>
    <style:style style:name="T32" style:family="text">
      <style:text-properties fo:color="#00627a" loext:opacity="100%" style:font-name="JetBrains Mono" fo:font-size="10pt" fo:font-style="normal" style:font-size-asian="10pt" style:font-style-asian="normal"/>
    </style:style>
    <style:style style:name="T33" style:family="text">
      <style:text-properties fo:color="#00627a" loext:opacity="100%" style:font-name="JetBrains Mono" fo:font-size="10pt" fo:font-style="normal" style:text-underline-style="none" fo:font-weight="normal" style:font-size-asian="10pt" style:font-style-asian="normal" style:font-weight-asian="normal"/>
    </style:style>
    <style:style style:name="T34" style:family="text">
      <style:text-properties fo:color="#067d17" loext:opacity="100%" style:font-name="JetBrains Mono" fo:font-size="10pt" fo:font-style="normal" fo:font-weight="normal" style:font-size-asian="10pt" style:font-style-asian="normal" style:font-weight-asian="normal"/>
    </style:style>
    <style:style style:name="T35" style:family="text">
      <style:text-properties fo:color="#067d17" loext:opacity="100%" style:font-name="JetBrains Mono" fo:font-size="10pt" fo:font-style="normal" style:font-size-asian="10pt" style:font-style-asian="normal"/>
    </style:style>
    <style:style style:name="T36" style:family="text">
      <style:text-properties fo:color="#067d17" loext:opacity="100%" style:font-name="JetBrains Mono" fo:font-size="10pt" fo:font-style="normal" style:text-underline-style="none" fo:font-weight="normal" style:font-size-asian="10pt" style:font-style-asian="normal" style:font-weight-asian="normal"/>
    </style:style>
    <style:style style:name="T37" style:family="text">
      <style:text-properties fo:color="#067d17" loext:opacity="100%" style:font-name="JetBrains Mono" fo:font-size="10pt" fo:font-style="normal" fo:background-color="#edfced" loext:char-shading-value="0" style:font-size-asian="10pt" style:font-style-asian="normal"/>
    </style:style>
    <style:style style:name="T38" style:family="text">
      <style:text-properties style:text-underline-style="none"/>
    </style:style>
    <style:style style:name="T39" style:family="text">
      <style:text-properties style:text-underline-style="none" fo:font-weight="normal" style:font-weight-asian="normal" style:font-weight-complex="normal"/>
    </style:style>
    <style:style style:name="T40" style:family="text">
      <style:text-properties fo:color="#1750eb" loext:opacity="100%" style:font-name="JetBrains Mono" fo:font-size="10pt" fo:font-style="normal" fo:font-weight="normal" style:font-size-asian="10pt" style:font-style-asian="normal" style:font-weight-asian="normal"/>
    </style:style>
    <style:style style:name="T41" style:family="text">
      <style:text-properties fo:color="#1750eb" loext:opacity="100%" style:font-name="JetBrains Mono" fo:font-size="10pt" fo:font-style="normal" style:font-size-asian="10pt" style:font-style-asian="normal"/>
    </style:style>
    <style:style style:name="T42" style:family="text">
      <style:text-properties fo:color="#0037a6" loext:opacity="100%" style:font-name="JetBrains Mono" fo:font-size="10pt" fo:font-style="normal" fo:font-weight="normal" style:font-size-asian="10pt" style:font-style-asian="normal" style:font-weight-asian="normal"/>
    </style:style>
    <style:style style:name="T43" style:family="text">
      <style:text-properties fo:color="#0037a6" loext:opacity="100%" style:font-name="JetBrains Mono" fo:font-size="10pt" fo:font-style="normal" fo:font-weight="normal" fo:background-color="#edfced" loext:char-shading-value="0" style:font-size-asian="10pt" style:font-style-asian="normal" style:font-weight-asian="normal"/>
    </style:style>
    <style:style style:name="T44" style:family="text">
      <style:text-properties fo:color="#0037a6" loext:opacity="100%" style:font-name="JetBrains Mono" fo:font-size="10pt" fo:font-style="normal" style:font-size-asian="10pt" style:font-style-asian="normal"/>
    </style:style>
    <style:style style:name="T45" style:family="text">
      <style:text-properties fo:color="#9e880d" loext:opacity="100%" style:font-name="JetBrains Mono" fo:font-size="10pt" fo:font-style="normal" fo:font-weight="normal" style:font-size-asian="10pt" style:font-style-asian="normal" style:font-weight-asian="normal"/>
    </style:style>
    <style:style style:name="T46" style:family="text">
      <style:text-properties fo:font-variant="normal" fo:text-transform="none" fo:letter-spacing="normal" fo:font-style="normal"/>
    </style:style>
    <style:style style:name="T47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48" style:family="text">
      <style:text-properties fo:font-variant="normal" fo:text-transform="none" fo:letter-spacing="normal" fo:font-style="normal" fo:font-weight="normal" officeooo:rsid="0016fabe" style:font-weight-asian="normal" style:font-weight-complex="normal"/>
    </style:style>
    <style:style style:name="T49" style:family="text">
      <style:text-properties fo:font-variant="normal" fo:text-transform="none" fo:letter-spacing="normal" fo:font-style="normal" style:text-underline-style="solid" style:text-underline-width="auto" style:text-underline-color="font-color"/>
    </style:style>
    <style:style style:name="T50" style:family="text">
      <style:text-properties fo:font-variant="normal" fo:text-transform="none" fo:letter-spacing="normal" fo:font-style="normal" style:text-underline-style="solid" style:text-underline-width="auto" style:text-underline-color="font-color" officeooo:rsid="0016fabe"/>
    </style:style>
    <style:style style:name="T51" style:family="text">
      <style:text-properties fo:font-variant="normal" fo:text-transform="none" fo:letter-spacing="normal" fo:font-style="normal" style:text-underline-style="solid" style:text-underline-width="auto" style:text-underline-color="font-color" officeooo:rsid="0018b3dc"/>
    </style:style>
    <style:style style:name="T52" style:family="text">
      <style:text-properties fo:font-variant="normal" fo:text-transform="none" fo:letter-spacing="normal" fo:font-style="normal" style:text-underline-style="solid" style:text-underline-width="auto" style:text-underline-color="font-color" fo:font-weight="bold" officeooo:rsid="0018b3dc" style:font-weight-asian="bold" style:font-weight-complex="bold"/>
    </style:style>
    <style:style style:name="T53" style:family="text">
      <style:text-properties fo:font-variant="normal" fo:text-transform="none" fo:letter-spacing="normal" fo:font-style="normal" style:text-underline-style="solid" style:text-underline-width="auto" style:text-underline-color="font-color" fo:font-weight="bold" officeooo:rsid="0016fabe" style:font-weight-asian="bold" style:font-weight-complex="bold"/>
    </style:style>
    <style:style style:name="T54" style:family="text">
      <style:text-properties fo:font-variant="normal" fo:text-transform="none" fo:letter-spacing="normal" fo:font-style="normal" style:text-underline-style="solid" style:text-underline-width="auto" style:text-underline-color="font-color" fo:font-weight="bold" officeooo:rsid="0019ec3f" style:font-weight-asian="bold" style:font-weight-complex="bold"/>
    </style:style>
    <style:style style:name="T55" style:family="text">
      <style:text-properties fo:font-variant="normal" fo:text-transform="none" fo:letter-spacing="normal" fo:font-style="normal" style:text-underline-style="solid" style:text-underline-width="auto" style:text-underline-color="font-color" officeooo:rsid="0019ec3f"/>
    </style:style>
    <style:style style:name="T56" style:family="text">
      <style:text-properties fo:font-variant="normal" fo:text-transform="none" fo:letter-spacing="normal" fo:font-style="normal" style:text-underline-style="none" fo:font-weight="normal" officeooo:rsid="0016fabe" style:font-weight-asian="normal" style:font-weight-complex="normal"/>
    </style:style>
    <style:style style:name="T57" style:family="text">
      <style:text-properties fo:font-variant="normal" fo:text-transform="none" fo:letter-spacing="normal" fo:font-style="normal" style:text-underline-style="none" fo:font-weight="bold" officeooo:rsid="0019ec3f" style:font-weight-asian="bold" style:font-weight-complex="bold"/>
    </style:style>
    <style:style style:name="T58" style:family="text">
      <style:text-properties fo:font-variant="normal" fo:text-transform="none" fo:letter-spacing="normal" fo:font-style="normal" officeooo:rsid="0019ec3f"/>
    </style:style>
    <style:style style:name="T59" style:family="text">
      <style:text-properties fo:font-variant="normal" fo:text-transform="none" fo:letter-spacing="normal" fo:font-style="normal" fo:font-weight="bold" officeooo:rsid="0019ec3f" style:font-weight-asian="bold" style:font-weight-complex="bold"/>
    </style:style>
    <style:style style:name="T60" style:family="text">
      <style:text-properties fo:font-variant="normal" fo:text-transform="none" fo:color="#080808" loext:opacity="100%" style:font-name="JetBrains Mono" fo:font-size="10pt" fo:letter-spacing="normal" fo:font-style="normal" style:font-size-asian="10pt" style:font-style-asian="normal"/>
    </style:style>
    <style:style style:name="T61" style:family="text">
      <style:text-properties fo:font-variant="normal" fo:text-transform="none" fo:color="#080808" loext:opacity="100%" style:font-name="JetBrains Mono" fo:font-size="10pt" fo:letter-spacing="normal" fo:font-style="normal" officeooo:rsid="0019ec3f" style:font-size-asian="10pt" style:font-style-asian="normal"/>
    </style:style>
    <style:style style:name="T62" style:family="text">
      <style:text-properties fo:font-variant="normal" fo:text-transform="none" fo:color="#0033b3" loext:opacity="100%" style:font-name="JetBrains Mono" fo:font-size="10pt" fo:letter-spacing="normal" fo:font-style="normal" fo:font-weight="normal" officeooo:rsid="0016fabe" style:font-size-asian="10pt" style:font-style-asian="normal" style:font-weight-asian="normal" style:font-weight-complex="normal"/>
    </style:style>
    <style:style style:name="T63" style:family="text">
      <style:text-properties fo:font-variant="normal" fo:text-transform="none" fo:color="#0033b3" loext:opacity="100%" style:font-name="JetBrains Mono" fo:font-size="10pt" fo:letter-spacing="normal" fo:font-style="normal" fo:font-weight="normal" style:font-size-asian="10pt" style:font-style-asian="normal" style:font-weight-asian="normal" style:font-weight-complex="normal"/>
    </style:style>
    <style:style style:name="T64" style:family="text">
      <style:text-properties fo:font-variant="normal" fo:text-transform="none" fo:color="#0033b3" loext:opacity="100%" style:font-name="JetBrains Mono" fo:font-size="10pt" fo:letter-spacing="normal" fo:font-style="normal" fo:font-weight="normal" officeooo:rsid="0019ec3f" style:font-size-asian="10pt" style:font-style-asian="normal" style:font-weight-asian="normal" style:font-weight-complex="normal"/>
    </style:style>
    <style:style style:name="T65" style:family="text">
      <style:text-properties fo:font-variant="normal" fo:text-transform="none" fo:color="#0033b3" loext:opacity="100%" style:font-name="JetBrains Mono" fo:font-size="10pt" fo:letter-spacing="normal" fo:font-style="normal" fo:font-weight="normal" style:font-size-asian="10pt" style:font-style-asian="normal" style:font-weight-asian="normal"/>
    </style:style>
    <style:style style:name="T66" style:family="text">
      <style:text-properties fo:font-variant="normal" fo:text-transform="none" fo:color="#0033b3" loext:opacity="100%" style:font-name="JetBrains Mono" fo:font-size="10pt" fo:letter-spacing="normal" fo:font-style="normal" officeooo:rsid="0018b3dc" style:font-size-asian="10pt" style:font-style-asian="normal"/>
    </style:style>
    <style:style style:name="T67" style:family="text">
      <style:text-properties fo:font-variant="normal" fo:text-transform="none" fo:color="#0033b3" loext:opacity="100%" style:font-name="JetBrains Mono" fo:font-size="10pt" fo:letter-spacing="normal" fo:font-style="normal" officeooo:rsid="0019ec3f" style:font-size-asian="10pt" style:font-style-asian="normal"/>
    </style:style>
    <style:style style:name="T68" style:family="text">
      <style:text-properties fo:font-variant="normal" fo:text-transform="none" fo:color="#0033b3" loext:opacity="100%" style:font-name="JetBrains Mono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/>
    </style:style>
    <style:style style:name="T69" style:family="text">
      <style:text-properties fo:font-variant="normal" fo:text-transform="none" fo:color="#8c8c8c" loext:opacity="100%" style:font-name="JetBrains Mono" fo:font-size="10pt" fo:letter-spacing="normal" fo:font-style="italic" style:text-underline-style="solid" style:text-underline-width="auto" style:text-underline-color="font-color" fo:font-weight="normal" style:font-size-asian="10pt" style:font-style-asian="italic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3">Lab 17 – Comparator &amp; Comparable</text:span><text:line-break/><text:line-break/><text:span text:style-name="T10">import </text:span><text:span text:style-name="T14">java.io.File</text:span><text:span text:style-name="T17">;</text:span><text:line-break/><text:span text:style-name="T10">import </text:span><text:span text:style-name="T14">java.io.FileNotFoundException</text:span><text:span text:style-name="T17">;</text:span><text:line-break/><text:span text:style-name="T10">import </text:span><text:span text:style-name="T14">java.util.</text:span><text:span text:style-name="T17">*;</text:span><text:line-break/><text:line-break/><text:span text:style-name="T10">public class </text:span><text:span text:style-name="T14">Lab16Main </text:span><text:span text:style-name="T17">{</text:span><text:line-break/><text:span text:style-name="T17"><text:tab/></text:span><text:span text:style-name="T10">public </text:span><text:span text:style-name="T14">ArrayList</text:span><text:span text:style-name="T17">&lt;</text:span><text:span text:style-name="T14">Movie</text:span><text:span text:style-name="T17">&gt; </text:span><text:span text:style-name="T26">movieList </text:span><text:span text:style-name="T17">= </text:span><text:span text:style-name="T10">new </text:span><text:span text:style-name="T17">ArrayList&lt;</text:span><text:span text:style-name="T14">Movie</text:span><text:span text:style-name="T17">&gt;();</text:span><text:line-break/><text:span text:style-name="T17"><text:tab/></text:span><text:span text:style-name="T10">private static </text:span><text:span text:style-name="T14">Scanner </text:span><text:span text:style-name="T29">keyboard </text:span><text:span text:style-name="T17">= </text:span><text:span text:style-name="T10">new </text:span><text:span text:style-name="T17">Scanner(</text:span><text:span text:style-name="T14">System</text:span><text:span text:style-name="T17">.</text:span><text:span text:style-name="T29">in</text:span><text:span text:style-name="T17">);</text:span><text:line-break/><text:span text:style-name="T17"> <text:s text:c="3"/></text:span><text:span text:style-name="T10">public static final int </text:span><text:span text:style-name="T29">MOVIE_COUNT </text:span><text:span text:style-name="T17">= </text:span><text:span text:style-name="T40">5</text:span><text:span text:style-name="T17">; </text:span><text:span text:style-name="T5">// Return this many movies in the searches</text:span><text:line-break/><text:line-break/><text:span text:style-name="T5"><text:tab/></text:span><text:span text:style-name="T10">private </text:span><text:span text:style-name="T14">Map</text:span><text:span text:style-name="T17">&lt;</text:span><text:span text:style-name="T14">String</text:span><text:span text:style-name="T17">, </text:span><text:span text:style-name="T14">Movie</text:span><text:span text:style-name="T17">&gt; </text:span><text:span text:style-name="T26">byNameMap </text:span><text:span text:style-name="T17">= </text:span><text:span text:style-name="T10">new </text:span><text:span text:style-name="T17">HashMap&lt;&gt;();</text:span><text:line-break/><text:span text:style-name="T17"><text:tab/></text:span><text:span text:style-name="T10">private </text:span><text:span text:style-name="T14">Map</text:span><text:span text:style-name="T17">&lt;</text:span><text:span text:style-name="T14">Integer</text:span><text:span text:style-name="T17">, </text:span><text:span text:style-name="T14">ArrayList</text:span><text:span text:style-name="T17">&lt;</text:span><text:span text:style-name="T14">Movie</text:span><text:span text:style-name="T17">&gt;&gt; </text:span><text:span text:style-name="T26">byYearMap </text:span><text:span text:style-name="T17">= </text:span><text:span text:style-name="T10">new </text:span><text:span text:style-name="T17">HashMap&lt;&gt;();</text:span><text:line-break/><text:span text:style-name="T17"><text:tab/></text:span><text:span text:style-name="T10">private </text:span><text:span text:style-name="T14">Map</text:span><text:span text:style-name="T17">&lt;</text:span><text:span text:style-name="T14">String</text:span><text:span text:style-name="T17">, </text:span><text:span text:style-name="T14">ArrayList</text:span><text:span text:style-name="T17">&lt;</text:span><text:span text:style-name="T14">Movie</text:span><text:span text:style-name="T17">&gt;&gt; </text:span><text:span text:style-name="T26">byGenreMap </text:span><text:span text:style-name="T17">= </text:span><text:span text:style-name="T10">new </text:span><text:span text:style-name="T17">HashMap&lt;&gt;();</text:span><text:line-break/><text:span text:style-name="T17"><text:tab/></text:span><text:line-break/><text:span text:style-name="T17"> <text:s text:c="3"/></text:span><text:span text:style-name="T5">/*</text:span><text:line-break/><text:span text:style-name="T5"> <text:s text:c="5"/>Partially complete</text:span><text:line-break/><text:span text:style-name="T5"> <text:s text:c="5"/>Add your code where needed</text:span><text:line-break/><text:span text:style-name="T5"> <text:s text:c="3"/>*/</text:span><text:line-break/><text:line-break/><text:span text:style-name="T5"><text:tab/></text:span><text:span text:style-name="T10">public static void </text:span><text:span text:style-name="T31">main</text:span><text:span text:style-name="T17">(</text:span><text:span text:style-name="T14">String</text:span><text:span text:style-name="T17">[] </text:span><text:span text:style-name="T14">args</text:span><text:span text:style-name="T17">) {</text:span><text:line-break/><text:span text:style-name="T17"><text:tab/><text:tab/></text:span><text:span text:style-name="T14">Lab16Main lab16main </text:span><text:span text:style-name="T17">= </text:span><text:span text:style-name="T10">new </text:span><text:span text:style-name="T17">Lab16Main();</text:span><text:line-break/><text:span text:style-name="T17"><text:tab/><text:tab/></text:span><text:span text:style-name="T14">lab16main</text:span><text:span text:style-name="T17">.readMovies(</text:span><text:span text:style-name="T34">"movies.tsv"</text:span><text:span text:style-name="T17">);</text:span><text:line-break/><text:span text:style-name="T17"><text:tab/><text:tab/></text:span><text:span text:style-name="T10">int </text:span><text:span text:style-name="T14">choice</text:span><text:span text:style-name="T17">;</text:span><text:line-break/><text:span text:style-name="T17"><text:tab/><text:tab/></text:span><text:span text:style-name="T10">do </text:span><text:span text:style-name="T17">{</text:span><text:line-break/><text:span text:style-name="T17"><text:tab/><text:tab/><text:tab/></text:span><text:span text:style-name="T14">choice </text:span><text:span text:style-name="T17">= </text:span><text:span text:style-name="T23">getMenuChoice</text:span><text:span text:style-name="T17">();</text:span><text:line-break/><text:span text:style-name="T17"><text:tab/><text:tab/><text:tab/></text:span><text:span text:style-name="T10">switch </text:span><text:span text:style-name="T17">(</text:span><text:span text:style-name="T14">choice</text:span><text:span text:style-name="T17">) {</text:span><text:line-break/><text:span text:style-name="T17"> <text:s text:c="15"/></text:span><text:span text:style-name="T5">// case 1 is done for you</text:span><text:line-break/><text:span text:style-name="T5"><text:tab/><text:tab/><text:tab/><text:tab/></text:span><text:span text:style-name="T10">case </text:span><text:span text:style-name="T40">1</text:span><text:span text:style-name="T17">: </text:span><text:span text:style-name="T14">lab16main</text:span><text:span text:style-name="T17">.sortBy(</text:span><text:span text:style-name="T34">"ID"</text:span><text:span text:style-name="T17">);</text:span><text:line-break/><text:span text:style-name="T17"><text:tab/><text:tab/><text:tab/><text:tab/><text:tab/></text:span><text:span text:style-name="T14">lab16main</text:span><text:span text:style-name="T17">.displayMovies(</text:span><text:span text:style-name="T14">lab16main</text:span><text:span text:style-name="T17">.getList());</text:span><text:line-break/><text:span text:style-name="T17"><text:tab/><text:tab/><text:tab/><text:tab/><text:tab/></text:span><text:span text:style-name="T10">break</text:span><text:span text:style-name="T17">;</text:span><text:line-break/><text:span text:style-name="T17"><text:tab/><text:tab/><text:tab/><text:tab/></text:span><text:span text:style-name="T10">case </text:span><text:span text:style-name="T40">2</text:span><text:span text:style-name="T17">:</text:span><text:line-break/><text:span text:style-name="T17"> <text:s text:c="19"/></text:span><text:span text:style-name="T14">lab16main</text:span><text:span text:style-name="T17">.sortBy(</text:span><text:span text:style-name="T34">"Name"</text:span><text:span text:style-name="T17">);</text:span><text:line-break/><text:span text:style-name="T17"> <text:s text:c="19"/></text:span><text:span text:style-name="T14">lab16main</text:span><text:span text:style-name="T17">.displayMovies(</text:span><text:span text:style-name="T14">lab16main</text:span><text:span text:style-name="T17">.getList());</text:span><text:line-break/><text:span text:style-name="T17"><text:tab/><text:tab/><text:tab/><text:tab/><text:tab/></text:span><text:span text:style-name="T10">break</text:span><text:span text:style-name="T17">;</text:span><text:line-break/><text:span text:style-name="T17"><text:tab/><text:tab/><text:tab/><text:tab/></text:span><text:span text:style-name="T10">case </text:span><text:span text:style-name="T40">3</text:span><text:span text:style-name="T17">:</text:span><text:line-break/><text:span text:style-name="T17"> <text:s text:c="19"/></text:span><text:span text:style-name="T5">// Your code here</text:span><text:line-break/><text:span text:style-name="T5"><text:tab/><text:tab/><text:tab/><text:tab/><text:tab/></text:span><text:span text:style-name="T14">lab16main</text:span><text:span text:style-name="T17">.sortBy(</text:span><text:span text:style-name="T34">"Year"</text:span><text:span text:style-name="T17">);</text:span><text:line-break/><text:span text:style-name="T17"><text:tab/><text:tab/><text:tab/><text:tab/><text:tab/></text:span><text:span text:style-name="T14">lab16main</text:span><text:span text:style-name="T17">.displayMovies(</text:span><text:span text:style-name="T14">lab16main</text:span><text:span text:style-name="T17">.getList());</text:span><text:line-break/><text:span text:style-name="T17"><text:tab/><text:tab/><text:tab/><text:tab/><text:tab/></text:span><text:span text:style-name="T10">break</text:span><text:span text:style-name="T17">;</text:span><text:line-break/><text:span text:style-name="T17"><text:tab/><text:tab/><text:tab/><text:tab/></text:span><text:span text:style-name="T10">case </text:span><text:span text:style-name="T40">4</text:span><text:span text:style-name="T17">:</text:span><text:line-break/><text:span text:style-name="T17"> <text:s text:c="19"/></text:span><text:span text:style-name="T5">// Your code here</text:span><text:line-break/><text:span text:style-name="T5"><text:tab/><text:tab/><text:tab/><text:tab/><text:tab/></text:span><text:span text:style-name="T14">lab16main</text:span><text:span text:style-name="T17">.sortBy(</text:span><text:span text:style-name="T34">"ReverseYear"</text:span><text:span text:style-name="T17">);</text:span><text:line-break/><text:span text:style-name="T17"><text:tab/><text:tab/><text:tab/><text:tab/><text:tab/></text:span><text:span text:style-name="T14">lab16main</text:span><text:span text:style-name="T17">.displayMovies(</text:span><text:span text:style-name="T14">lab16main</text:span><text:span text:style-name="T17">.getList());</text:span><text:line-break/><text:span text:style-name="T17"><text:tab/><text:tab/><text:tab/><text:tab/><text:tab/></text:span><text:span text:style-name="T10">break</text:span><text:span text:style-name="T17">;</text:span><text:line-break/><text:span text:style-name="T17"><text:tab/><text:tab/><text:tab/><text:tab/></text:span><text:span text:style-name="T10">case </text:span><text:span text:style-name="T40">5</text:span><text:span text:style-name="T17">:</text:span><text:line-break/><text:span text:style-name="T17"><text:tab/><text:tab/><text:tab/><text:tab/><text:tab/></text:span><text:span text:style-name="T14">System</text:span><text:span text:style-name="T17">.</text:span><text:span text:style-name="T29">out</text:span><text:span text:style-name="T17">.print(</text:span><text:span text:style-name="T34">"Enter the movie name: "</text:span><text:span text:style-name="T17">);</text:span><text:line-break/><text:span text:style-name="T17"> <text:s text:c="19"/></text:span><text:span text:style-name="T5">// Use nextLine() everywhere!</text:span><text:line-break/><text:span text:style-name="T5"><text:tab/><text:tab/><text:tab/><text:tab/><text:tab/></text:span><text:span text:style-name="T14">String name </text:span><text:span text:style-name="T17">= </text:span><text:span text:style-name="T29">keyboard</text:span><text:span text:style-name="T17">.nextLine();</text:span><text:line-break/><text:span text:style-name="T17"> <text:s text:c="19"/></text:span><text:span text:style-name="T5">// Do something with name</text:span><text:line-break/><text:span text:style-name="T5"><text:tab/><text:tab/><text:tab/><text:tab/><text:tab/></text:span><text:span text:style-name="T14">lab16main</text:span><text:span text:style-name="T17">.displayMovies(</text:span><text:span text:style-name="T14">lab16main</text:span><text:span text:style-name="T17">.searchByName(</text:span><text:span text:style-name="T14">name</text:span><text:span text:style-name="T17">));</text:span><text:line-break/><text:span text:style-name="T17"><text:tab/><text:tab/><text:tab/><text:tab/><text:tab/></text:span><text:span text:style-name="T10">break</text:span><text:span text:style-name="T17">;</text:span><text:line-break/><text:span text:style-name="T17"><text:tab/><text:tab/><text:tab/><text:tab/></text:span><text:span text:style-name="T10">case </text:span><text:span text:style-name="T40">6</text:span><text:span text:style-name="T17">:</text:span><text:line-break/><text:span text:style-name="T17"> <text:s text:c="19"/></text:span><text:span text:style-name="T5">// Your code here</text:span><text:line-break/><text:span text:style-name="T5"><text:tab/><text:tab/><text:tab/><text:tab/><text:tab/></text:span><text:span text:style-name="T14">System</text:span><text:span text:style-name="T17">.</text:span><text:span text:style-name="T29">out</text:span><text:span text:style-name="T17">.print(</text:span><text:span text:style-name="T34">"Enter the movie year: "</text:span><text:span text:style-name="T17">);</text:span><text:line-break/><text:span text:style-name="T17"><text:tab/><text:tab/><text:tab/><text:tab/><text:tab/></text:span><text:span text:style-name="T10">int </text:span><text:span text:style-name="T14">year </text:span><text:span text:style-name="T17">= </text:span><text:span text:style-name="T14">Integer</text:span><text:span text:style-name="T17">.</text:span><text:span text:style-name="T23">parseInt</text:span><text:span text:style-name="T17">(</text:span><text:span text:style-name="T29">keyboard</text:span><text:span text:style-name="T17">.nextLine());</text:span><text:line-break/><text:span text:style-name="T17"><text:tab/><text:tab/><text:tab/><text:tab/><text:tab/></text:span><text:span text:style-name="T14">lab16main</text:span><text:span text:style-name="T17">.displayMovies(</text:span><text:span text:style-name="T14">lab16main</text:span><text:span text:style-name="T17">.searchByYear(</text:span><text:span text:style-name="T14">year</text:span><text:span text:style-name="T17">));</text:span><text:line-break/><text:span text:style-name="T17"><text:tab/><text:tab/><text:tab/><text:tab/><text:tab/></text:span><text:span text:style-name="T10">break</text:span><text:span text:style-name="T17">;</text:span><text:line-break/><text:span text:style-name="T17"><text:tab/><text:tab/><text:tab/><text:tab/></text:span><text:span text:style-name="T10">case </text:span><text:span text:style-name="T40">7</text:span><text:span text:style-name="T17">:</text:span><text:line-break/><text:span text:style-name="T17"> <text:s text:c="19"/></text:span><text:span text:style-name="T5">// Your code here</text:span><text:line-break/><text:soft-page-break/><text:span text:style-name="T5"><text:tab/><text:tab/><text:tab/><text:tab/><text:tab/></text:span><text:span text:style-name="T14">System</text:span><text:span text:style-name="T17">.</text:span><text:span text:style-name="T29">out</text:span><text:span text:style-name="T17">.print(</text:span><text:span text:style-name="T34">"Enter the movie genre: "</text:span><text:span text:style-name="T17">);</text:span><text:line-break/><text:span text:style-name="T17"><text:tab/><text:tab/><text:tab/><text:tab/><text:tab/></text:span><text:span text:style-name="T14">String genre </text:span><text:span text:style-name="T17">= </text:span><text:span text:style-name="T29">keyboard</text:span><text:span text:style-name="T17">.nextLine();</text:span><text:line-break/><text:span text:style-name="T17"><text:tab/><text:tab/><text:tab/><text:tab/><text:tab/></text:span><text:span text:style-name="T14">lab16main</text:span><text:span text:style-name="T17">.displayMovies(</text:span><text:span text:style-name="T14">lab16main</text:span><text:span text:style-name="T17">.searchByGenre(</text:span><text:span text:style-name="T14">genre</text:span><text:span text:style-name="T17">));</text:span><text:line-break/><text:span text:style-name="T17"><text:tab/><text:tab/><text:tab/><text:tab/><text:tab/></text:span><text:span text:style-name="T10">break</text:span><text:span text:style-name="T17">;</text:span><text:line-break/><text:span text:style-name="T17"><text:tab/><text:tab/><text:tab/><text:tab/></text:span><text:span text:style-name="T10">case </text:span><text:span text:style-name="T40">8</text:span><text:span text:style-name="T17">:</text:span><text:line-break/><text:span text:style-name="T17"><text:tab/><text:tab/><text:tab/><text:tab/><text:tab/></text:span><text:span text:style-name="T14">lab16main</text:span><text:span text:style-name="T17">.displayTotals();</text:span><text:line-break/><text:span text:style-name="T17"><text:tab/><text:tab/><text:tab/><text:tab/><text:tab/></text:span><text:span text:style-name="T14">System</text:span><text:span text:style-name="T17">.</text:span><text:span text:style-name="T29">out</text:span><text:span text:style-name="T17">.println(</text:span><text:span text:style-name="T34">"Bye"</text:span><text:span text:style-name="T17">);</text:span><text:line-break/><text:span text:style-name="T17"><text:tab/><text:tab/><text:tab/><text:tab/><text:tab/></text:span><text:span text:style-name="T10">break</text:span><text:span text:style-name="T17">;</text:span><text:line-break/><text:span text:style-name="T17"><text:tab/><text:tab/><text:tab/>}</text:span><text:line-break/><text:span text:style-name="T17"><text:tab/><text:tab/>} </text:span><text:span text:style-name="T10">while </text:span><text:span text:style-name="T17">(</text:span><text:span text:style-name="T14">choice </text:span><text:span text:style-name="T17">!= </text:span><text:span text:style-name="T40">8</text:span><text:span text:style-name="T17">);</text:span><text:line-break/><text:span text:style-name="T17"><text:tab/>}</text:span><text:line-break/><text:span text:style-name="T17"><text:tab/></text:span><text:line-break/><text:span text:style-name="T17"> <text:s text:c="3"/></text:span><text:span text:style-name="T5">/*</text:span><text:line-break/><text:span text:style-name="T5"> <text:s text:c="6"/>Don't change this method</text:span><text:line-break/><text:span text:style-name="T5"> <text:s text:c="3"/>*/</text:span><text:line-break/><text:span text:style-name="T5"><text:tab/></text:span><text:span text:style-name="T10">public static int </text:span><text:span text:style-name="T31">getMenuChoice</text:span><text:span text:style-name="T17">() {</text:span><text:line-break/><text:span text:style-name="T17"><text:tab/><text:tab/></text:span><text:span text:style-name="T14">System</text:span><text:span text:style-name="T17">.</text:span><text:span text:style-name="T29">out</text:span><text:span text:style-name="T17">.println(</text:span><text:span text:style-name="T34">"1. Display by ID</text:span><text:span text:style-name="T42">\n</text:span><text:span text:style-name="T34">2. Display by name</text:span><text:span text:style-name="T42">\n</text:span><text:span text:style-name="T34">3. Display by year</text:span><text:span text:style-name="T42">\n</text:span><text:span text:style-name="T34">" </text:span><text:span text:style-name="T17">+ </text:span><text:line-break/><text:span text:style-name="T17"><text:tab/><text:tab/><text:tab/><text:tab/></text:span><text:span text:style-name="T34">"4. Display by year in reverse</text:span><text:span text:style-name="T42">\n</text:span><text:span text:style-name="T34">5. Search by name</text:span><text:span text:style-name="T42">\n</text:span><text:span text:style-name="T34">6. Search by year</text:span><text:span text:style-name="T42">\n</text:span><text:span text:style-name="T34">" </text:span><text:span text:style-name="T17">+</text:span><text:line-break/><text:span text:style-name="T17"><text:tab/><text:tab/><text:tab/><text:tab/></text:span><text:span text:style-name="T34">"7. Search by genre</text:span><text:span text:style-name="T42">\n</text:span><text:span text:style-name="T34">8. Quit"</text:span><text:span text:style-name="T17">);</text:span><text:line-break/><text:span text:style-name="T17"><text:tab/><text:tab/></text:span><text:span text:style-name="T14">System</text:span><text:span text:style-name="T17">.</text:span><text:span text:style-name="T29">out</text:span><text:span text:style-name="T17">.print(</text:span><text:span text:style-name="T34">"Enter your choice: "</text:span><text:span text:style-name="T17">);</text:span><text:line-break/><text:span text:style-name="T17"><text:tab/><text:tab/></text:span><text:span text:style-name="T10">int </text:span><text:span text:style-name="T14">choice </text:span><text:span text:style-name="T17">= </text:span><text:span text:style-name="T14">Integer</text:span><text:span text:style-name="T17">.</text:span><text:span text:style-name="T23">parseInt</text:span><text:span text:style-name="T17">(</text:span><text:span text:style-name="T29">keyboard</text:span><text:span text:style-name="T17">.nextLine());</text:span><text:line-break/><text:span text:style-name="T17"><text:tab/><text:tab/></text:span><text:span text:style-name="T10">if </text:span><text:span text:style-name="T17">(</text:span><text:span text:style-name="T14">choice </text:span><text:span text:style-name="T17">&lt; </text:span><text:span text:style-name="T40">1 </text:span><text:span text:style-name="T17">|| </text:span><text:span text:style-name="T14">choice </text:span><text:span text:style-name="T17">&gt; </text:span><text:span text:style-name="T40">8</text:span><text:span text:style-name="T17">) </text:span><text:span text:style-name="T14">choice </text:span><text:span text:style-name="T17">= </text:span><text:span text:style-name="T40">8</text:span><text:span text:style-name="T17">;</text:span><text:line-break/><text:span text:style-name="T17"><text:tab/><text:tab/></text:span><text:span text:style-name="T10">return </text:span><text:span text:style-name="T14">choice</text:span><text:span text:style-name="T17">;</text:span><text:line-break/><text:span text:style-name="T17"><text:tab/>}</text:span><text:line-break/><text:line-break/><text:span text:style-name="T17"><text:tab/></text:span><text:span text:style-name="T10">public void </text:span><text:span text:style-name="T31">readMovies</text:span><text:span text:style-name="T17">(</text:span><text:span text:style-name="T14">String filename</text:span><text:span text:style-name="T17">) { </text:span><text:span text:style-name="T5">// Lab 17</text:span><text:line-break/><text:span text:style-name="T5"><text:tab/><text:tab/></text:span><text:span text:style-name="T14">Scanner fileInput </text:span><text:span text:style-name="T17">= </text:span><text:span text:style-name="T10">null</text:span><text:span text:style-name="T17">;</text:span><text:line-break/><text:line-break/><text:span text:style-name="T17"><text:tab/><text:tab/></text:span><text:span text:style-name="T10">try </text:span><text:span text:style-name="T17">{</text:span><text:line-break/><text:span text:style-name="T17"><text:tab/><text:tab/><text:tab/></text:span><text:span text:style-name="T14">fileInput </text:span><text:span text:style-name="T17">= </text:span><text:span text:style-name="T10">new </text:span><text:span text:style-name="T17">Scanner(</text:span><text:span text:style-name="T10">new </text:span><text:span text:style-name="T17">File(</text:span><text:span text:style-name="T14">filename</text:span><text:span text:style-name="T17">));</text:span><text:line-break/><text:span text:style-name="T17"><text:tab/><text:tab/>} </text:span><text:span text:style-name="T10">catch </text:span><text:span text:style-name="T17">(</text:span><text:span text:style-name="T14">FileNotFoundException e</text:span><text:span text:style-name="T17">) {</text:span><text:line-break/><text:span text:style-name="T17"><text:tab/><text:tab/><text:tab/></text:span><text:span text:style-name="T14">e</text:span><text:span text:style-name="T17">.printStackTrace();</text:span><text:line-break/><text:span text:style-name="T17"><text:tab/><text:tab/>}</text:span><text:line-break/><text:line-break/><text:span text:style-name="T17"><text:tab/><text:tab/></text:span><text:span text:style-name="T10">if </text:span><text:span text:style-name="T17">(</text:span><text:span text:style-name="T14">fileInput </text:span><text:span text:style-name="T17">!= </text:span><text:span text:style-name="T10">null</text:span><text:span text:style-name="T17">) {</text:span><text:line-break/><text:span text:style-name="T17"><text:tab/><text:tab/><text:tab/></text:span><text:span text:style-name="T10">while </text:span><text:span text:style-name="T17">(</text:span><text:span text:style-name="T14">fileInput</text:span><text:span text:style-name="T17">.hasNextLine()) {</text:span><text:line-break/><text:span text:style-name="T17"><text:tab/><text:tab/><text:tab/><text:tab/></text:span><text:span text:style-name="T14">String line </text:span><text:span text:style-name="T17">= </text:span><text:span text:style-name="T14">fileInput</text:span><text:span text:style-name="T17">.nextLine();</text:span><text:line-break/><text:span text:style-name="T17"><text:tab/><text:tab/><text:tab/><text:tab/></text:span><text:span text:style-name="T14">String</text:span><text:span text:style-name="T17">[] </text:span><text:span text:style-name="T14">fields </text:span><text:span text:style-name="T17">= </text:span><text:span text:style-name="T14">line</text:span><text:span text:style-name="T17">.split(</text:span><text:span text:style-name="T34">"</text:span><text:span text:style-name="T43">\t</text:span><text:span text:style-name="T34">"</text:span><text:span text:style-name="T17">);</text:span><text:line-break/><text:span text:style-name="T17"><text:tab/><text:tab/><text:tab/><text:tab/></text:span><text:span text:style-name="T14">Movie movie </text:span><text:span text:style-name="T17">= toMovie(</text:span><text:span text:style-name="T14">fields</text:span><text:span text:style-name="T17">);</text:span><text:line-break/><text:span text:style-name="T17"><text:tab/><text:tab/><text:tab/><text:tab/></text:span><text:span text:style-name="T26">movieList</text:span><text:span text:style-name="T17">.add(</text:span><text:span text:style-name="T14">movie</text:span><text:span text:style-name="T17">);</text:span><text:line-break/><text:line-break/><text:span text:style-name="T17"><text:tab/><text:tab/><text:tab/><text:tab/></text:span><text:span text:style-name="T26">byNameMap</text:span><text:span text:style-name="T17">.put(</text:span><text:span text:style-name="T14">movie</text:span><text:span text:style-name="T17">.getMovieName(), </text:span><text:span text:style-name="T14">movie</text:span><text:span text:style-name="T17">);</text:span><text:line-break/><text:line-break/><text:span text:style-name="T17"><text:tab/><text:tab/><text:tab/><text:tab/></text:span><text:span text:style-name="T26">byYearMap</text:span><text:span text:style-name="T17">.computeIfAbsent(</text:span><text:span text:style-name="T14">movie</text:span><text:span text:style-name="T17">.getYear(), </text:span><text:span text:style-name="T14">k </text:span><text:span text:style-name="T17">-&gt; </text:span><text:span text:style-name="T10">new </text:span><text:span text:style-name="T17">ArrayList&lt;&gt;()).add(</text:span><text:span text:style-name="T14">movie</text:span><text:span text:style-name="T17">);</text:span><text:line-break/><text:line-break/><text:span text:style-name="T17"><text:tab/><text:tab/><text:tab/><text:tab/></text:span><text:span text:style-name="T10">for </text:span><text:span text:style-name="T17">(</text:span><text:span text:style-name="T14">String genre </text:span><text:span text:style-name="T17">: </text:span><text:span text:style-name="T14">movie</text:span><text:span text:style-name="T17">.getGenres()) {</text:span><text:line-break/><text:span text:style-name="T17"><text:tab/><text:tab/><text:tab/><text:tab/><text:tab/></text:span><text:span text:style-name="T26">byGenreMap</text:span><text:span text:style-name="T17">.computeIfAbsent(</text:span><text:span text:style-name="T14">genre</text:span><text:span text:style-name="T17">, </text:span><text:span text:style-name="T14">k </text:span><text:span text:style-name="T17">-&gt; </text:span><text:span text:style-name="T10">new </text:span><text:span text:style-name="T17">ArrayList&lt;&gt;()).add(</text:span><text:span text:style-name="T14">movie</text:span><text:span text:style-name="T17">);</text:span><text:line-break/><text:span text:style-name="T17"><text:tab/><text:tab/><text:tab/><text:tab/>}</text:span><text:line-break/><text:span text:style-name="T17"><text:tab/><text:tab/><text:tab/>}</text:span><text:line-break/><text:span text:style-name="T17"><text:tab/><text:tab/><text:tab/></text:span><text:span text:style-name="T14">fileInput</text:span><text:span text:style-name="T17">.close();</text:span><text:line-break/><text:span text:style-name="T17"><text:tab/><text:tab/>}</text:span><text:line-break/><text:span text:style-name="T17"><text:tab/>}</text:span><text:line-break/><text:span text:style-name="T17"><text:tab/><text:tab/></text:span><text:line-break/><text:span text:style-name="T5">//<text:tab/>public void readMovies(String filename) { // Lab 16</text:span><text:line-break/><text:span text:style-name="T5">//<text:tab/><text:tab/>Scanner fileInput = null;</text:span><text:line-break/><text:span text:style-name="T5">//</text:span><text:line-break/><text:soft-page-break/><text:span text:style-name="T5">//<text:tab/><text:tab/>try {</text:span><text:line-break/><text:span text:style-name="T5">//<text:tab/><text:tab/><text:tab/>fileInput = new Scanner(new File(filename));</text:span><text:line-break/><text:span text:style-name="T5">//<text:tab/><text:tab/>} catch (FileNotFoundException e) {</text:span><text:line-break/><text:span text:style-name="T5">//<text:tab/><text:tab/><text:tab/>e.printStackTrace();</text:span><text:line-break/><text:span text:style-name="T5">//<text:tab/><text:tab/>}</text:span><text:line-break/><text:span text:style-name="T5">//</text:span><text:line-break/><text:span text:style-name="T5">// <text:s text:c="7"/>/* Your code here</text:span><text:line-break/><text:span text:style-name="T5">// <text:s text:c="10"/>While there are lines in the file</text:span><text:line-break/><text:span text:style-name="T5">// <text:s text:c="11"/>read a line and split it on \t</text:span><text:line-break/><text:span text:style-name="T5">// <text:s text:c="11"/>create a Movie using toMovie</text:span><text:line-break/><text:span text:style-name="T5">// <text:s text:c="11"/>add it to movieList</text:span><text:line-break/><text:span text:style-name="T5">// <text:s text:c="7"/>*/</text:span><text:line-break/><text:span text:style-name="T5">//</text:span><text:line-break/><text:span text:style-name="T5">//<text:tab/><text:tab/>if (fileInput != null)<text:tab/>{</text:span><text:line-break/><text:span text:style-name="T5">//<text:tab/><text:tab/><text:tab/>while(fileInput.hasNextLine())<text:tab/>{</text:span><text:line-break/><text:span text:style-name="T5">//<text:tab/><text:tab/><text:tab/><text:tab/>String line = fileInput.nextLine();</text:span><text:line-break/><text:span text:style-name="T5">//<text:tab/><text:tab/><text:tab/><text:tab/>String[] fields = line.split("\t");</text:span><text:line-break/><text:span text:style-name="T5">//<text:tab/><text:tab/><text:tab/><text:tab/>Movie movie = toMovie(fields);</text:span><text:line-break/><text:span text:style-name="T5">//<text:tab/><text:tab/><text:tab/><text:tab/>movieList.add(movie);</text:span><text:line-break/><text:span text:style-name="T5">//<text:tab/><text:tab/><text:tab/>}</text:span><text:line-break/><text:span text:style-name="T5">//<text:tab/><text:tab/>}</text:span><text:line-break/><text:span text:style-name="T5">//<text:tab/>}</text:span><text:line-break/><text:span text:style-name="T5"><text:tab/></text:span><text:line-break/><text:span text:style-name="T5"><text:tab/></text:span><text:span text:style-name="T10">public </text:span><text:span text:style-name="T14">Movie </text:span><text:span text:style-name="T31">toMovie</text:span><text:span text:style-name="T17">(</text:span><text:span text:style-name="T14">String</text:span><text:span text:style-name="T17">[] </text:span><text:span text:style-name="T14">str</text:span><text:span text:style-name="T17">) {</text:span><text:line-break/><text:span text:style-name="T17"> <text:s text:c="7"/></text:span><text:span text:style-name="T5">/* <text:s/>Returns one Movie from the data in str</text:span><text:line-break/><text:span text:style-name="T5"> <text:s text:c="11"/>Each line of str should contain one field</text:span><text:line-break/><text:span text:style-name="T5"> <text:s text:c="11"/>Change last one to ArrayList&lt;String&gt; for genres</text:span><text:line-break/><text:span text:style-name="T5"> <text:s text:c="7"/>*/</text:span><text:line-break/><text:span text:style-name="T5"><text:tab/><text:tab/></text:span><text:span text:style-name="T10">int </text:span><text:span text:style-name="T14">movieID </text:span><text:span text:style-name="T17">= </text:span><text:span text:style-name="T14">Integer</text:span><text:span text:style-name="T17">.</text:span><text:span text:style-name="T23">parseInt</text:span><text:span text:style-name="T17">(</text:span><text:span text:style-name="T14">str</text:span><text:span text:style-name="T17">[</text:span><text:span text:style-name="T40">0</text:span><text:span text:style-name="T17">].strip());</text:span><text:line-break/><text:span text:style-name="T17"><text:tab/><text:tab/></text:span><text:span text:style-name="T14">String movieName </text:span><text:span text:style-name="T17">= </text:span><text:span text:style-name="T14">str</text:span><text:span text:style-name="T17">[</text:span><text:span text:style-name="T40">1</text:span><text:span text:style-name="T17">].strip().replace(</text:span><text:span text:style-name="T34">"</text:span><text:span text:style-name="T42">\"</text:span><text:span text:style-name="T34">"</text:span><text:span text:style-name="T17">, </text:span><text:span text:style-name="T34">""</text:span><text:span text:style-name="T17">);</text:span><text:line-break/><text:span text:style-name="T17"><text:tab/><text:tab/></text:span><text:span text:style-name="T10">int </text:span><text:span text:style-name="T14">year </text:span><text:span text:style-name="T17">= </text:span><text:span text:style-name="T14">Integer</text:span><text:span text:style-name="T17">.</text:span><text:span text:style-name="T23">parseInt</text:span><text:span text:style-name="T17">(</text:span><text:span text:style-name="T14">str</text:span><text:span text:style-name="T17">[</text:span><text:span text:style-name="T40">2</text:span><text:span text:style-name="T17">].strip());</text:span><text:line-break/><text:span text:style-name="T17"><text:tab/><text:tab/></text:span><text:span text:style-name="T14">String country </text:span><text:span text:style-name="T17">= </text:span><text:span text:style-name="T14">str</text:span><text:span text:style-name="T17">[</text:span><text:span text:style-name="T40">3</text:span><text:span text:style-name="T17">].strip().replace(</text:span><text:span text:style-name="T34">"</text:span><text:span text:style-name="T42">\"</text:span><text:span text:style-name="T34">"</text:span><text:span text:style-name="T17">, </text:span><text:span text:style-name="T34">""</text:span><text:span text:style-name="T17">);</text:span><text:line-break/><text:span text:style-name="T17"><text:tab/><text:tab/></text:span><text:span text:style-name="T14">ArrayList</text:span><text:span text:style-name="T17">&lt;</text:span><text:span text:style-name="T14">String</text:span><text:span text:style-name="T17">&gt; </text:span><text:span text:style-name="T14">genres </text:span><text:span text:style-name="T17">= </text:span><text:span text:style-name="T10">new </text:span><text:span text:style-name="T17">ArrayList&lt;</text:span><text:span text:style-name="T14">String</text:span><text:span text:style-name="T17">&gt;();</text:span><text:line-break/><text:span text:style-name="T17"> <text:s text:c="7"/></text:span><text:span text:style-name="T5">// Start at position #4</text:span><text:line-break/><text:span text:style-name="T5"> <text:s text:c="7"/>// Strip and add to the ArrayList of genres</text:span><text:line-break/><text:span text:style-name="T5"><text:tab/><text:tab/></text:span><text:span text:style-name="T10">for </text:span><text:span text:style-name="T17">(</text:span><text:span text:style-name="T10">int </text:span><text:span text:style-name="T14">i</text:span><text:span text:style-name="T17">=</text:span><text:span text:style-name="T40">4</text:span><text:span text:style-name="T17">; </text:span><text:span text:style-name="T14">i</text:span><text:span text:style-name="T17">&lt;</text:span><text:span text:style-name="T14">str</text:span><text:span text:style-name="T17">.</text:span><text:span text:style-name="T26">length</text:span><text:span text:style-name="T17">; </text:span><text:span text:style-name="T14">i</text:span><text:span text:style-name="T17">++) {</text:span><text:line-break/><text:span text:style-name="T17"><text:tab/><text:tab/><text:tab/></text:span><text:span text:style-name="T14">genres</text:span><text:span text:style-name="T17">.add(</text:span><text:span text:style-name="T14">str</text:span><text:span text:style-name="T17">[</text:span><text:span text:style-name="T14">i</text:span><text:span text:style-name="T17">].strip());</text:span><text:line-break/><text:span text:style-name="T17"><text:tab/><text:tab/>}</text:span><text:line-break/><text:span text:style-name="T17"><text:tab/><text:tab/></text:span><text:span text:style-name="T10">return new </text:span><text:span text:style-name="T17">Movie(</text:span><text:span text:style-name="T14">movieID</text:span><text:span text:style-name="T17">, </text:span><text:span text:style-name="T14">movieName</text:span><text:span text:style-name="T17">, </text:span><text:span text:style-name="T14">year</text:span><text:span text:style-name="T17">, </text:span><text:span text:style-name="T14">country</text:span><text:span text:style-name="T17">, </text:span><text:span text:style-name="T14">genres</text:span><text:span text:style-name="T17">);</text:span><text:line-break/><text:span text:style-name="T17"><text:tab/>}</text:span><text:line-break/><text:span text:style-name="T17"><text:tab/></text:span><text:line-break/><text:span text:style-name="T17"> <text:s text:c="3"/></text:span><text:span text:style-name="T5">// Don't change this, even if you don't like my table spacing</text:span><text:line-break/><text:span text:style-name="T5"><text:tab/></text:span><text:span text:style-name="T10">private void </text:span><text:span text:style-name="T31">displayMovies</text:span><text:span text:style-name="T17">(</text:span><text:span text:style-name="T14">ArrayList</text:span><text:span text:style-name="T17">&lt;</text:span><text:span text:style-name="T14">Movie</text:span><text:span text:style-name="T17">&gt; </text:span><text:span text:style-name="T14">list</text:span><text:span text:style-name="T17">) {</text:span><text:line-break/><text:span text:style-name="T17"><text:tab/><text:tab/></text:span><text:span text:style-name="T10">if </text:span><text:span text:style-name="T17">(</text:span><text:span text:style-name="T14">list</text:span><text:span text:style-name="T17">.size() == </text:span><text:span text:style-name="T40">0</text:span><text:span text:style-name="T17">) {</text:span><text:line-break/><text:span text:style-name="T17"><text:tab/><text:tab/><text:tab/></text:span><text:span text:style-name="T14">System</text:span><text:span text:style-name="T17">.</text:span><text:span text:style-name="T29">out</text:span><text:span text:style-name="T17">.println(</text:span><text:span text:style-name="T34">"Nothing to display"</text:span><text:span text:style-name="T17">);</text:span><text:line-break/><text:span text:style-name="T17"><text:tab/><text:tab/>} </text:span><text:span text:style-name="T10">else </text:span><text:span text:style-name="T17">{</text:span><text:line-break/><text:span text:style-name="T17"><text:tab/><text:tab/><text:tab/></text:span><text:span text:style-name="T14">System</text:span><text:span text:style-name="T17">.</text:span><text:span text:style-name="T29">out</text:span><text:span text:style-name="T17">.format(</text:span><text:span text:style-name="T34">"%7s %50s %5s %30s %6s</text:span><text:span text:style-name="T42">\n</text:span><text:span text:style-name="T34">"</text:span><text:span text:style-name="T17">, </text:span><text:span text:style-name="T34">"ID"</text:span><text:span text:style-name="T17">, </text:span><text:span text:style-name="T34">"Name"</text:span><text:span text:style-name="T17">, </text:span><text:span text:style-name="T34">"Year"</text:span><text:span text:style-name="T17">, </text:span><text:span text:style-name="T34">"Country"</text:span><text:span text:style-name="T17">, </text:span><text:span text:style-name="T34">"Genres"</text:span><text:span text:style-name="T17">);</text:span><text:line-break/><text:span text:style-name="T17"><text:tab/><text:tab/><text:tab/></text:span><text:span text:style-name="T10">for </text:span><text:span text:style-name="T17">(</text:span><text:span text:style-name="T14">Movie m</text:span><text:span text:style-name="T17">: </text:span><text:span text:style-name="T14">list</text:span><text:span text:style-name="T17">) {</text:span><text:line-break/><text:span text:style-name="T17"><text:tab/><text:tab/><text:tab/><text:tab/></text:span><text:span text:style-name="T14">System</text:span><text:span text:style-name="T17">.</text:span><text:span text:style-name="T29">out</text:span><text:span text:style-name="T17">.format(</text:span><text:span text:style-name="T34">"%7s %50s %5d %30s "</text:span><text:span text:style-name="T17">, </text:span><text:span text:style-name="T14">m</text:span><text:span text:style-name="T17">.getMovieID(), </text:span><text:span text:style-name="T14">m</text:span><text:span text:style-name="T17">.getMovieName(), </text:span><text:line-break/><text:span text:style-name="T17"><text:tab/><text:tab/><text:tab/><text:tab/><text:tab/></text:span><text:span text:style-name="T14">m</text:span><text:span text:style-name="T17">.getYear(), </text:span><text:span text:style-name="T14">m</text:span><text:span text:style-name="T17">.getCountry());</text:span><text:line-break/><text:span text:style-name="T17"><text:tab/><text:tab/><text:tab/><text:tab/></text:span><text:span text:style-name="T10">for </text:span><text:span text:style-name="T17">(</text:span><text:span text:style-name="T10">int </text:span><text:span text:style-name="T14">i</text:span><text:span text:style-name="T17">=</text:span><text:span text:style-name="T40">0</text:span><text:span text:style-name="T17">; </text:span><text:span text:style-name="T14">i</text:span><text:span text:style-name="T17">&lt;</text:span><text:span text:style-name="T14">m</text:span><text:span text:style-name="T17">.getGenres().size(); </text:span><text:span text:style-name="T14">i</text:span><text:span text:style-name="T17">++) {</text:span><text:line-break/><text:span text:style-name="T17"><text:tab/><text:tab/><text:tab/><text:tab/><text:tab/></text:span><text:span text:style-name="T14">System</text:span><text:span text:style-name="T17">.</text:span><text:span text:style-name="T29">out</text:span><text:span text:style-name="T17">.print(</text:span><text:span text:style-name="T14">m</text:span><text:span text:style-name="T17">.getGenres().get(</text:span><text:span text:style-name="T14">i</text:span><text:span text:style-name="T17">) + </text:span><text:span text:style-name="T34">" "</text:span><text:span text:style-name="T17">);</text:span><text:line-break/><text:span text:style-name="T17"><text:tab/><text:tab/><text:tab/><text:tab/>}</text:span><text:line-break/><text:span text:style-name="T17"><text:tab/><text:tab/><text:tab/><text:tab/></text:span><text:span text:style-name="T14">System</text:span><text:span text:style-name="T17">.</text:span><text:span text:style-name="T29">out</text:span><text:span text:style-name="T17">.println();</text:span><text:line-break/><text:span text:style-name="T17"><text:tab/><text:tab/><text:tab/>}</text:span><text:line-break/><text:span text:style-name="T17"><text:tab/><text:tab/>}</text:span><text:line-break/><text:span text:style-name="T17"><text:tab/><text:tab/></text:span><text:span text:style-name="T14">System</text:span><text:span text:style-name="T17">.</text:span><text:span text:style-name="T29">out</text:span><text:span text:style-name="T17">.println();</text:span><text:line-break/><text:span text:style-name="T17"><text:tab/>}</text:span><text:line-break/><text:span text:style-name="T17"><text:tab/></text:span><text:line-break/><text:span text:style-name="T17"> <text:s text:c="3"/></text:span><text:span text:style-name="T5">// Sort according to the field indicated by s</text:span><text:line-break/><text:soft-page-break/><text:span text:style-name="T5"><text:tab/></text:span><text:span text:style-name="T10">public void </text:span><text:span text:style-name="T31">sortBy</text:span><text:span text:style-name="T17">(</text:span><text:span text:style-name="T14">String s</text:span><text:span text:style-name="T17">) {</text:span><text:line-break/><text:span text:style-name="T17"> <text:s text:c="7"/></text:span><text:span text:style-name="T10">switch </text:span><text:span text:style-name="T17">(</text:span><text:span text:style-name="T14">s</text:span><text:span text:style-name="T17">) {</text:span><text:line-break/><text:span text:style-name="T17"> <text:s text:c="11"/></text:span><text:span text:style-name="T10">case </text:span><text:span text:style-name="T34">"ID"</text:span><text:span text:style-name="T17">:</text:span><text:line-break/><text:span text:style-name="T17"> <text:s text:c="15"/></text:span><text:span text:style-name="T5">// Use Movie's built-in compareTo</text:span><text:line-break/><text:span text:style-name="T5"> <text:s text:c="15"/></text:span><text:span text:style-name="T14">Collections</text:span><text:span text:style-name="T17">.</text:span><text:span text:style-name="T23">sort</text:span><text:span text:style-name="T17">(</text:span><text:span text:style-name="T26">movieList</text:span><text:span text:style-name="T17">);</text:span><text:line-break/><text:span text:style-name="T17"> <text:s text:c="15"/></text:span><text:span text:style-name="T10">break</text:span><text:span text:style-name="T17">;</text:span><text:line-break/><text:span text:style-name="T17"> <text:s text:c="11"/></text:span><text:span text:style-name="T10">case </text:span><text:span text:style-name="T34">"Name"</text:span><text:span text:style-name="T17">:</text:span><text:line-break/><text:span text:style-name="T17"> <text:s text:c="15"/></text:span><text:span text:style-name="T5">// Your code here</text:span><text:line-break/><text:span text:style-name="T5"><text:tab/><text:tab/><text:tab/><text:tab/></text:span><text:span text:style-name="T14">Collections</text:span><text:span text:style-name="T17">.</text:span><text:span text:style-name="T23">sort</text:span><text:span text:style-name="T17">(</text:span><text:span text:style-name="T26">movieList</text:span><text:span text:style-name="T17">, </text:span><text:span text:style-name="T14">Comparator</text:span><text:span text:style-name="T17">.</text:span><text:span text:style-name="T23">comparing</text:span><text:span text:style-name="T17">(</text:span><text:span text:style-name="T14">Movie</text:span><text:span text:style-name="T17">::getMovieName));</text:span><text:line-break/><text:span text:style-name="T17"> <text:s text:c="15"/></text:span><text:span text:style-name="T10">break</text:span><text:span text:style-name="T17">;</text:span><text:line-break/><text:span text:style-name="T17"> <text:s text:c="11"/></text:span><text:span text:style-name="T10">case </text:span><text:span text:style-name="T34">"Year"</text:span><text:span text:style-name="T17">:</text:span><text:line-break/><text:span text:style-name="T17"> <text:s text:c="15"/></text:span><text:span text:style-name="T5">// Your code</text:span><text:line-break/><text:span text:style-name="T5"><text:tab/><text:tab/><text:tab/><text:tab/></text:span><text:span text:style-name="T14">Collections</text:span><text:span text:style-name="T17">.</text:span><text:span text:style-name="T23">sort</text:span><text:span text:style-name="T17">(</text:span><text:span text:style-name="T26">movieList</text:span><text:span text:style-name="T17">, </text:span><text:span text:style-name="T14">Comparator</text:span><text:span text:style-name="T17">.</text:span><text:span text:style-name="T23">comparing</text:span><text:span text:style-name="T17">(</text:span><text:span text:style-name="T14">Movie</text:span><text:span text:style-name="T17">::getYear));</text:span><text:line-break/><text:span text:style-name="T17"> <text:s text:c="15"/></text:span><text:span text:style-name="T10">break</text:span><text:span text:style-name="T17">;</text:span><text:line-break/><text:span text:style-name="T17"> <text:s text:c="11"/></text:span><text:span text:style-name="T10">case </text:span><text:span text:style-name="T34">"ReverseYear"</text:span><text:span text:style-name="T17">:</text:span><text:line-break/><text:span text:style-name="T17"> <text:s text:c="15"/></text:span><text:span text:style-name="T5">// Your code here</text:span><text:line-break/><text:span text:style-name="T5"><text:tab/><text:tab/><text:tab/><text:tab/></text:span><text:span text:style-name="T14">Comparator</text:span><text:span text:style-name="T17">&lt;</text:span><text:span text:style-name="T14">Movie</text:span><text:span text:style-name="T17">&gt; </text:span><text:span text:style-name="T14">reverseYears </text:span><text:span text:style-name="T17">= </text:span><text:span text:style-name="T14">Collections</text:span><text:span text:style-name="T17">.</text:span><text:span text:style-name="T23">reverseOrder</text:span><text:span text:style-name="T17">(</text:span><text:span text:style-name="T10">new </text:span><text:span text:style-name="T17">SortByYear());</text:span><text:line-break/><text:span text:style-name="T17"><text:tab/><text:tab/><text:tab/><text:tab/></text:span><text:span text:style-name="T14">Collections</text:span><text:span text:style-name="T17">.</text:span><text:span text:style-name="T23">sort</text:span><text:span text:style-name="T17">(</text:span><text:span text:style-name="T26">movieList</text:span><text:span text:style-name="T17">, </text:span><text:span text:style-name="T14">reverseYears</text:span><text:span text:style-name="T17">);</text:span><text:line-break/><text:span text:style-name="T17"> <text:s text:c="15"/></text:span><text:span text:style-name="T10">break</text:span><text:span text:style-name="T17">;</text:span><text:line-break/><text:span text:style-name="T17"> <text:s text:c="7"/>}</text:span><text:line-break/><text:span text:style-name="T17"><text:tab/>}</text:span><text:line-break/><text:line-break/><text:span text:style-name="T17"><text:tab/></text:span><text:span text:style-name="T10">public </text:span><text:span text:style-name="T14">ArrayList</text:span><text:span text:style-name="T17">&lt;</text:span><text:span text:style-name="T14">Movie</text:span><text:span text:style-name="T17">&gt; </text:span><text:span text:style-name="T31">searchByName</text:span><text:span text:style-name="T17">(</text:span><text:span text:style-name="T14">String name</text:span><text:span text:style-name="T17">) {<text:tab/></text:span><text:span text:style-name="T5">// Lab 17</text:span><text:line-break/><text:span text:style-name="T5"><text:tab/><text:tab/></text:span><text:span text:style-name="T14">ArrayList</text:span><text:span text:style-name="T17">&lt;</text:span><text:span text:style-name="T14">Movie</text:span><text:span text:style-name="T17">&gt; </text:span><text:span text:style-name="T14">list </text:span><text:span text:style-name="T17">= </text:span><text:span text:style-name="T10">new </text:span><text:span text:style-name="T17">ArrayList&lt;&gt;();</text:span><text:line-break/><text:span text:style-name="T17"><text:tab/><text:tab/></text:span><text:span text:style-name="T14">Movie movie </text:span><text:span text:style-name="T17">= </text:span><text:span text:style-name="T26">byNameMap</text:span><text:span text:style-name="T17">.get(</text:span><text:span text:style-name="T14">name</text:span><text:span text:style-name="T17">);</text:span><text:line-break/><text:span text:style-name="T17"><text:tab/><text:tab/></text:span><text:span text:style-name="T10">if </text:span><text:span text:style-name="T17">(</text:span><text:span text:style-name="T14">movie </text:span><text:span text:style-name="T17">!= </text:span><text:span text:style-name="T10">null</text:span><text:span text:style-name="T17">) </text:span><text:span text:style-name="T14">list</text:span><text:span text:style-name="T17">.add(</text:span><text:span text:style-name="T14">movie</text:span><text:span text:style-name="T17">);</text:span><text:line-break/><text:span text:style-name="T17"><text:tab/><text:tab/></text:span><text:span text:style-name="T10">return </text:span><text:span text:style-name="T14">list</text:span><text:span text:style-name="T17">;</text:span><text:line-break/><text:span text:style-name="T17"><text:tab/>}</text:span><text:line-break/><text:line-break/><text:span text:style-name="T17"> <text:s text:c="3"/></text:span><text:span text:style-name="T5">// Search for MOVIE_COUNT movies by name</text:span><text:line-break/><text:span text:style-name="T5">//<text:tab/>public ArrayList&lt;Movie&gt; searchByName(String name) {<text:tab/>// Lab 16</text:span><text:line-break/><text:span text:style-name="T5">// <text:s text:c="7"/>// Sort by id before searches for consistent results</text:span><text:line-break/><text:span text:style-name="T5">// <text:s text:c="7"/>sortBy("ID");</text:span><text:line-break/><text:span text:style-name="T5">//</text:span><text:line-break/><text:span text:style-name="T5">// <text:s text:c="7"/>// List of results</text:span><text:line-break/><text:span text:style-name="T5">//<text:tab/><text:tab/>ArrayList&lt;Movie&gt; list = new ArrayList&lt;Movie&gt;();</text:span><text:line-break/><text:span text:style-name="T5">//</text:span><text:line-break/><text:span text:style-name="T5">// <text:s text:c="7"/>// Count the # of matches</text:span><text:line-break/><text:span text:style-name="T5">//<text:tab/><text:tab/>int count = 0;</text:span><text:line-break/><text:span text:style-name="T5">//<text:tab/><text:tab/>for (Movie m: movieList) {</text:span><text:line-break/><text:span text:style-name="T5">// <text:s text:c="11"/>// Does m match on the name key?</text:span><text:line-break/><text:span text:style-name="T5">//<text:tab/><text:tab/><text:tab/>if (m.getMovieName().equals(name)) {</text:span><text:line-break/><text:span text:style-name="T5">// <text:s text:c="15"/>// Yes, so add it to the result list</text:span><text:line-break/><text:span text:style-name="T5">//<text:tab/><text:tab/><text:tab/><text:tab/>list.add(m);</text:span><text:line-break/><text:span text:style-name="T5">//<text:tab/><text:tab/><text:tab/><text:tab/>count++;</text:span><text:line-break/><text:span text:style-name="T5">//</text:span><text:line-break/><text:span text:style-name="T5">// <text:s text:c="15"/>// Quit if we hit the maximum # of movies to return</text:span><text:line-break/><text:span text:style-name="T5">//<text:tab/><text:tab/><text:tab/><text:tab/>if (count == Lab16Main.MOVIE_COUNT) break;</text:span><text:line-break/><text:span text:style-name="T5">//<text:tab/><text:tab/><text:tab/>}</text:span><text:line-break/><text:span text:style-name="T5">//<text:tab/><text:tab/>}</text:span><text:line-break/><text:span text:style-name="T5">//<text:tab/><text:tab/>return list;</text:span><text:line-break/><text:span text:style-name="T5">//<text:tab/>}</text:span><text:line-break/><text:line-break/><text:span text:style-name="T5"><text:tab/></text:span><text:span text:style-name="T10">public </text:span><text:span text:style-name="T14">ArrayList</text:span><text:span text:style-name="T17">&lt;</text:span><text:span text:style-name="T14">Movie</text:span><text:span text:style-name="T17">&gt; </text:span><text:span text:style-name="T31">searchByYear</text:span><text:span text:style-name="T17">(</text:span><text:span text:style-name="T10">int </text:span><text:span text:style-name="T14">year</text:span><text:span text:style-name="T17">) {<text:tab/></text:span><text:span text:style-name="T5">// Lab 17</text:span><text:line-break/><text:span text:style-name="T5"><text:tab/><text:tab/></text:span><text:span text:style-name="T10">return </text:span><text:span text:style-name="T26">byYearMap</text:span><text:span text:style-name="T17">.getOrDefault(</text:span><text:span text:style-name="T14">year</text:span><text:span text:style-name="T17">, </text:span><text:span text:style-name="T10">new </text:span><text:span text:style-name="T17">ArrayList&lt;&gt;());</text:span><text:line-break/><text:span text:style-name="T17"><text:tab/>}</text:span><text:line-break/><text:span text:style-name="T17"><text:tab/></text:span><text:line-break/><text:span text:style-name="T17"> <text:s text:c="3"/></text:span><text:span text:style-name="T5">// Search for MOVIE_COUNT movies by year</text:span><text:line-break/><text:soft-page-break/><text:span text:style-name="T5">//<text:tab/>public ArrayList&lt;Movie&gt; searchByYear(int year) {<text:tab/>// Lab 16</text:span><text:line-break/><text:span text:style-name="T5">//<text:tab/><text:tab/>ArrayList&lt;Movie&gt; list = new ArrayList&lt;Movie&gt;();</text:span><text:line-break/><text:span text:style-name="T5">//</text:span><text:line-break/><text:span text:style-name="T5">// <text:s text:c="7"/>// Fill up list with MOVIE_COUNT movies that match on year</text:span><text:line-break/><text:span text:style-name="T5">// <text:s text:c="7"/>// Your code here</text:span><text:line-break/><text:span text:style-name="T5">//<text:tab/><text:tab/>int count = 0;</text:span><text:line-break/><text:span text:style-name="T5">//<text:tab/><text:tab/>for (Movie m: movieList) {</text:span><text:line-break/><text:span text:style-name="T5">//<text:tab/><text:tab/><text:tab/>if (m.getYear() == year) {</text:span><text:line-break/><text:span text:style-name="T5">//<text:tab/><text:tab/><text:tab/><text:tab/>list.add(m);</text:span><text:line-break/><text:span text:style-name="T5">//<text:tab/><text:tab/><text:tab/><text:tab/>count++;</text:span><text:line-break/><text:span text:style-name="T5">//<text:tab/><text:tab/><text:tab/><text:tab/>if (count == Lab16Main.MOVIE_COUNT) break;</text:span><text:line-break/><text:span text:style-name="T5">//<text:tab/><text:tab/><text:tab/>}</text:span><text:line-break/><text:span text:style-name="T5">//<text:tab/><text:tab/>}</text:span><text:line-break/><text:span text:style-name="T5">//</text:span><text:line-break/><text:span text:style-name="T5">//<text:tab/><text:tab/>return list;</text:span><text:line-break/><text:span text:style-name="T5">//<text:tab/>}</text:span><text:line-break/><text:line-break/><text:span text:style-name="T5"><text:tab/></text:span><text:span text:style-name="T10">public </text:span><text:span text:style-name="T14">ArrayList</text:span><text:span text:style-name="T17">&lt;</text:span><text:span text:style-name="T14">Movie</text:span><text:span text:style-name="T17">&gt; </text:span><text:span text:style-name="T31">searchByGenre</text:span><text:span text:style-name="T17">(</text:span><text:span text:style-name="T14">String genre</text:span><text:span text:style-name="T17">) { </text:span><text:span text:style-name="T5">// Lab 17</text:span><text:line-break/><text:span text:style-name="T5"><text:tab/><text:tab/></text:span><text:span text:style-name="T10">return </text:span><text:span text:style-name="T26">byGenreMap</text:span><text:span text:style-name="T17">.getOrDefault(</text:span><text:span text:style-name="T14">genre</text:span><text:span text:style-name="T17">, </text:span><text:span text:style-name="T10">new </text:span><text:span text:style-name="T17">ArrayList&lt;&gt;());</text:span><text:line-break/><text:span text:style-name="T17"><text:tab/>}</text:span><text:line-break/><text:line-break/><text:span text:style-name="T17"><text:tab/></text:span><text:span text:style-name="T5">// Search for MOVIE_COUNT movies by genre</text:span><text:line-break/><text:span text:style-name="T5">//<text:tab/>public ArrayList&lt;Movie&gt; searchByGenre(String genre) {<text:tab/>// Lab 16</text:span><text:line-break/><text:span text:style-name="T5">//<text:tab/><text:tab/>ArrayList&lt;Movie&gt; list = new ArrayList&lt;Movie&gt;();</text:span><text:line-break/><text:span text:style-name="T5">//</text:span><text:line-break/><text:span text:style-name="T5">// <text:s text:c="7"/>// Fill up list with MOVIE_COUNT movies that match on genre</text:span><text:line-break/><text:span text:style-name="T5">// <text:s text:c="7"/>// Your code here</text:span><text:line-break/><text:span text:style-name="T5">//<text:tab/><text:tab/>int count = 0;</text:span><text:line-break/><text:span text:style-name="T5">//<text:tab/><text:tab/>for (Movie m: movieList) {</text:span><text:line-break/><text:span text:style-name="T5">//<text:tab/><text:tab/><text:tab/>if (m.getGenres().contains(genre)) {</text:span><text:line-break/><text:span text:style-name="T5">//<text:tab/><text:tab/><text:tab/><text:tab/>list.add(m);</text:span><text:line-break/><text:span text:style-name="T5">//<text:tab/><text:tab/><text:tab/><text:tab/>count++;</text:span><text:line-break/><text:span text:style-name="T5">//<text:tab/><text:tab/><text:tab/><text:tab/>if (count == Lab16Main.MOVIE_COUNT) break;</text:span><text:line-break/><text:span text:style-name="T5">//<text:tab/><text:tab/><text:tab/>}</text:span><text:line-break/><text:span text:style-name="T5">//<text:tab/><text:tab/>}</text:span><text:line-break/><text:span text:style-name="T5">//</text:span><text:line-break/><text:span text:style-name="T5">//<text:tab/><text:tab/>return list;</text:span><text:line-break/><text:span text:style-name="T5">//<text:tab/>}</text:span><text:line-break/><text:line-break/><text:span text:style-name="T5"><text:tab/></text:span><text:span text:style-name="T10">public void </text:span><text:span text:style-name="T31">displayTotals</text:span><text:span text:style-name="T17">() {</text:span><text:line-break/><text:span text:style-name="T17"><text:tab/><text:tab/></text:span><text:span text:style-name="T14">System</text:span><text:span text:style-name="T17">.</text:span><text:span text:style-name="T29">out</text:span><text:span text:style-name="T17">.println(</text:span><text:span text:style-name="T34">"Movie totals"</text:span><text:span text:style-name="T17">);</text:span><text:line-break/><text:span text:style-name="T17"><text:tab/><text:tab/></text:span><text:span text:style-name="T14">System</text:span><text:span text:style-name="T17">.</text:span><text:span text:style-name="T29">out</text:span><text:span text:style-name="T17">.println(</text:span><text:span text:style-name="T34">"movieList size : " </text:span><text:span text:style-name="T17">+ </text:span><text:span text:style-name="T26">movieList</text:span><text:span text:style-name="T17">.size());</text:span><text:line-break/><text:span text:style-name="T17"><text:tab/><text:tab/></text:span><text:span text:style-name="T14">System</text:span><text:span text:style-name="T17">.</text:span><text:span text:style-name="T29">out</text:span><text:span text:style-name="T17">.println(</text:span><text:span text:style-name="T34">"byNameMap size : " </text:span><text:span text:style-name="T17">+ </text:span><text:span text:style-name="T26">byNameMap</text:span><text:span text:style-name="T17">.size());</text:span><text:line-break/><text:span text:style-name="T17"><text:tab/><text:tab/></text:span><text:span text:style-name="T14">System</text:span><text:span text:style-name="T17">.</text:span><text:span text:style-name="T29">out</text:span><text:span text:style-name="T17">.println(</text:span><text:span text:style-name="T34">"byYearMap size : " </text:span><text:span text:style-name="T17">+ </text:span><text:span text:style-name="T26">byYearMap</text:span><text:span text:style-name="T17">.size());</text:span><text:line-break/><text:span text:style-name="T17"><text:tab/><text:tab/></text:span><text:span text:style-name="T14">System</text:span><text:span text:style-name="T17">.</text:span><text:span text:style-name="T29">out</text:span><text:span text:style-name="T17">.println(</text:span><text:span text:style-name="T34">"byGenreMap size : " </text:span><text:span text:style-name="T17">+ </text:span><text:span text:style-name="T26">byGenreMap</text:span><text:span text:style-name="T17">.size());</text:span><text:line-break/><text:span text:style-name="T17"><text:tab/>}</text:span><text:line-break/><text:line-break/><text:span text:style-name="T17"><text:tab/></text:span><text:span text:style-name="T5">// Breaks encapsulation, boo!</text:span><text:line-break/><text:span text:style-name="T5"><text:tab/></text:span><text:span text:style-name="T10">public </text:span><text:span text:style-name="T14">ArrayList</text:span><text:span text:style-name="T17">&lt;</text:span><text:span text:style-name="T14">Movie</text:span><text:span text:style-name="T17">&gt; </text:span><text:span text:style-name="T31">getList</text:span><text:span text:style-name="T17">() { </text:span><text:span text:style-name="T10">return </text:span><text:span text:style-name="T26">movieList</text:span><text:span text:style-name="T17">; }</text:span><text:line-break/><text:line-break/><text:span text:style-name="T17">}</text:span><text:line-break/></text:p>
      <text:p text:style-name="P2"><text:span text:style-name="T39"/></text:p>
      <text:p text:style-name="P3"><text:span text:style-name="T13">import </text:span><text:span text:style-name="T16">java.util.ArrayList</text:span><text:span text:style-name="T20">;</text:span><text:span text:style-name="T38"><text:line-break/><text:line-break/></text:span><text:span text:style-name="T13">public class </text:span><text:span text:style-name="T16">Movie </text:span><text:span text:style-name="T13">implements </text:span><text:span text:style-name="T16">Comparable</text:span><text:span text:style-name="T20">&lt;</text:span><text:span text:style-name="T16">Movie</text:span><text:span text:style-name="T20">&gt; {</text:span><text:span text:style-name="T38"><text:line-break/></text:span><text:span text:style-name="T20"><text:tab/></text:span><text:span text:style-name="T13">private int </text:span><text:span text:style-name="T28">movieID</text:span><text:span text:style-name="T20">;</text:span><text:span text:style-name="T38"><text:line-break/></text:span><text:span text:style-name="T20"><text:tab/></text:span><text:span text:style-name="T13">private </text:span><text:span text:style-name="T16">String </text:span><text:span text:style-name="T28">movieName</text:span><text:span text:style-name="T20">;</text:span><text:span text:style-name="T38"><text:line-break/></text:span><text:span text:style-name="T20"><text:tab/></text:span><text:span text:style-name="T13">private int </text:span><text:span text:style-name="T28">year</text:span><text:span text:style-name="T20">;</text:span><text:span text:style-name="T38"><text:line-break/></text:span><text:span text:style-name="T20"><text:tab/></text:span><text:span text:style-name="T13">private </text:span><text:span text:style-name="T16">String </text:span><text:span text:style-name="T28">country</text:span><text:span text:style-name="T20">;</text:span><text:span text:style-name="T38"><text:line-break/></text:span><text:span text:style-name="T20"><text:tab/></text:span><text:span text:style-name="T13">private </text:span><text:span text:style-name="T16">ArrayList</text:span><text:span text:style-name="T20">&lt;</text:span><text:span text:style-name="T16">String</text:span><text:span text:style-name="T20">&gt; </text:span><text:span text:style-name="T28">genres</text:span><text:span text:style-name="T20">;</text:span><text:span text:style-name="T38"><text:line-break/></text:span><text:span text:style-name="T20"><text:tab/></text:span><text:span text:style-name="T38"><text:line-break/></text:span><text:span text:style-name="T20"> <text:s text:c="3"/></text:span><text:span text:style-name="T9">// Overloaded constructor</text:span><text:span text:style-name="T38"><text:line-break/></text:span><text:span text:style-name="T9"><text:tab/></text:span><text:span text:style-name="T13">public </text:span><text:span text:style-name="T33">Movie</text:span><text:span text:style-name="T20">(</text:span><text:span text:style-name="T13">int </text:span><text:span text:style-name="T16">movieID</text:span><text:span text:style-name="T20">, </text:span><text:span text:style-name="T16">String movieName</text:span><text:span text:style-name="T20">, </text:span><text:span text:style-name="T13">int </text:span><text:span text:style-name="T16">year</text:span><text:span text:style-name="T20">, </text:span><text:span text:style-name="T16">String country</text:span><text:span text:style-name="T20">, </text:span><text:span text:style-name="T16">ArrayList</text:span><text:span text:style-name="T20">&lt;</text:span><text:span text:style-name="T16">String</text:span><text:span text:style-name="T20">&gt; </text:span><text:span text:style-name="T16">genres </text:span><text:span text:style-name="T20">) {</text:span><text:span text:style-name="T38"><text:line-break/></text:span><text:span text:style-name="T20"><text:tab/><text:tab/></text:span><text:span text:style-name="T13">this</text:span><text:span text:style-name="T20">.</text:span><text:span text:style-name="T28">movieID </text:span><text:span text:style-name="T20">= </text:span><text:span text:style-name="T16">movieID</text:span><text:span text:style-name="T20">;</text:span><text:span text:style-name="T38"><text:line-break/></text:span><text:span text:style-name="T20"><text:tab/><text:tab/></text:span><text:span text:style-name="T13">this</text:span><text:span text:style-name="T20">.</text:span><text:span text:style-name="T28">movieName </text:span><text:span text:style-name="T20">= </text:span><text:span text:style-name="T16">movieName</text:span><text:span text:style-name="T20">;</text:span><text:span text:style-name="T38"><text:line-break/></text:span><text:span text:style-name="T20"><text:tab/><text:tab/></text:span><text:span text:style-name="T13">this</text:span><text:span text:style-name="T20">.</text:span><text:span text:style-name="T28">year </text:span><text:span text:style-name="T20">= </text:span><text:span text:style-name="T16">year</text:span><text:span text:style-name="T20">;</text:span><text:span text:style-name="T38"><text:line-break/></text:span><text:span text:style-name="T20"><text:tab/><text:tab/></text:span><text:span text:style-name="T13">this</text:span><text:span text:style-name="T20">.</text:span><text:span text:style-name="T28">country </text:span><text:span text:style-name="T20">= </text:span><text:span text:style-name="T16">country</text:span><text:span text:style-name="T20">;</text:span><text:span text:style-name="T38"><text:line-break/></text:span><text:span text:style-name="T20"><text:tab/><text:tab/></text:span><text:span text:style-name="T13">this</text:span><text:span text:style-name="T20">.</text:span><text:span text:style-name="T28">genres </text:span><text:span text:style-name="T20">= </text:span><text:span text:style-name="T16">genres</text:span><text:span text:style-name="T20">;</text:span><text:span text:style-name="T38"><text:line-break/></text:span><text:span text:style-name="T20"><text:tab/>}</text:span><text:span text:style-name="T38"><text:line-break/></text:span><text:span text:style-name="T20"><text:tab/></text:span><text:span text:style-name="T38"><text:line-break/></text:span><text:span text:style-name="T20"> <text:s text:c="3"/></text:span><text:span text:style-name="T9">// Don't change this</text:span><text:span text:style-name="T38"><text:line-break/></text:span><text:span text:style-name="T9"><text:tab/></text:span><text:span text:style-name="T13">public </text:span><text:span text:style-name="T16">String </text:span><text:span text:style-name="T33">toString</text:span><text:span text:style-name="T20">() {</text:span><text:span text:style-name="T38"><text:line-break/></text:span><text:span text:style-name="T20"><text:tab/><text:tab/></text:span><text:span text:style-name="T16">StringBuilder sb </text:span><text:span text:style-name="T20">= </text:span><text:span text:style-name="T13">new </text:span><text:span text:style-name="T20">StringBuilder();</text:span><text:span text:style-name="T38"><text:line-break/></text:span><text:span text:style-name="T20"><text:tab/><text:tab/></text:span><text:span text:style-name="T13">for </text:span><text:span text:style-name="T20">(</text:span><text:span text:style-name="T16">String g</text:span><text:span text:style-name="T20">: </text:span><text:span text:style-name="T28">genres</text:span><text:span text:style-name="T20">) {</text:span><text:span text:style-name="T38"><text:line-break/></text:span><text:span text:style-name="T20"><text:tab/><text:tab/><text:tab/></text:span><text:span text:style-name="T16">sb</text:span><text:span text:style-name="T20">.append(</text:span><text:span text:style-name="T16">g </text:span><text:span text:style-name="T20">+ </text:span><text:span text:style-name="T36">" "</text:span><text:span text:style-name="T20">);</text:span><text:span text:style-name="T38"><text:line-break/></text:span><text:span text:style-name="T20"><text:tab/><text:tab/>}</text:span><text:span text:style-name="T38"><text:line-break/></text:span><text:span text:style-name="T20"><text:tab/><text:tab/></text:span><text:span text:style-name="T13">return </text:span><text:span text:style-name="T28">movieID </text:span><text:span text:style-name="T20">+ </text:span><text:span text:style-name="T36">" " </text:span><text:span text:style-name="T20">+ </text:span><text:span text:style-name="T28">movieName </text:span><text:span text:style-name="T20">+ </text:span><text:span text:style-name="T36">" " </text:span><text:span text:style-name="T20">+ </text:span><text:span text:style-name="T28">year </text:span><text:span text:style-name="T20">+</text:span><text:span text:style-name="T38"><text:line-break/></text:span><text:span text:style-name="T20"><text:tab/><text:tab/><text:tab/><text:tab/></text:span><text:span text:style-name="T36">" " </text:span><text:span text:style-name="T20">+ </text:span><text:span text:style-name="T28">country </text:span><text:span text:style-name="T20">+ </text:span><text:span text:style-name="T36">" " </text:span><text:span text:style-name="T20">+ </text:span><text:span text:style-name="T16">sb</text:span><text:span text:style-name="T20">.toString().strip();</text:span><text:span text:style-name="T38"><text:line-break/></text:span><text:span text:style-name="T20"><text:tab/>}</text:span><text:span text:style-name="T38"><text:line-break/><text:line-break/></text:span><text:span text:style-name="T20"> <text:s text:c="3"/></text:span><text:span text:style-name="T13">public int </text:span><text:span text:style-name="T33">getMovieID</text:span><text:span text:style-name="T20">() { </text:span><text:span text:style-name="T13">return </text:span><text:span text:style-name="T28">movieID</text:span><text:span text:style-name="T20">; }</text:span><text:span text:style-name="T38"><text:line-break/></text:span><text:span text:style-name="T20"><text:tab/></text:span><text:span text:style-name="T13">public </text:span><text:span text:style-name="T16">String </text:span><text:span text:style-name="T33">getMovieName</text:span><text:span text:style-name="T20">() { </text:span><text:span text:style-name="T13">return </text:span><text:span text:style-name="T28">movieName</text:span><text:span text:style-name="T20">; }</text:span><text:span text:style-name="T38"><text:line-break/></text:span><text:span text:style-name="T20"><text:tab/></text:span><text:span text:style-name="T13">public int </text:span><text:span text:style-name="T33">getYear</text:span><text:span text:style-name="T20">() { </text:span><text:span text:style-name="T13">return </text:span><text:span text:style-name="T28">year</text:span><text:span text:style-name="T20">; } </text:span><text:span text:style-name="T38"><text:line-break/></text:span><text:span text:style-name="T20"><text:tab/></text:span><text:span text:style-name="T13">public </text:span><text:span text:style-name="T16">String </text:span><text:span text:style-name="T33">getCountry</text:span><text:span text:style-name="T20">() { </text:span><text:span text:style-name="T13">return </text:span><text:span text:style-name="T28">country</text:span><text:span text:style-name="T20">; }</text:span><text:span text:style-name="T38"><text:line-break/></text:span><text:span text:style-name="T20"><text:tab/></text:span><text:span text:style-name="T13">public </text:span><text:span text:style-name="T16">ArrayList</text:span><text:span text:style-name="T20">&lt;</text:span><text:span text:style-name="T16">String</text:span><text:span text:style-name="T20">&gt; </text:span><text:span text:style-name="T33">getGenres</text:span><text:span text:style-name="T20">() { </text:span><text:span text:style-name="T13">return </text:span><text:span text:style-name="T28">genres</text:span><text:span text:style-name="T20">; }</text:span><text:span text:style-name="T38"><text:line-break/><text:line-break/><text:line-break/></text:span><text:span text:style-name="T20"> <text:s text:c="3"/></text:span><text:span text:style-name="T9">// Compare on movieID</text:span><text:span text:style-name="T38"><text:line-break/></text:span><text:span text:style-name="T9"><text:tab/></text:span><text:span text:style-name="T13">public int </text:span><text:span text:style-name="T33">compareTo</text:span><text:span text:style-name="T20">(</text:span><text:span text:style-name="T16">Movie two</text:span><text:span text:style-name="T20">) {</text:span><text:span text:style-name="T38"><text:line-break/></text:span><text:span text:style-name="T20"> <text:s text:c="7"/></text:span><text:span text:style-name="T9">// Your code here</text:span><text:span text:style-name="T38"><text:line-break/></text:span><text:span text:style-name="T9"> <text:s text:c="7"/></text:span><text:span text:style-name="T13">return </text:span><text:span text:style-name="T16">Integer</text:span><text:span text:style-name="T20">.</text:span><text:span text:style-name="T25">compare</text:span><text:span text:style-name="T20">(</text:span><text:span text:style-name="T13">this</text:span><text:span text:style-name="T20">.</text:span><text:span text:style-name="T28">movieID</text:span><text:span text:style-name="T20">, </text:span><text:span text:style-name="T16">two</text:span><text:span text:style-name="T20">.</text:span><text:span text:style-name="T28">movieID</text:span><text:span text:style-name="T20">);</text:span><text:span text:style-name="T38"><text:line-break/></text:span><text:span text:style-name="T20"><text:tab/>}</text:span><text:span text:style-name="T38"><text:line-break/></text:span><text:span text:style-name="T20"><text:tab/></text:span><text:span text:style-name="T38"><text:line-break/></text:span><text:span text:style-name="T20">}</text:span><text:span text:style-name="T38"><text:line-break/></text:span></text:p>
      <text:p text:style-name="P6"><text:span text:style-name="T6">// Name: Shlok Kalekar</text:span><text:line-break/><text:span text:style-name="T5">// Andrew ID: skalekar</text:span><text:line-break/><text:line-break/><text:span text:style-name="T10">import </text:span><text:span text:style-name="T14">java.util.Comparator</text:span><text:span text:style-name="T17">;</text:span><text:line-break/><text:line-break/><text:span text:style-name="T10">public class </text:span><text:span text:style-name="T14">SortByYear </text:span><text:span text:style-name="T10">implements </text:span><text:span text:style-name="T14">Comparator</text:span><text:span text:style-name="T17">&lt;</text:span><text:span text:style-name="T14">Movie</text:span><text:span text:style-name="T17">&gt; {</text:span><text:line-break/><text:line-break/><text:span text:style-name="T17"> <text:s text:c="3"/></text:span><text:span text:style-name="T45">@Override</text:span><text:line-break/><text:span text:style-name="T45"> <text:s text:c="3"/></text:span><text:span text:style-name="T10">public int </text:span><text:span text:style-name="T31">compare</text:span><text:span text:style-name="T17">(</text:span><text:span text:style-name="T14">Movie movie1</text:span><text:span text:style-name="T17">, </text:span><text:span text:style-name="T14">Movie movie2</text:span><text:span text:style-name="T17">) {</text:span><text:line-break/><text:span text:style-name="T17"> <text:s text:c="7"/></text:span><text:span text:style-name="T10">return </text:span><text:span text:style-name="T14">Integer</text:span><text:span text:style-name="T17">.</text:span><text:span text:style-name="T23">compare</text:span><text:span text:style-name="T17">(</text:span><text:span text:style-name="T14">movie1</text:span><text:span text:style-name="T17">.getYear(), </text:span><text:span text:style-name="T14">movie2</text:span><text:span text:style-name="T17">.getYear());</text:span><text:line-break/><text:span text:style-name="T17"> <text:s text:c="3"/>}</text:span><text:line-break/><text:span text:style-name="T17">}</text:span></text:p>
      <text:p text:style-name="P7"><text:span text:style-name="T17"/></text:p>
      <text:p text:style-name="P5"><text:span text:style-name="T2">Lab 18 – </text:span><text:span text:style-name="T4">Queue &amp; Enum</text:span></text:p>
      <text:p text:style-name="P5"/>
      <text:p text:style-name="P13"><text:span text:style-name="T12">import </text:span><text:span text:style-name="T15">java.io.File</text:span><text:span text:style-name="T18">;</text:span><text:line-break/><text:span text:style-name="T12">import </text:span><text:span text:style-name="T15">java.io.FileNotFoundException</text:span><text:span text:style-name="T18">;</text:span><text:line-break/><text:span text:style-name="T12">import </text:span><text:span text:style-name="T15">java.io.IOException</text:span><text:span text:style-name="T18">;</text:span><text:line-break/><text:span text:style-name="T12">import </text:span><text:span text:style-name="T15">java.util.</text:span><text:span text:style-name="T18">*;</text:span><text:line-break/><text:span text:style-name="T12">import </text:span><text:span text:style-name="T15">java.util.regex.Pattern</text:span><text:span text:style-name="T18">;</text:span><text:line-break/><text:line-break/><text:span text:style-name="T12">public class </text:span><text:span text:style-name="T15">Lab18 </text:span><text:span text:style-name="T18">{</text:span><text:line-break/><text:span text:style-name="T18"> <text:s text:c="3"/></text:span><text:span text:style-name="T12">public static </text:span><text:span text:style-name="T15">ArrayList</text:span><text:span text:style-name="T18">&lt;</text:span><text:span text:style-name="T15">Customer</text:span><text:span text:style-name="T18">&gt; </text:span><text:span text:style-name="T32">readCustomers</text:span><text:span text:style-name="T18">(</text:span><text:span text:style-name="T15">String filename</text:span><text:span text:style-name="T18">)</text:span><text:line-break/><text:span text:style-name="T18"> <text:s text:c="11"/></text:span><text:span text:style-name="T12">throws </text:span><text:span text:style-name="T15">IOException </text:span><text:span text:style-name="T18">{</text:span><text:line-break/><text:line-break/><text:span text:style-name="T18"> <text:s text:c="7"/></text:span><text:span text:style-name="T8">// Array list of Customer objects</text:span><text:line-break/><text:span text:style-name="T8"> <text:s text:c="7"/></text:span><text:span text:style-name="T15">ArrayList</text:span><text:span text:style-name="T18">&lt;</text:span><text:span text:style-name="T15">Customer</text:span><text:span text:style-name="T18">&gt; </text:span><text:span text:style-name="T15">list </text:span><text:span text:style-name="T18">= </text:span><text:span text:style-name="T12">new </text:span><text:span text:style-name="T18">ArrayList&lt;&gt;();</text:span><text:line-break/><text:span text:style-name="T18"> <text:s text:c="7"/></text:span><text:span text:style-name="T8">// Create a new File object</text:span><text:line-break/><text:span text:style-name="T8"> <text:s text:c="7"/></text:span><text:span text:style-name="T15">File file </text:span><text:span text:style-name="T18">= </text:span><text:span text:style-name="T12">new </text:span><text:span text:style-name="T18">File(</text:span><text:span text:style-name="T15">filename</text:span><text:span text:style-name="T18">);</text:span><text:line-break/><text:span text:style-name="T18"> <text:s text:c="7"/></text:span><text:span text:style-name="T8">// If the file does not exist, throw a FileNotFound exception</text:span><text:line-break/><text:span text:style-name="T8"> <text:s text:c="7"/></text:span><text:span text:style-name="T12">if </text:span><text:span text:style-name="T18">(!</text:span><text:span text:style-name="T15">file</text:span><text:span text:style-name="T18">.exists())</text:span><text:line-break/><text:span text:style-name="T18"> <text:s text:c="11"/></text:span><text:span text:style-name="T12">throw new </text:span><text:span text:style-name="T18">FileNotFoundException(</text:span><text:span text:style-name="T15">filename </text:span><text:span text:style-name="T18">+ </text:span><text:span text:style-name="T35">" not found"</text:span><text:span text:style-name="T18">);</text:span><text:line-break/><text:span text:style-name="T18"> <text:s text:c="7"/></text:span><text:span text:style-name="T8">// Create a new Scanner on the file object</text:span><text:line-break/><text:span text:style-name="T8"> <text:s text:c="7"/></text:span><text:span text:style-name="T15">Scanner fileScanner <text:s/></text:span><text:span text:style-name="T18">= </text:span><text:span text:style-name="T12">new </text:span><text:span text:style-name="T18">Scanner(</text:span><text:span text:style-name="T15">file</text:span><text:span text:style-name="T18">);</text:span><text:line-break/><text:span text:style-name="T18"> <text:s text:c="7"/></text:span><text:span text:style-name="T8">// While fileScanner has a next line</text:span><text:line-break/><text:span text:style-name="T8"> <text:s text:c="7"/></text:span><text:span text:style-name="T12">while</text:span><text:span text:style-name="T18">(</text:span><text:span text:style-name="T15">fileScanner</text:span><text:span text:style-name="T18">.hasNextLine()) <text:s text:c="3"/>{</text:span><text:line-break/><text:span text:style-name="T18"> <text:s text:c="11"/></text:span><text:span text:style-name="T12">int </text:span><text:span text:style-name="T15">rating</text:span><text:span text:style-name="T18">;</text:span><text:line-break/><text:span text:style-name="T18"> <text:s text:c="11"/></text:span><text:span text:style-name="T12">double </text:span><text:span text:style-name="T15">balance</text:span><text:span text:style-name="T18">;</text:span><text:line-break/><text:span text:style-name="T18"> <text:s text:c="11"/></text:span><text:span text:style-name="T8">// Read the next line and split it</text:span><text:line-break/><text:span text:style-name="T8"> <text:s text:c="11"/></text:span><text:span text:style-name="T15">String line </text:span><text:span text:style-name="T18">= </text:span><text:span text:style-name="T15">fileScanner</text:span><text:span text:style-name="T18">.nextLine();</text:span><text:line-break/><text:span text:style-name="T18"> <text:s text:c="11"/></text:span><text:span text:style-name="T15">String</text:span><text:span text:style-name="T18">[] </text:span><text:span text:style-name="T15">fields </text:span><text:span text:style-name="T18">= </text:span><text:span text:style-name="T15">line</text:span><text:span text:style-name="T18">.split(</text:span><text:span text:style-name="T35">"</text:span><text:span text:style-name="T37">,</text:span><text:span text:style-name="T35">"</text:span><text:span text:style-name="T18">);</text:span><text:line-break/><text:line-break/><text:span text:style-name="T18"> <text:s text:c="11"/></text:span><text:span text:style-name="T15">String firstName </text:span><text:span text:style-name="T18">= </text:span><text:span text:style-name="T15">fields</text:span><text:span text:style-name="T18">[</text:span><text:span text:style-name="T41">0</text:span><text:span text:style-name="T18">];</text:span><text:line-break/><text:span text:style-name="T18"> <text:s text:c="11"/></text:span><text:span text:style-name="T15">String lastName </text:span><text:span text:style-name="T18">= </text:span><text:span text:style-name="T15">fields</text:span><text:span text:style-name="T18">[</text:span><text:span text:style-name="T41">1</text:span><text:span text:style-name="T18">];</text:span><text:line-break/><text:line-break/><text:span text:style-name="T18"> <text:s text:c="11"/></text:span><text:span text:style-name="T8">// Convert the rating to an int; throw NumberFormatException if bad</text:span><text:line-break/><text:span text:style-name="T8"> <text:s text:c="11"/></text:span><text:span text:style-name="T12">try </text:span><text:span text:style-name="T18">{</text:span><text:line-break/><text:span text:style-name="T18"> <text:s text:c="15"/></text:span><text:span text:style-name="T15">rating </text:span><text:span text:style-name="T18">= </text:span><text:span text:style-name="T15">Integer</text:span><text:span text:style-name="T18">.</text:span><text:span text:style-name="T24">parseInt</text:span><text:span text:style-name="T18">(</text:span><text:span text:style-name="T15">fields</text:span><text:span text:style-name="T18">[</text:span><text:span text:style-name="T41">2</text:span><text:span text:style-name="T18">].trim());</text:span><text:line-break/><text:span text:style-name="T18"> <text:s text:c="11"/>} </text:span><text:span text:style-name="T12">catch </text:span><text:span text:style-name="T18">(</text:span><text:span text:style-name="T15">NumberFormatException e</text:span><text:span text:style-name="T18">) <text:s text:c="2"/>{</text:span><text:line-break/><text:span text:style-name="T18"> <text:s text:c="15"/></text:span><text:span text:style-name="T15">System</text:span><text:span text:style-name="T18">.</text:span><text:span text:style-name="T30">out</text:span><text:span text:style-name="T18">.println(</text:span><text:span text:style-name="T35">"Invalid format for rating, an integer should be used!"</text:span><text:span text:style-name="T18">);</text:span><text:line-break/><text:span text:style-name="T18"> <text:s text:c="15"/></text:span><text:span text:style-name="T15">rating </text:span><text:span text:style-name="T18">= </text:span><text:span text:style-name="T41">0</text:span><text:span text:style-name="T18">;</text:span><text:line-break/><text:span text:style-name="T18"> <text:s text:c="11"/>}</text:span><text:line-break/><text:span text:style-name="T18"> <text:s text:c="11"/></text:span><text:span text:style-name="T8">// Convert the balance to a double; throw NumberFormatException if bad</text:span><text:line-break/><text:span text:style-name="T8"> <text:s text:c="11"/></text:span><text:span text:style-name="T12">try </text:span><text:span text:style-name="T18">{</text:span><text:line-break/><text:span text:style-name="T18"> <text:s text:c="15"/></text:span><text:span text:style-name="T15">balance </text:span><text:span text:style-name="T18">= </text:span><text:span text:style-name="T15">Double</text:span><text:span text:style-name="T18">.</text:span><text:span text:style-name="T24">parseDouble</text:span><text:span text:style-name="T18">(</text:span><text:span text:style-name="T15">fields</text:span><text:span text:style-name="T18">[</text:span><text:span text:style-name="T41">3</text:span><text:span text:style-name="T18">].trim());</text:span><text:line-break/><text:span text:style-name="T18"> <text:s text:c="11"/>} </text:span><text:span text:style-name="T12">catch </text:span><text:span text:style-name="T18">(</text:span><text:span text:style-name="T15">NumberFormatException e</text:span><text:span text:style-name="T18">) <text:s text:c="2"/>{</text:span><text:line-break/><text:span text:style-name="T18"> <text:s text:c="15"/></text:span><text:span text:style-name="T15">System</text:span><text:span text:style-name="T18">.</text:span><text:span text:style-name="T30">out</text:span><text:span text:style-name="T18">.println(</text:span><text:span text:style-name="T35">"Invalid format for balance, a double should be used!"</text:span><text:span text:style-name="T18">);</text:span><text:line-break/><text:span text:style-name="T18"> <text:s text:c="15"/></text:span><text:span text:style-name="T15">balance </text:span><text:span text:style-name="T18">= </text:span><text:span text:style-name="T41">0.0d</text:span><text:span text:style-name="T18">;</text:span><text:line-break/><text:span text:style-name="T18"> <text:s text:c="11"/>}</text:span><text:line-break/><text:span text:style-name="T18"> <text:s text:c="11"/></text:span><text:span text:style-name="T8">// Create a new customer object, add it to list</text:span><text:line-break/><text:span text:style-name="T8"> <text:s text:c="11"/></text:span><text:span text:style-name="T15">Customer customer </text:span><text:span text:style-name="T18">= </text:span><text:span text:style-name="T12">new </text:span><text:span text:style-name="T18">Customer(</text:span><text:span text:style-name="T15">firstName</text:span><text:span text:style-name="T18">, </text:span><text:span text:style-name="T15">lastName</text:span><text:span text:style-name="T18">, </text:span><text:span text:style-name="T15">rating</text:span><text:span text:style-name="T18">, </text:span><text:span text:style-name="T15">balance</text:span><text:span text:style-name="T18">);</text:span><text:line-break/><text:span text:style-name="T18"> <text:s text:c="11"/></text:span><text:span text:style-name="T15">list</text:span><text:span text:style-name="T18">.add(</text:span><text:span text:style-name="T15">customer</text:span><text:span text:style-name="T18">);</text:span><text:line-break/><text:span text:style-name="T18"> <text:s text:c="7"/>}</text:span><text:line-break/><text:span text:style-name="T18"> <text:s text:c="7"/></text:span><text:span text:style-name="T12">return </text:span><text:span text:style-name="T15">list</text:span><text:span text:style-name="T18">;</text:span><text:line-break/><text:span text:style-name="T18"> <text:s text:c="3"/>}</text:span><text:line-break/><text:line-break/><text:span text:style-name="T18"> <text:s text:c="3"/></text:span><text:span text:style-name="T12">public static void </text:span><text:span text:style-name="T32">main</text:span><text:span text:style-name="T18">(</text:span><text:span text:style-name="T15">String</text:span><text:span text:style-name="T18">[] </text:span><text:span text:style-name="T15">args</text:span><text:span text:style-name="T18">) {</text:span><text:line-break/><text:span text:style-name="T18"> <text:s text:c="7"/></text:span><text:span text:style-name="T15">ArrayList</text:span><text:span text:style-name="T18">&lt;</text:span><text:span text:style-name="T15">Customer</text:span><text:span text:style-name="T18">&gt; </text:span><text:span text:style-name="T15">clist </text:span><text:span text:style-name="T18">= </text:span><text:span text:style-name="T12">null</text:span><text:span text:style-name="T18">;</text:span><text:line-break/><text:span text:style-name="T18"> <text:s text:c="7"/></text:span><text:span text:style-name="T8">// Problem 3</text:span><text:line-break/><text:span text:style-name="T8"> <text:s text:c="7"/>// Call readCustomers with the data file as a parameter</text:span><text:line-break/><text:span text:style-name="T8"> <text:s text:c="7"/></text:span><text:span text:style-name="T12">try </text:span><text:span text:style-name="T18">{</text:span><text:line-break/><text:span text:style-name="T18"> <text:s text:c="11"/></text:span><text:span text:style-name="T15">clist </text:span><text:span text:style-name="T18">= </text:span><text:span text:style-name="T24">readCustomers</text:span><text:span text:style-name="T18">(</text:span><text:span text:style-name="T35">"customers.csv"</text:span><text:span text:style-name="T18">);</text:span><text:line-break/><text:span text:style-name="T18"> <text:s text:c="7"/>} </text:span><text:span text:style-name="T12">catch </text:span><text:span text:style-name="T18">(</text:span><text:span text:style-name="T15">IOException e</text:span><text:span text:style-name="T18">) {</text:span><text:line-break/><text:soft-page-break/><text:span text:style-name="T18"> <text:s text:c="11"/></text:span><text:span text:style-name="T15">System</text:span><text:span text:style-name="T18">.</text:span><text:span text:style-name="T30">out</text:span><text:span text:style-name="T18">.println(</text:span><text:span text:style-name="T15">e</text:span><text:span text:style-name="T18">.getMessage());</text:span><text:line-break/><text:span text:style-name="T18"> <text:s text:c="11"/></text:span><text:span text:style-name="T12">return</text:span><text:span text:style-name="T18">;</text:span><text:line-break/><text:span text:style-name="T18"> <text:s text:c="7"/>}</text:span><text:line-break/><text:line-break/><text:span text:style-name="T18"> <text:s text:c="7"/></text:span><text:span text:style-name="T8">// Print the array list</text:span><text:line-break/><text:span text:style-name="T8"> <text:s text:c="7"/></text:span><text:span text:style-name="T15">System</text:span><text:span text:style-name="T18">.</text:span><text:span text:style-name="T30">out</text:span><text:span text:style-name="T18">.println(</text:span><text:span text:style-name="T35">"Original list"</text:span><text:span text:style-name="T18">);</text:span><text:line-break/><text:span text:style-name="T18"> <text:s text:c="7"/></text:span><text:span text:style-name="T12">for </text:span><text:span text:style-name="T18">(</text:span><text:span text:style-name="T15">Customer customer </text:span><text:span text:style-name="T18">: </text:span><text:span text:style-name="T15">clist</text:span><text:span text:style-name="T18">) {</text:span><text:line-break/><text:span text:style-name="T18"> <text:s text:c="11"/></text:span><text:span text:style-name="T15">System</text:span><text:span text:style-name="T18">.</text:span><text:span text:style-name="T30">out</text:span><text:span text:style-name="T18">.println(</text:span><text:span text:style-name="T15">customer</text:span><text:span text:style-name="T18">);</text:span><text:line-break/><text:span text:style-name="T18"> <text:s text:c="7"/>}</text:span><text:line-break/><text:line-break/><text:span text:style-name="T18"> <text:s text:c="7"/></text:span><text:span text:style-name="T8">// Problem #4</text:span><text:line-break/><text:span text:style-name="T8"> <text:s text:c="7"/>// Create PriorityQueue queue1</text:span><text:line-break/><text:span text:style-name="T8"> <text:s text:c="7"/></text:span><text:span text:style-name="T15">PriorityQueue</text:span><text:span text:style-name="T18">&lt;</text:span><text:span text:style-name="T15">Customer</text:span><text:span text:style-name="T18">&gt; </text:span><text:span text:style-name="T15">queue1 </text:span><text:span text:style-name="T18">= </text:span><text:span text:style-name="T12">new </text:span><text:span text:style-name="T18">PriorityQueue&lt;&gt;();</text:span><text:line-break/><text:span text:style-name="T18"> <text:s text:c="7"/></text:span><text:span text:style-name="T12">try </text:span><text:span text:style-name="T18">{</text:span><text:line-break/><text:span text:style-name="T18"> <text:s text:c="11"/></text:span><text:span text:style-name="T12">for </text:span><text:span text:style-name="T18">(</text:span><text:span text:style-name="T15">Customer customer </text:span><text:span text:style-name="T18">: </text:span><text:span text:style-name="T15">clist</text:span><text:span text:style-name="T18">) {</text:span><text:line-break/><text:span text:style-name="T18"> <text:s text:c="15"/></text:span><text:span text:style-name="T15">queue1</text:span><text:span text:style-name="T18">.add(</text:span><text:span text:style-name="T15">customer</text:span><text:span text:style-name="T18">);</text:span><text:line-break/><text:span text:style-name="T18"> <text:s text:c="11"/>}</text:span><text:line-break/><text:span text:style-name="T18"> <text:s text:c="7"/>} </text:span><text:span text:style-name="T12">catch </text:span><text:span text:style-name="T18">(</text:span><text:span text:style-name="T15">Exception e</text:span><text:span text:style-name="T18">) {</text:span><text:line-break/><text:span text:style-name="T18"> <text:s text:c="11"/></text:span><text:span text:style-name="T15">System</text:span><text:span text:style-name="T18">.</text:span><text:span text:style-name="T30">out</text:span><text:span text:style-name="T18">.println(</text:span><text:span text:style-name="T35">"Error while adding to queue1: " </text:span><text:span text:style-name="T18">+ </text:span><text:span text:style-name="T15">e</text:span><text:span text:style-name="T18">.getMessage());</text:span><text:line-break/><text:span text:style-name="T18"> <text:s text:c="7"/>}</text:span><text:line-break/><text:line-break/><text:span text:style-name="T18"> <text:s text:c="7"/></text:span><text:span text:style-name="T8">// Problem #5</text:span><text:line-break/><text:span text:style-name="T8"> <text:s text:c="7"/>// Create PriorityQueue queue2</text:span><text:line-break/><text:span text:style-name="T8"> <text:s text:c="7"/></text:span><text:span text:style-name="T15">PriorityQueue</text:span><text:span text:style-name="T18">&lt;</text:span><text:span text:style-name="T15">Customer</text:span><text:span text:style-name="T18">&gt; </text:span><text:span text:style-name="T15">queue2 </text:span><text:span text:style-name="T18">= </text:span><text:span text:style-name="T12">new </text:span><text:span text:style-name="T18">PriorityQueue&lt;&gt;(</text:span><text:span text:style-name="T15">Comparator</text:span><text:span text:style-name="T18">.</text:span><text:span text:style-name="T24">comparingDouble</text:span><text:span text:style-name="T18">(</text:span><text:span text:style-name="T15">Customer</text:span><text:span text:style-name="T18">::getBalance));</text:span><text:line-break/><text:span text:style-name="T18"> <text:s text:c="7"/></text:span><text:span text:style-name="T12">try </text:span><text:span text:style-name="T18">{</text:span><text:line-break/><text:span text:style-name="T18"> <text:s text:c="11"/></text:span><text:span text:style-name="T12">for </text:span><text:span text:style-name="T18">(</text:span><text:span text:style-name="T15">Customer customer </text:span><text:span text:style-name="T18">: </text:span><text:span text:style-name="T15">clist</text:span><text:span text:style-name="T18">) {</text:span><text:line-break/><text:span text:style-name="T18"> <text:s text:c="15"/></text:span><text:span text:style-name="T15">queue2</text:span><text:span text:style-name="T18">.add(</text:span><text:span text:style-name="T15">customer</text:span><text:span text:style-name="T18">);</text:span><text:line-break/><text:span text:style-name="T18"> <text:s text:c="11"/>}</text:span><text:line-break/><text:span text:style-name="T18"> <text:s text:c="7"/>} </text:span><text:span text:style-name="T12">catch </text:span><text:span text:style-name="T18">(</text:span><text:span text:style-name="T15">Exception e</text:span><text:span text:style-name="T18">) {</text:span><text:line-break/><text:span text:style-name="T18"> <text:s text:c="11"/></text:span><text:span text:style-name="T15">System</text:span><text:span text:style-name="T18">.</text:span><text:span text:style-name="T30">out</text:span><text:span text:style-name="T18">.println(</text:span><text:span text:style-name="T35">"Error while adding to queue2: " </text:span><text:span text:style-name="T18">+ </text:span><text:span text:style-name="T15">e</text:span><text:span text:style-name="T18">.getMessage());</text:span><text:line-break/><text:span text:style-name="T18"> <text:s text:c="7"/>}</text:span><text:line-break/><text:line-break/><text:span text:style-name="T18"> <text:s text:c="7"/></text:span><text:span text:style-name="T8">// Problem #6</text:span><text:line-break/><text:span text:style-name="T8"> <text:s text:c="7"/>// Remove things one at a time from queue1 and print them</text:span><text:line-break/><text:span text:style-name="T8"> <text:s text:c="7"/></text:span><text:span text:style-name="T15">System</text:span><text:span text:style-name="T18">.</text:span><text:span text:style-name="T30">out</text:span><text:span text:style-name="T18">.println(</text:span><text:span text:style-name="T35">"Queue1 processing"</text:span><text:span text:style-name="T18">);</text:span><text:line-break/><text:span text:style-name="T18"> <text:s text:c="7"/></text:span><text:span text:style-name="T12">while </text:span><text:span text:style-name="T18">(</text:span><text:span text:style-name="T12">true</text:span><text:span text:style-name="T18">) {</text:span><text:line-break/><text:span text:style-name="T18"> <text:s text:c="11"/></text:span><text:span text:style-name="T12">try </text:span><text:span text:style-name="T18">{</text:span><text:line-break/><text:span text:style-name="T18"> <text:s text:c="15"/></text:span><text:span text:style-name="T15">Customer customer </text:span><text:span text:style-name="T18">= </text:span><text:span text:style-name="T15">queue1</text:span><text:span text:style-name="T18">.element();</text:span><text:line-break/><text:span text:style-name="T18"> <text:s text:c="15"/></text:span><text:span text:style-name="T15">System</text:span><text:span text:style-name="T18">.</text:span><text:span text:style-name="T30">out</text:span><text:span text:style-name="T18">.println(</text:span><text:span text:style-name="T15">customer</text:span><text:span text:style-name="T18">);</text:span><text:line-break/><text:span text:style-name="T18"> <text:s text:c="15"/></text:span><text:span text:style-name="T15">queue1</text:span><text:span text:style-name="T18">.remove();</text:span><text:line-break/><text:span text:style-name="T18"> <text:s text:c="11"/>} </text:span><text:span text:style-name="T12">catch </text:span><text:span text:style-name="T18">(</text:span><text:span text:style-name="T15">Exception e</text:span><text:span text:style-name="T18">) {</text:span><text:line-break/><text:span text:style-name="T18"> <text:s text:c="15"/></text:span><text:span text:style-name="T15">System</text:span><text:span text:style-name="T18">.</text:span><text:span text:style-name="T30">out</text:span><text:span text:style-name="T18">.println(</text:span><text:span text:style-name="T35">"Done"</text:span><text:span text:style-name="T18">);</text:span><text:line-break/><text:span text:style-name="T18"> <text:s text:c="15"/></text:span><text:span text:style-name="T12">break</text:span><text:span text:style-name="T18">;</text:span><text:line-break/><text:span text:style-name="T18"> <text:s text:c="11"/>}</text:span><text:line-break/><text:span text:style-name="T18"> <text:s text:c="7"/>}</text:span><text:line-break/><text:line-break/><text:span text:style-name="T18"> <text:s text:c="7"/></text:span><text:span text:style-name="T8">// Problem #7</text:span><text:line-break/><text:span text:style-name="T8"> <text:s text:c="7"/>// Remove things one at a time from queue2 and print them</text:span><text:line-break/><text:span text:style-name="T8"> <text:s text:c="7"/></text:span><text:span text:style-name="T15">System</text:span><text:span text:style-name="T18">.</text:span><text:span text:style-name="T30">out</text:span><text:span text:style-name="T18">.println(</text:span><text:span text:style-name="T35">"Queue2 processing"</text:span><text:span text:style-name="T18">);</text:span><text:line-break/><text:span text:style-name="T18"> <text:s text:c="7"/></text:span><text:span text:style-name="T12">while </text:span><text:span text:style-name="T18">(</text:span><text:span text:style-name="T12">true</text:span><text:span text:style-name="T18">) {</text:span><text:line-break/><text:span text:style-name="T18"> <text:s text:c="11"/></text:span><text:span text:style-name="T12">try </text:span><text:span text:style-name="T18">{</text:span><text:line-break/><text:span text:style-name="T18"> <text:s text:c="15"/></text:span><text:span text:style-name="T15">Customer customer </text:span><text:span text:style-name="T18">= </text:span><text:span text:style-name="T15">queue2</text:span><text:span text:style-name="T18">.element();</text:span><text:line-break/><text:span text:style-name="T18"> <text:s text:c="15"/></text:span><text:span text:style-name="T15">System</text:span><text:span text:style-name="T18">.</text:span><text:span text:style-name="T30">out</text:span><text:span text:style-name="T18">.println(</text:span><text:span text:style-name="T15">customer</text:span><text:span text:style-name="T18">);</text:span><text:line-break/><text:span text:style-name="T18"> <text:s text:c="15"/></text:span><text:span text:style-name="T15">queue2</text:span><text:span text:style-name="T18">.remove();</text:span><text:line-break/><text:span text:style-name="T18"> <text:s text:c="11"/>} </text:span><text:span text:style-name="T12">catch </text:span><text:span text:style-name="T18">(</text:span><text:span text:style-name="T15">Exception e</text:span><text:span text:style-name="T18">) {</text:span><text:line-break/><text:span text:style-name="T18"> <text:s text:c="15"/></text:span><text:span text:style-name="T15">System</text:span><text:span text:style-name="T18">.</text:span><text:span text:style-name="T30">out</text:span><text:span text:style-name="T18">.println(</text:span><text:span text:style-name="T35">"Done"</text:span><text:span text:style-name="T18">);</text:span><text:line-break/><text:span text:style-name="T18"> <text:s text:c="15"/></text:span><text:span text:style-name="T12">break</text:span><text:span text:style-name="T18">;</text:span><text:line-break/><text:span text:style-name="T18"> <text:s text:c="11"/>}</text:span><text:line-break/><text:span text:style-name="T18"> <text:s text:c="7"/>}</text:span><text:line-break/><text:line-break/><text:soft-page-break/><text:span text:style-name="T18"> <text:s text:c="7"/></text:span><text:span text:style-name="T8">// Problem #8</text:span><text:line-break/><text:span text:style-name="T8"> <text:s text:c="7"/>// Try this on your own</text:span><text:line-break/><text:line-break/><text:span text:style-name="T8"> <text:s text:c="7"/>// Problem #9</text:span><text:line-break/><text:span text:style-name="T8"> <text:s text:c="7"/></text:span><text:span text:style-name="T24">problem9</text:span><text:span text:style-name="T18">();</text:span><text:line-break/><text:span text:style-name="T18"> <text:s text:c="3"/>}</text:span><text:line-break/><text:line-break/><text:span text:style-name="T18"> <text:s text:c="3"/></text:span><text:span text:style-name="T12">public static void </text:span><text:span text:style-name="T32">problem9</text:span><text:span text:style-name="T18">() {</text:span><text:line-break/><text:span text:style-name="T18"> <text:s text:c="7"/></text:span><text:span text:style-name="T15">ArrayList</text:span><text:span text:style-name="T18">&lt;</text:span><text:span text:style-name="T15">String</text:span><text:span text:style-name="T18">&gt; </text:span><text:span text:style-name="T15">lines </text:span><text:span text:style-name="T18">= </text:span><text:span text:style-name="T12">new </text:span><text:span text:style-name="T18">ArrayList&lt;&gt;();</text:span><text:line-break/><text:span text:style-name="T18"> <text:s text:c="7"/></text:span><text:span text:style-name="T15">ArrayList</text:span><text:span text:style-name="T18">&lt;</text:span><text:span text:style-name="T15">String</text:span><text:span text:style-name="T18">&gt; </text:span><text:span text:style-name="T15">patterns </text:span><text:span text:style-name="T18">= </text:span><text:span text:style-name="T12">new </text:span><text:span text:style-name="T18">ArrayList&lt;&gt;();</text:span><text:line-break/><text:line-break/><text:span text:style-name="T18"> <text:s text:c="7"/></text:span><text:span text:style-name="T12">try </text:span><text:span text:style-name="T18">(</text:span><text:span text:style-name="T15">Scanner scanner </text:span><text:span text:style-name="T18">= </text:span><text:span text:style-name="T12">new </text:span><text:span text:style-name="T18">Scanner(</text:span><text:span text:style-name="T12">new </text:span><text:span text:style-name="T18">File(</text:span><text:span text:style-name="T35">"testdata.txt"</text:span><text:span text:style-name="T18">))) {</text:span><text:line-break/><text:span text:style-name="T18"> <text:s text:c="11"/></text:span><text:span text:style-name="T12">while </text:span><text:span text:style-name="T18">(</text:span><text:span text:style-name="T15">scanner</text:span><text:span text:style-name="T18">.hasNextLine()) {</text:span><text:line-break/><text:span text:style-name="T18"> <text:s text:c="15"/></text:span><text:span text:style-name="T15">lines</text:span><text:span text:style-name="T18">.add(</text:span><text:span text:style-name="T15">scanner</text:span><text:span text:style-name="T18">.nextLine());</text:span><text:line-break/><text:span text:style-name="T18"> <text:s text:c="11"/>}</text:span><text:line-break/><text:span text:style-name="T18"> <text:s text:c="7"/>} </text:span><text:span text:style-name="T12">catch </text:span><text:span text:style-name="T18">(</text:span><text:span text:style-name="T15">FileNotFoundException e</text:span><text:span text:style-name="T18">) {</text:span><text:line-break/><text:span text:style-name="T18"> <text:s text:c="11"/></text:span><text:span text:style-name="T15">System</text:span><text:span text:style-name="T18">.</text:span><text:span text:style-name="T30">out</text:span><text:span text:style-name="T18">.println(</text:span><text:span text:style-name="T35">"testdata.txt not found."</text:span><text:span text:style-name="T18">);</text:span><text:line-break/><text:span text:style-name="T18"> <text:s text:c="11"/></text:span><text:span text:style-name="T12">return</text:span><text:span text:style-name="T18">;</text:span><text:line-break/><text:span text:style-name="T18"> <text:s text:c="7"/>}</text:span><text:line-break/><text:line-break/><text:span text:style-name="T18"> <text:s text:c="7"/></text:span><text:span text:style-name="T15">System</text:span><text:span text:style-name="T18">.</text:span><text:span text:style-name="T30">out</text:span><text:span text:style-name="T18">.println(</text:span><text:span text:style-name="T35">"Contents of testdata.txt:"</text:span><text:span text:style-name="T18">);</text:span><text:line-break/><text:span text:style-name="T18"> <text:s text:c="7"/></text:span><text:span text:style-name="T12">for </text:span><text:span text:style-name="T18">(</text:span><text:span text:style-name="T15">String line </text:span><text:span text:style-name="T18">: </text:span><text:span text:style-name="T15">lines</text:span><text:span text:style-name="T18">) {</text:span><text:line-break/><text:span text:style-name="T18"> <text:s text:c="11"/></text:span><text:span text:style-name="T15">System</text:span><text:span text:style-name="T18">.</text:span><text:span text:style-name="T30">out</text:span><text:span text:style-name="T18">.println(</text:span><text:span text:style-name="T15">line</text:span><text:span text:style-name="T18">);</text:span><text:line-break/><text:span text:style-name="T18"> <text:s text:c="7"/>}</text:span><text:line-break/><text:line-break/><text:span text:style-name="T18"> <text:s text:c="7"/></text:span><text:span text:style-name="T8">// Given patterns-</text:span><text:line-break/><text:span text:style-name="T8"> <text:s text:c="7"/></text:span><text:span text:style-name="T15">patterns</text:span><text:span text:style-name="T18">.add(</text:span><text:span text:style-name="T35">"</text:span><text:span text:style-name="T44">\\</text:span><text:span text:style-name="T35">d"</text:span><text:span text:style-name="T18">); </text:span><text:span text:style-name="T8">// any digit</text:span><text:line-break/><text:span text:style-name="T8"> <text:s text:c="7"/></text:span><text:span text:style-name="T15">patterns</text:span><text:span text:style-name="T18">.add(</text:span><text:span text:style-name="T35">"[a-zA-Z]"</text:span><text:span text:style-name="T18">); </text:span><text:span text:style-name="T8">// any letter, either case</text:span><text:line-break/><text:span text:style-name="T8"> <text:s text:c="7"/></text:span><text:span text:style-name="T15">patterns</text:span><text:span text:style-name="T18">.add(</text:span><text:span text:style-name="T35">"</text:span><text:span text:style-name="T44">\\</text:span><text:span text:style-name="T35">b</text:span><text:span text:style-name="T44">\\</text:span><text:span text:style-name="T35">d+</text:span><text:span text:style-name="T44">\\</text:span><text:span text:style-name="T35">b"</text:span><text:span text:style-name="T18">); </text:span><text:span text:style-name="T8">// an integer</text:span><text:line-break/><text:span text:style-name="T8"> <text:s text:c="7"/></text:span><text:span text:style-name="T15">patterns</text:span><text:span text:style-name="T18">.add(</text:span><text:span text:style-name="T35">"^a"</text:span><text:span text:style-name="T18">); </text:span><text:span text:style-name="T8">// starts with "a"</text:span><text:line-break/><text:span text:style-name="T8"> <text:s text:c="7"/></text:span><text:span text:style-name="T15">patterns</text:span><text:span text:style-name="T18">.add(</text:span><text:span text:style-name="T35">"s$"</text:span><text:span text:style-name="T18">); </text:span><text:span text:style-name="T8">// ends with "s"</text:span><text:line-break/><text:span text:style-name="T8"> <text:s text:c="7"/></text:span><text:span text:style-name="T15">patterns</text:span><text:span text:style-name="T18">.add(</text:span><text:span text:style-name="T35">"</text:span><text:span text:style-name="T44">\\</text:span><text:span text:style-name="T35">("</text:span><text:span text:style-name="T18">); </text:span><text:span text:style-name="T8">// contains a left parenthesis</text:span><text:line-break/><text:span text:style-name="T8"> <text:s text:c="7"/></text:span><text:span text:style-name="T15">patterns</text:span><text:span text:style-name="T18">.add(</text:span><text:span text:style-name="T35">"a.*e|e.*a"</text:span><text:span text:style-name="T18">); </text:span><text:span text:style-name="T8">// contains "a" and "e" in either order</text:span><text:line-break/><text:span text:style-name="T8"> <text:s text:c="7"/></text:span><text:span text:style-name="T15">patterns</text:span><text:span text:style-name="T18">.add(</text:span><text:span text:style-name="T35">"aeiou"</text:span><text:span text:style-name="T18">); </text:span><text:span text:style-name="T8">// contains vowels a, e, i, o, u in sequence</text:span><text:line-break/><text:span text:style-name="T8"> <text:s text:c="7"/></text:span><text:span text:style-name="T15">patterns</text:span><text:span text:style-name="T18">.add(</text:span><text:span text:style-name="T35">"a.*e.*i.*o.*u"</text:span><text:span text:style-name="T18">); </text:span><text:span text:style-name="T8">// contains vowels a, e, i, o, u in order, not necessarily together</text:span><text:line-break/><text:line-break/><text:span text:style-name="T8"> <text:s text:c="7"/></text:span><text:span text:style-name="T12">for </text:span><text:span text:style-name="T18">(</text:span><text:span text:style-name="T15">String patternString </text:span><text:span text:style-name="T18">: </text:span><text:span text:style-name="T15">patterns</text:span><text:span text:style-name="T18">) {</text:span><text:line-break/><text:span text:style-name="T18"> <text:s text:c="11"/></text:span><text:span text:style-name="T15">System</text:span><text:span text:style-name="T18">.</text:span><text:span text:style-name="T30">out</text:span><text:span text:style-name="T18">.println(</text:span><text:span text:style-name="T35">"</text:span><text:span text:style-name="T44">\n</text:span><text:span text:style-name="T35">Pattern: " </text:span><text:span text:style-name="T18">+ </text:span><text:span text:style-name="T15">patternString</text:span><text:span text:style-name="T18">);</text:span><text:line-break/><text:span text:style-name="T18"> <text:s text:c="11"/></text:span><text:span text:style-name="T15">Pattern pattern </text:span><text:span text:style-name="T18">= </text:span><text:span text:style-name="T15">Pattern</text:span><text:span text:style-name="T18">.</text:span><text:span text:style-name="T24">compile</text:span><text:span text:style-name="T18">(</text:span><text:span text:style-name="T15">patternString</text:span><text:span text:style-name="T18">);</text:span><text:line-break/><text:line-break/><text:span text:style-name="T18"> <text:s text:c="11"/></text:span><text:span text:style-name="T12">for </text:span><text:span text:style-name="T18">(</text:span><text:span text:style-name="T15">String line </text:span><text:span text:style-name="T18">: </text:span><text:span text:style-name="T15">lines</text:span><text:span text:style-name="T18">) {</text:span><text:line-break/><text:span text:style-name="T18"> <text:s text:c="15"/></text:span><text:span text:style-name="T12">if </text:span><text:span text:style-name="T18">(</text:span><text:span text:style-name="T15">pattern</text:span><text:span text:style-name="T18">.matcher(</text:span><text:span text:style-name="T15">line</text:span><text:span text:style-name="T18">).find()) {</text:span><text:line-break/><text:span text:style-name="T18"> <text:s text:c="19"/></text:span><text:span text:style-name="T15">System</text:span><text:span text:style-name="T18">.</text:span><text:span text:style-name="T30">out</text:span><text:span text:style-name="T18">.println(</text:span><text:span text:style-name="T35">"Matched: " </text:span><text:span text:style-name="T18">+ </text:span><text:span text:style-name="T15">line</text:span><text:span text:style-name="T18">);</text:span><text:line-break/><text:span text:style-name="T18"> <text:s text:c="15"/>}</text:span><text:line-break/><text:span text:style-name="T18"> <text:s text:c="11"/>}</text:span><text:line-break/><text:span text:style-name="T18"> <text:s text:c="7"/>}</text:span><text:line-break/><text:span text:style-name="T18"> <text:s text:c="3"/>}</text:span><text:line-break/><text:span text:style-name="T18">}</text:span><text:line-break/></text:p>
      <text:p text:style-name="P13"><text:span text:style-name="T12">public enum </text:span><text:span text:style-name="T15">RatingType </text:span><text:span text:style-name="T18">{ //</text:span><text:span text:style-name="T19">RatingType rating = LOW;</text:span><text:line-break/><text:span text:style-name="T18"> <text:s text:c="3"/></text:span><text:span text:style-name="T30">LOW(“THIS IS NOT HERE REALLY”)</text:span><text:span text:style-name="T18">, // </text:span><text:span text:style-name="T19">this.rating = RatingType LOW;</text:span><text:line-break/><text:span text:style-name="T18"> <text:s text:c="3"/></text:span><text:span text:style-name="T30">MEDIUM(“FOR THE TEST”)</text:span><text:span text:style-name="T18">,</text:span><text:line-break/><text:span text:style-name="T18"> <text:s text:c="3"/></text:span><text:span text:style-name="T30">HIGH(“COOL”)</text:span><text:span text:style-name="T18">;</text:span></text:p>
      <text:p text:style-name="P13"><text:span text:style-name="T60"><text:tab/>private String description;</text:span><text:span text:style-name="T18"><text:line-break/><text:tab/></text:span><text:span text:style-name="T60">private RatingType(String description) {this.description=description;}</text:span><text:span text:style-name="T18"><text:line-break/><text:tab/></text:span><text:span text:style-name="T60">public String getDescription() {return description;} //rating.getDescription()</text:span><text:line-break/><text:span text:style-name="T18">}</text:span><text:line-break/></text:p>
      <text:p text:style-name="P8"><text:span text:style-name="T49">Lab </text:span><text:span text:style-name="T51">19</text:span><text:span text:style-name="T49"> – </text:span><text:span text:style-name="T51">I/O Functions</text:span></text:p>
      <text:p text:style-name="P9"><text:span text:style-name="T56"/></text:p>
      <text:p text:style-name="P9"><text:span text:style-name="T62">import </text:span><text:span text:style-name="T14">java.io.</text:span><text:span text:style-name="T17">*;</text:span><text:line-break/><text:span text:style-name="T10">import </text:span><text:span text:style-name="T14">java.util.Scanner</text:span><text:span text:style-name="T17">;</text:span><text:line-break/><text:line-break/><text:span text:style-name="T10">public class </text:span><text:span text:style-name="T14">Lab19Main </text:span><text:span text:style-name="T17">{</text:span><text:line-break/><text:line-break/><text:span text:style-name="T17"> <text:s text:c="3"/></text:span><text:span text:style-name="T10">public static long </text:span><text:span text:style-name="T31">printWriterTest</text:span><text:span text:style-name="T17">(</text:span><text:span text:style-name="T14">String filename</text:span><text:span text:style-name="T17">, </text:span><text:span text:style-name="T10">int </text:span><text:span text:style-name="T14">n</text:span><text:span text:style-name="T17">) <text:s/>{</text:span><text:line-break/><text:span text:style-name="T17"> <text:s text:c="7"/></text:span><text:span text:style-name="T10">long </text:span><text:span text:style-name="T14">startTime </text:span><text:span text:style-name="T17">= </text:span><text:span text:style-name="T14">System</text:span><text:span text:style-name="T17">.</text:span><text:span text:style-name="T23">nanoTime</text:span><text:span text:style-name="T17">();</text:span><text:line-break/><text:line-break/><text:span text:style-name="T17"> <text:s text:c="7"/></text:span><text:span text:style-name="T10">try </text:span><text:span text:style-name="T17">(</text:span><text:span text:style-name="T14">PrintWriter writer </text:span><text:span text:style-name="T17">= </text:span><text:span text:style-name="T10">new </text:span><text:span text:style-name="T17">PrintWriter(</text:span><text:line-break/><text:span text:style-name="T17"> <text:s text:c="15"/></text:span><text:span text:style-name="T10">new </text:span><text:span text:style-name="T17">BufferedWriter(</text:span><text:line-break/><text:span text:style-name="T17"> <text:s text:c="23"/></text:span><text:span text:style-name="T10">new </text:span><text:span text:style-name="T17">FileWriter(</text:span><text:span text:style-name="T14">filename</text:span><text:span text:style-name="T17">)))) {</text:span><text:line-break/><text:span text:style-name="T17"> <text:s text:c="11"/></text:span><text:span text:style-name="T10">for </text:span><text:span text:style-name="T17">(</text:span><text:span text:style-name="T10">int </text:span><text:span text:style-name="T14">i </text:span><text:span text:style-name="T17">= </text:span><text:span text:style-name="T40">1</text:span><text:span text:style-name="T17">; </text:span><text:span text:style-name="T14">i </text:span><text:span text:style-name="T17">&lt;= </text:span><text:span text:style-name="T14">n</text:span><text:span text:style-name="T17">; </text:span><text:span text:style-name="T14">i</text:span><text:span text:style-name="T17">++) {</text:span><text:line-break/><text:span text:style-name="T17"> <text:s text:c="15"/></text:span><text:span text:style-name="T14">writer</text:span><text:span text:style-name="T17">.print(</text:span><text:span text:style-name="T34">'A'</text:span><text:span text:style-name="T17">);</text:span><text:line-break/><text:span text:style-name="T17"> <text:s text:c="11"/>}</text:span><text:line-break/><text:span text:style-name="T17"> <text:s text:c="7"/>} </text:span><text:span text:style-name="T10">catch </text:span><text:span text:style-name="T17">(</text:span><text:span text:style-name="T14">IOException e</text:span><text:span text:style-name="T17">) {</text:span><text:line-break/><text:span text:style-name="T17"> <text:s text:c="11"/></text:span><text:span text:style-name="T14">System</text:span><text:span text:style-name="T17">.</text:span><text:span text:style-name="T29">out</text:span><text:span text:style-name="T17">.println(</text:span><text:span text:style-name="T14">e</text:span><text:span text:style-name="T17">.getMessage());</text:span><text:line-break/><text:span text:style-name="T17"> <text:s text:c="7"/>}</text:span><text:line-break/><text:line-break/><text:span text:style-name="T17"> <text:s text:c="7"/></text:span><text:span text:style-name="T10">return </text:span><text:span text:style-name="T14">System</text:span><text:span text:style-name="T17">.</text:span><text:span text:style-name="T23">nanoTime</text:span><text:span text:style-name="T17">() - </text:span><text:span text:style-name="T14">startTime</text:span><text:span text:style-name="T17">;</text:span><text:line-break/><text:span text:style-name="T17"> <text:s text:c="3"/>}</text:span><text:line-break/><text:line-break/><text:span text:style-name="T17"> <text:s text:c="3"/></text:span><text:span text:style-name="T10">public static long </text:span><text:span text:style-name="T31">bufferWriterTest</text:span><text:span text:style-name="T17">(</text:span><text:span text:style-name="T14">String filename</text:span><text:span text:style-name="T17">, </text:span><text:span text:style-name="T10">int </text:span><text:span text:style-name="T14">n</text:span><text:span text:style-name="T17">) <text:s/>{</text:span><text:line-break/><text:span text:style-name="T17"> <text:s text:c="7"/></text:span><text:span text:style-name="T10">long </text:span><text:span text:style-name="T14">startTime </text:span><text:span text:style-name="T17">= </text:span><text:span text:style-name="T14">System</text:span><text:span text:style-name="T17">.</text:span><text:span text:style-name="T23">nanoTime</text:span><text:span text:style-name="T17">();</text:span><text:line-break/><text:line-break/><text:span text:style-name="T17"> <text:s text:c="7"/></text:span><text:span text:style-name="T10">try </text:span><text:span text:style-name="T17">(</text:span><text:span text:style-name="T14">BufferedWriter writer </text:span><text:span text:style-name="T17">= </text:span><text:span text:style-name="T10">new </text:span><text:span text:style-name="T17">BufferedWriter(</text:span><text:span text:style-name="T10">new </text:span><text:span text:style-name="T17">FileWriter(</text:span><text:span text:style-name="T14">filename</text:span><text:span text:style-name="T17">))) {</text:span><text:line-break/><text:span text:style-name="T17"> <text:s text:c="11"/></text:span><text:span text:style-name="T10">for </text:span><text:span text:style-name="T17">(</text:span><text:span text:style-name="T10">int </text:span><text:span text:style-name="T14">i </text:span><text:span text:style-name="T17">= </text:span><text:span text:style-name="T40">1</text:span><text:span text:style-name="T17">; </text:span><text:span text:style-name="T14">i </text:span><text:span text:style-name="T17">&lt;= </text:span><text:span text:style-name="T14">n</text:span><text:span text:style-name="T17">; </text:span><text:span text:style-name="T14">i</text:span><text:span text:style-name="T17">++) {</text:span><text:line-break/><text:span text:style-name="T17"> <text:s text:c="15"/></text:span><text:span text:style-name="T14">writer</text:span><text:span text:style-name="T17">.write(</text:span><text:span text:style-name="T34">'A'</text:span><text:span text:style-name="T17">);</text:span><text:line-break/><text:span text:style-name="T17"> <text:s text:c="11"/>}</text:span><text:line-break/><text:span text:style-name="T17"> <text:s text:c="7"/>} </text:span><text:span text:style-name="T10">catch </text:span><text:span text:style-name="T17">(</text:span><text:span text:style-name="T14">IOException e</text:span><text:span text:style-name="T17">) {</text:span><text:line-break/><text:span text:style-name="T17"> <text:s text:c="11"/></text:span><text:span text:style-name="T14">System</text:span><text:span text:style-name="T17">.</text:span><text:span text:style-name="T29">out</text:span><text:span text:style-name="T17">.println(</text:span><text:span text:style-name="T14">e</text:span><text:span text:style-name="T17">.getMessage());</text:span><text:line-break/><text:span text:style-name="T17"> <text:s text:c="7"/>}</text:span><text:line-break/><text:line-break/><text:span text:style-name="T17"> <text:s text:c="7"/></text:span><text:span text:style-name="T10">return </text:span><text:span text:style-name="T14">System</text:span><text:span text:style-name="T17">.</text:span><text:span text:style-name="T23">nanoTime</text:span><text:span text:style-name="T17">() - </text:span><text:span text:style-name="T14">startTime</text:span><text:span text:style-name="T17">;</text:span><text:line-break/><text:span text:style-name="T17"> <text:s text:c="3"/>}</text:span><text:line-break/><text:line-break/><text:span text:style-name="T17"> <text:s text:c="3"/></text:span><text:span text:style-name="T10">public static long </text:span><text:span text:style-name="T31">fileWriterTest</text:span><text:span text:style-name="T17">(</text:span><text:span text:style-name="T14">String filename</text:span><text:span text:style-name="T17">, </text:span><text:span text:style-name="T10">int </text:span><text:span text:style-name="T14">n</text:span><text:span text:style-name="T17">) <text:s/>{</text:span><text:line-break/><text:span text:style-name="T17"> <text:s text:c="7"/></text:span><text:span text:style-name="T10">long </text:span><text:span text:style-name="T14">startTime </text:span><text:span text:style-name="T17">= </text:span><text:span text:style-name="T14">System</text:span><text:span text:style-name="T17">.</text:span><text:span text:style-name="T23">nanoTime</text:span><text:span text:style-name="T17">();</text:span><text:line-break/><text:line-break/><text:span text:style-name="T17"> <text:s text:c="7"/></text:span><text:span text:style-name="T10">try </text:span><text:span text:style-name="T17">(</text:span><text:span text:style-name="T14">FileWriter writer </text:span><text:span text:style-name="T17">= </text:span><text:span text:style-name="T10">new </text:span><text:span text:style-name="T17">FileWriter(</text:span><text:span text:style-name="T14">filename</text:span><text:span text:style-name="T17">)) {</text:span><text:line-break/><text:span text:style-name="T17"> <text:s text:c="11"/></text:span><text:span text:style-name="T10">for </text:span><text:span text:style-name="T17">(</text:span><text:span text:style-name="T10">int </text:span><text:span text:style-name="T14">i </text:span><text:span text:style-name="T17">= </text:span><text:span text:style-name="T40">1</text:span><text:span text:style-name="T17">; </text:span><text:span text:style-name="T14">i </text:span><text:span text:style-name="T17">&lt;= </text:span><text:span text:style-name="T14">n</text:span><text:span text:style-name="T17">; </text:span><text:span text:style-name="T14">i</text:span><text:span text:style-name="T17">++) {</text:span><text:line-break/><text:span text:style-name="T17"> <text:s text:c="15"/></text:span><text:span text:style-name="T14">writer</text:span><text:span text:style-name="T17">.write(</text:span><text:span text:style-name="T34">'A'</text:span><text:span text:style-name="T17">); </text:span><text:span text:style-name="T5">// Write 'A' using FileWriter</text:span><text:line-break/><text:span text:style-name="T5"> <text:s text:c="11"/></text:span><text:span text:style-name="T17">}</text:span><text:line-break/><text:span text:style-name="T17"> <text:s text:c="7"/>} </text:span><text:span text:style-name="T10">catch </text:span><text:span text:style-name="T17">(</text:span><text:span text:style-name="T14">IOException e</text:span><text:span text:style-name="T17">) {</text:span><text:line-break/><text:span text:style-name="T17"> <text:s text:c="11"/></text:span><text:span text:style-name="T14">System</text:span><text:span text:style-name="T17">.</text:span><text:span text:style-name="T29">out</text:span><text:span text:style-name="T17">.println(</text:span><text:span text:style-name="T14">e</text:span><text:span text:style-name="T17">.getMessage());</text:span><text:line-break/><text:span text:style-name="T17"> <text:s text:c="7"/>}</text:span><text:line-break/><text:line-break/><text:span text:style-name="T17"> <text:s text:c="7"/></text:span><text:span text:style-name="T10">return </text:span><text:span text:style-name="T14">System</text:span><text:span text:style-name="T17">.</text:span><text:span text:style-name="T23">nanoTime</text:span><text:span text:style-name="T17">() - </text:span><text:span text:style-name="T14">startTime</text:span><text:span text:style-name="T17">;</text:span><text:line-break/><text:span text:style-name="T17"> <text:s text:c="3"/>}</text:span><text:line-break/><text:line-break/><text:span text:style-name="T17"> <text:s text:c="3"/></text:span><text:span text:style-name="T10">public static long </text:span><text:span text:style-name="T31">scannerTest</text:span><text:span text:style-name="T17">(</text:span><text:span text:style-name="T14">String filename</text:span><text:span text:style-name="T17">, </text:span><text:span text:style-name="T10">int </text:span><text:span text:style-name="T14">n</text:span><text:span text:style-name="T17">) <text:s/>{</text:span><text:line-break/><text:span text:style-name="T17"> <text:s text:c="7"/></text:span><text:span text:style-name="T10">long </text:span><text:span text:style-name="T14">startTime </text:span><text:span text:style-name="T17">= </text:span><text:span text:style-name="T14">System</text:span><text:span text:style-name="T17">.</text:span><text:span text:style-name="T23">nanoTime</text:span><text:span text:style-name="T17">();</text:span><text:line-break/><text:line-break/><text:span text:style-name="T17"> <text:s text:c="7"/></text:span><text:span text:style-name="T10">try </text:span><text:span text:style-name="T17">(</text:span><text:span text:style-name="T14">Scanner scanner </text:span><text:span text:style-name="T17">= </text:span><text:span text:style-name="T10">new </text:span><text:span text:style-name="T17">Scanner(</text:span><text:line-break/><text:span text:style-name="T17"> <text:s text:c="15"/></text:span><text:span text:style-name="T10">new </text:span><text:span text:style-name="T17">BufferedReader(</text:span><text:line-break/><text:span text:style-name="T17"> <text:s text:c="23"/></text:span><text:span text:style-name="T10">new </text:span><text:span text:style-name="T17">FileReader(</text:span><text:span text:style-name="T14">filename</text:span><text:span text:style-name="T17">)))) {</text:span><text:line-break/><text:span text:style-name="T17"> <text:s text:c="11"/></text:span><text:span text:style-name="T14">scanner</text:span><text:span text:style-name="T17">.useDelimiter(</text:span><text:span text:style-name="T34">""</text:span><text:span text:style-name="T17">);</text:span><text:line-break/><text:span text:style-name="T17"> <text:s text:c="11"/></text:span><text:span text:style-name="T10">for </text:span><text:span text:style-name="T17">(</text:span><text:span text:style-name="T10">int </text:span><text:span text:style-name="T14">i </text:span><text:span text:style-name="T17">= </text:span><text:span text:style-name="T40">1</text:span><text:span text:style-name="T17">; </text:span><text:span text:style-name="T14">i </text:span><text:span text:style-name="T17">&lt;= </text:span><text:span text:style-name="T14">n </text:span><text:span text:style-name="T17">&amp;&amp; </text:span><text:span text:style-name="T14">scanner</text:span><text:span text:style-name="T17">.hasNext(); </text:span><text:span text:style-name="T14">i</text:span><text:span text:style-name="T17">++) {</text:span><text:line-break/><text:soft-page-break/><text:span text:style-name="T17"> <text:s text:c="15"/></text:span><text:span text:style-name="T10">char </text:span><text:span text:style-name="T14">ch </text:span><text:span text:style-name="T17">= </text:span><text:span text:style-name="T14">scanner</text:span><text:span text:style-name="T17">.next().charAt(</text:span><text:span text:style-name="T40">0</text:span><text:span text:style-name="T17">);</text:span><text:line-break/><text:span text:style-name="T17"> <text:s text:c="11"/>}</text:span><text:line-break/><text:span text:style-name="T17"> <text:s text:c="7"/>} </text:span><text:span text:style-name="T10">catch </text:span><text:span text:style-name="T17">(</text:span><text:span text:style-name="T14">IOException e</text:span><text:span text:style-name="T17">) {</text:span><text:line-break/><text:span text:style-name="T17"> <text:s text:c="11"/></text:span><text:span text:style-name="T14">System</text:span><text:span text:style-name="T17">.</text:span><text:span text:style-name="T29">out</text:span><text:span text:style-name="T17">.println(</text:span><text:span text:style-name="T14">e</text:span><text:span text:style-name="T17">.getMessage());</text:span><text:line-break/><text:span text:style-name="T17"> <text:s text:c="7"/>}</text:span><text:line-break/><text:line-break/><text:span text:style-name="T17"> <text:s text:c="7"/></text:span><text:span text:style-name="T10">return </text:span><text:span text:style-name="T14">System</text:span><text:span text:style-name="T17">.</text:span><text:span text:style-name="T23">nanoTime</text:span><text:span text:style-name="T17">() - </text:span><text:span text:style-name="T14">startTime</text:span><text:span text:style-name="T17">;</text:span><text:line-break/><text:span text:style-name="T17"> <text:s text:c="3"/>}</text:span><text:line-break/><text:line-break/><text:span text:style-name="T17"> <text:s text:c="3"/></text:span><text:span text:style-name="T10">public static long </text:span><text:span text:style-name="T31">bufferedReaderTest</text:span><text:span text:style-name="T17">(</text:span><text:span text:style-name="T14">String filename</text:span><text:span text:style-name="T17">, </text:span><text:span text:style-name="T10">int </text:span><text:span text:style-name="T14">n</text:span><text:span text:style-name="T17">) <text:s/>{</text:span><text:line-break/><text:span text:style-name="T17"> <text:s text:c="7"/></text:span><text:span text:style-name="T10">long </text:span><text:span text:style-name="T14">startTime </text:span><text:span text:style-name="T17">= </text:span><text:span text:style-name="T14">System</text:span><text:span text:style-name="T17">.</text:span><text:span text:style-name="T23">nanoTime</text:span><text:span text:style-name="T17">();</text:span><text:line-break/><text:line-break/><text:span text:style-name="T17"> <text:s text:c="7"/></text:span><text:span text:style-name="T10">try </text:span><text:span text:style-name="T17">(</text:span><text:span text:style-name="T14">BufferedReader reader </text:span><text:span text:style-name="T17">= </text:span><text:span text:style-name="T10">new </text:span><text:span text:style-name="T17">BufferedReader(</text:span><text:span text:style-name="T10">new </text:span><text:span text:style-name="T17">FileReader(</text:span><text:span text:style-name="T14">filename</text:span><text:span text:style-name="T17">))) {</text:span><text:line-break/><text:span text:style-name="T17"> <text:s text:c="11"/></text:span><text:span text:style-name="T10">for </text:span><text:span text:style-name="T17">(</text:span><text:span text:style-name="T10">int </text:span><text:span text:style-name="T14">i </text:span><text:span text:style-name="T17">= </text:span><text:span text:style-name="T40">1</text:span><text:span text:style-name="T17">; </text:span><text:span text:style-name="T14">i </text:span><text:span text:style-name="T17">&lt;= </text:span><text:span text:style-name="T14">n</text:span><text:span text:style-name="T17">; </text:span><text:span text:style-name="T14">i</text:span><text:span text:style-name="T17">++) {</text:span><text:line-break/><text:span text:style-name="T17"> <text:s text:c="15"/></text:span><text:span text:style-name="T14">reader</text:span><text:span text:style-name="T17">.read();</text:span><text:line-break/><text:span text:style-name="T17"> <text:s text:c="11"/>}</text:span><text:line-break/><text:span text:style-name="T17"> <text:s text:c="7"/>} </text:span><text:span text:style-name="T10">catch </text:span><text:span text:style-name="T17">(</text:span><text:span text:style-name="T14">IOException e</text:span><text:span text:style-name="T17">) {</text:span><text:line-break/><text:span text:style-name="T17"> <text:s text:c="11"/></text:span><text:span text:style-name="T14">System</text:span><text:span text:style-name="T17">.</text:span><text:span text:style-name="T29">out</text:span><text:span text:style-name="T17">.println(</text:span><text:span text:style-name="T14">e</text:span><text:span text:style-name="T17">.getMessage());</text:span><text:line-break/><text:span text:style-name="T17"> <text:s text:c="7"/>}</text:span><text:line-break/><text:line-break/><text:span text:style-name="T17"> <text:s text:c="7"/></text:span><text:span text:style-name="T10">return </text:span><text:span text:style-name="T14">System</text:span><text:span text:style-name="T17">.</text:span><text:span text:style-name="T23">nanoTime</text:span><text:span text:style-name="T17">() - </text:span><text:span text:style-name="T14">startTime</text:span><text:span text:style-name="T17">;</text:span><text:line-break/><text:span text:style-name="T17"> <text:s text:c="3"/>}</text:span><text:line-break/><text:line-break/><text:span text:style-name="T17"> <text:s text:c="3"/></text:span><text:span text:style-name="T10">public static long </text:span><text:span text:style-name="T31">fileReaderTest</text:span><text:span text:style-name="T17">(</text:span><text:span text:style-name="T14">String filename</text:span><text:span text:style-name="T17">, </text:span><text:span text:style-name="T10">int </text:span><text:span text:style-name="T14">n</text:span><text:span text:style-name="T17">) <text:s/>{</text:span><text:line-break/><text:span text:style-name="T17"> <text:s text:c="7"/></text:span><text:span text:style-name="T10">long </text:span><text:span text:style-name="T14">startTime </text:span><text:span text:style-name="T17">= </text:span><text:span text:style-name="T14">System</text:span><text:span text:style-name="T17">.</text:span><text:span text:style-name="T23">nanoTime</text:span><text:span text:style-name="T17">();</text:span><text:line-break/><text:line-break/><text:span text:style-name="T17"> <text:s text:c="7"/></text:span><text:span text:style-name="T10">try </text:span><text:span text:style-name="T17">(</text:span><text:span text:style-name="T14">FileReader reader </text:span><text:span text:style-name="T17">= </text:span><text:span text:style-name="T10">new </text:span><text:span text:style-name="T17">FileReader(</text:span><text:span text:style-name="T14">filename</text:span><text:span text:style-name="T17">)) {</text:span><text:line-break/><text:span text:style-name="T17"> <text:s text:c="11"/></text:span><text:span text:style-name="T10">for </text:span><text:span text:style-name="T17">(</text:span><text:span text:style-name="T10">int </text:span><text:span text:style-name="T14">i </text:span><text:span text:style-name="T17">= </text:span><text:span text:style-name="T40">1</text:span><text:span text:style-name="T17">; </text:span><text:span text:style-name="T14">i </text:span><text:span text:style-name="T17">&lt;= </text:span><text:span text:style-name="T14">n</text:span><text:span text:style-name="T17">; </text:span><text:span text:style-name="T14">i</text:span><text:span text:style-name="T17">++) {</text:span><text:line-break/><text:span text:style-name="T17"> <text:s text:c="15"/></text:span><text:span text:style-name="T14">reader</text:span><text:span text:style-name="T17">.read();</text:span><text:line-break/><text:span text:style-name="T17"> <text:s text:c="11"/>}</text:span><text:line-break/><text:span text:style-name="T17"> <text:s text:c="7"/>} </text:span><text:span text:style-name="T10">catch </text:span><text:span text:style-name="T17">(</text:span><text:span text:style-name="T14">IOException e</text:span><text:span text:style-name="T17">) {</text:span><text:line-break/><text:span text:style-name="T17"> <text:s text:c="11"/></text:span><text:span text:style-name="T14">System</text:span><text:span text:style-name="T17">.</text:span><text:span text:style-name="T29">out</text:span><text:span text:style-name="T17">.println(</text:span><text:span text:style-name="T14">e</text:span><text:span text:style-name="T17">.getMessage());</text:span><text:line-break/><text:span text:style-name="T17"> <text:s text:c="7"/>}</text:span><text:line-break/><text:line-break/><text:span text:style-name="T17"> <text:s text:c="7"/></text:span><text:span text:style-name="T10">return </text:span><text:span text:style-name="T14">System</text:span><text:span text:style-name="T17">.</text:span><text:span text:style-name="T23">nanoTime</text:span><text:span text:style-name="T17">() - </text:span><text:span text:style-name="T14">startTime</text:span><text:span text:style-name="T17">;</text:span><text:line-break/><text:span text:style-name="T17"> <text:s text:c="3"/>}</text:span><text:line-break/><text:line-break/><text:span text:style-name="T17"> <text:s text:c="3"/></text:span><text:span text:style-name="T10">public static void </text:span><text:span text:style-name="T31">main</text:span><text:span text:style-name="T17">(</text:span><text:span text:style-name="T14">String</text:span><text:span text:style-name="T17">[] </text:span><text:span text:style-name="T14">args</text:span><text:span text:style-name="T17">) {</text:span><text:line-break/><text:span text:style-name="T17"> <text:s text:c="7"/></text:span><text:span text:style-name="T14">String filename </text:span><text:span text:style-name="T17">= </text:span><text:span text:style-name="T34">"test.txt"</text:span><text:span text:style-name="T17">;</text:span><text:line-break/><text:line-break/><text:span text:style-name="T17"> <text:s text:c="7"/></text:span><text:span text:style-name="T5">// First test with 10000</text:span><text:line-break/><text:span text:style-name="T5"> <text:s text:c="7"/></text:span><text:span text:style-name="T10">int </text:span><text:span text:style-name="T14">n1 </text:span><text:span text:style-name="T17">= </text:span><text:span text:style-name="T40">10000</text:span><text:span text:style-name="T17">;</text:span><text:line-break/><text:span text:style-name="T17"> <text:s text:c="7"/></text:span><text:span text:style-name="T14">System</text:span><text:span text:style-name="T17">.</text:span><text:span text:style-name="T29">out</text:span><text:span text:style-name="T17">.printf(</text:span><text:span text:style-name="T34">"Testing with n = %d</text:span><text:span text:style-name="T42">\n</text:span><text:span text:style-name="T34">"</text:span><text:span text:style-name="T17">, </text:span><text:span text:style-name="T14">n1</text:span><text:span text:style-name="T17">);</text:span><text:line-break/><text:line-break/><text:span text:style-name="T17"> <text:s text:c="7"/></text:span><text:span text:style-name="T10">long </text:span><text:span text:style-name="T14">printWriterTime1 </text:span><text:span text:style-name="T17">= </text:span><text:span text:style-name="T23">printWriterTest</text:span><text:span text:style-name="T17">(</text:span><text:span text:style-name="T14">filename</text:span><text:span text:style-name="T17">, </text:span><text:span text:style-name="T14">n1</text:span><text:span text:style-name="T17">);</text:span><text:line-break/><text:span text:style-name="T17"> <text:s text:c="7"/></text:span><text:span text:style-name="T10">long </text:span><text:span text:style-name="T14">bufferWriterTime1 </text:span><text:span text:style-name="T17">= </text:span><text:span text:style-name="T23">bufferWriterTest</text:span><text:span text:style-name="T17">(</text:span><text:span text:style-name="T14">filename</text:span><text:span text:style-name="T17">, </text:span><text:span text:style-name="T14">n1</text:span><text:span text:style-name="T17">);</text:span><text:line-break/><text:span text:style-name="T17"> <text:s text:c="7"/></text:span><text:span text:style-name="T10">long </text:span><text:span text:style-name="T14">fileWriterTime1 </text:span><text:span text:style-name="T17">= </text:span><text:span text:style-name="T23">fileWriterTest</text:span><text:span text:style-name="T17">(</text:span><text:span text:style-name="T14">filename</text:span><text:span text:style-name="T17">, </text:span><text:span text:style-name="T14">n1</text:span><text:span text:style-name="T17">);</text:span><text:line-break/><text:span text:style-name="T17"> <text:s text:c="7"/></text:span><text:span text:style-name="T10">long </text:span><text:span text:style-name="T14">scannerTime1 </text:span><text:span text:style-name="T17">= </text:span><text:span text:style-name="T23">scannerTest</text:span><text:span text:style-name="T17">(</text:span><text:span text:style-name="T14">filename</text:span><text:span text:style-name="T17">, </text:span><text:span text:style-name="T14">n1</text:span><text:span text:style-name="T17">);</text:span><text:line-break/><text:span text:style-name="T17"> <text:s text:c="7"/></text:span><text:span text:style-name="T10">long </text:span><text:span text:style-name="T14">bufferedReaderTime1 </text:span><text:span text:style-name="T17">= </text:span><text:span text:style-name="T23">bufferedReaderTest</text:span><text:span text:style-name="T17">(</text:span><text:span text:style-name="T14">filename</text:span><text:span text:style-name="T17">, </text:span><text:span text:style-name="T14">n1</text:span><text:span text:style-name="T17">);</text:span><text:line-break/><text:span text:style-name="T17"> <text:s text:c="7"/></text:span><text:span text:style-name="T10">long </text:span><text:span text:style-name="T14">fileReaderTime1 </text:span><text:span text:style-name="T17">= </text:span><text:span text:style-name="T23">fileReaderTest</text:span><text:span text:style-name="T17">(</text:span><text:span text:style-name="T14">filename</text:span><text:span text:style-name="T17">, </text:span><text:span text:style-name="T14">n1</text:span><text:span text:style-name="T17">);</text:span><text:line-break/><text:line-break/><text:span text:style-name="T17"> <text:s text:c="7"/></text:span><text:span text:style-name="T14">System</text:span><text:span text:style-name="T17">.</text:span><text:span text:style-name="T29">out</text:span><text:span text:style-name="T17">.printf(</text:span><text:span text:style-name="T34">"%-20s %15d ns</text:span><text:span text:style-name="T42">\n</text:span><text:span text:style-name="T34">"</text:span><text:span text:style-name="T17">, </text:span><text:span text:style-name="T34">"PrintWriter Test:"</text:span><text:span text:style-name="T17">, </text:span><text:span text:style-name="T14">printWriterTime1</text:span><text:span text:style-name="T17">);</text:span><text:line-break/><text:span text:style-name="T17"> <text:s text:c="7"/></text:span><text:span text:style-name="T14">System</text:span><text:span text:style-name="T17">.</text:span><text:span text:style-name="T29">out</text:span><text:span text:style-name="T17">.printf(</text:span><text:span text:style-name="T34">"%-20s %15d ns</text:span><text:span text:style-name="T42">\n</text:span><text:span text:style-name="T34">"</text:span><text:span text:style-name="T17">, </text:span><text:span text:style-name="T34">"BufferedWriter Test:"</text:span><text:span text:style-name="T17">, </text:span><text:span text:style-name="T14">bufferWriterTime1</text:span><text:span text:style-name="T17">);</text:span><text:line-break/><text:span text:style-name="T17"> <text:s text:c="7"/></text:span><text:span text:style-name="T14">System</text:span><text:span text:style-name="T17">.</text:span><text:span text:style-name="T29">out</text:span><text:span text:style-name="T17">.printf(</text:span><text:span text:style-name="T34">"%-20s %15d ns</text:span><text:span text:style-name="T42">\n</text:span><text:span text:style-name="T34">"</text:span><text:span text:style-name="T17">, </text:span><text:span text:style-name="T34">"FileWriter Test:"</text:span><text:span text:style-name="T17">, </text:span><text:span text:style-name="T14">fileWriterTime1</text:span><text:span text:style-name="T17">);</text:span><text:line-break/><text:span text:style-name="T17"> <text:s text:c="7"/></text:span><text:span text:style-name="T14">System</text:span><text:span text:style-name="T17">.</text:span><text:span text:style-name="T29">out</text:span><text:span text:style-name="T17">.printf(</text:span><text:span text:style-name="T34">"%-20s %15d ns</text:span><text:span text:style-name="T42">\n</text:span><text:span text:style-name="T34">"</text:span><text:span text:style-name="T17">, </text:span><text:span text:style-name="T34">"Scanner Test:"</text:span><text:span text:style-name="T17">, </text:span><text:span text:style-name="T14">scannerTime1</text:span><text:span text:style-name="T17">);</text:span><text:line-break/><text:span text:style-name="T17"> <text:s text:c="7"/></text:span><text:span text:style-name="T14">System</text:span><text:span text:style-name="T17">.</text:span><text:span text:style-name="T29">out</text:span><text:span text:style-name="T17">.printf(</text:span><text:span text:style-name="T34">"%-20s %15d ns</text:span><text:span text:style-name="T42">\n</text:span><text:span text:style-name="T34">"</text:span><text:span text:style-name="T17">, </text:span><text:span text:style-name="T34">"BufferedReader Test:"</text:span><text:span text:style-name="T17">, </text:span><text:span text:style-name="T14">bufferedReaderTime1</text:span><text:span text:style-name="T17">);</text:span><text:line-break/><text:span text:style-name="T17"> <text:s text:c="7"/></text:span><text:span text:style-name="T14">System</text:span><text:span text:style-name="T17">.</text:span><text:span text:style-name="T29">out</text:span><text:span text:style-name="T17">.printf(</text:span><text:span text:style-name="T34">"%-20s %15d ns</text:span><text:span text:style-name="T42">\n</text:span><text:span text:style-name="T34">"</text:span><text:span text:style-name="T17">, </text:span><text:span text:style-name="T34">"FileReader Test:"</text:span><text:span text:style-name="T17">, </text:span><text:span text:style-name="T14">fileReaderTime1</text:span><text:span text:style-name="T17">);</text:span><text:line-break/><text:line-break/><text:span text:style-name="T17"> <text:s text:c="7"/></text:span><text:span text:style-name="T5">// Second test with 1000000</text:span><text:line-break/><text:span text:style-name="T5"> <text:s text:c="7"/></text:span><text:span text:style-name="T10">int </text:span><text:span text:style-name="T14">n2 </text:span><text:span text:style-name="T17">= </text:span><text:span text:style-name="T40">1000000</text:span><text:span text:style-name="T17">;</text:span><text:line-break/><text:soft-page-break/><text:span text:style-name="T17"> <text:s text:c="7"/></text:span><text:span text:style-name="T14">System</text:span><text:span text:style-name="T17">.</text:span><text:span text:style-name="T29">out</text:span><text:span text:style-name="T17">.printf(</text:span><text:span text:style-name="T34">"</text:span><text:span text:style-name="T42">\n</text:span><text:span text:style-name="T34">Testing with n = %d</text:span><text:span text:style-name="T42">\n</text:span><text:span text:style-name="T34">"</text:span><text:span text:style-name="T17">, </text:span><text:span text:style-name="T14">n2</text:span><text:span text:style-name="T17">);</text:span><text:line-break/><text:line-break/><text:span text:style-name="T17"> <text:s text:c="7"/></text:span><text:span text:style-name="T10">long </text:span><text:span text:style-name="T14">printWriterTime2 </text:span><text:span text:style-name="T17">= </text:span><text:span text:style-name="T23">printWriterTest</text:span><text:span text:style-name="T17">(</text:span><text:span text:style-name="T14">filename</text:span><text:span text:style-name="T17">, </text:span><text:span text:style-name="T14">n2</text:span><text:span text:style-name="T17">);</text:span><text:line-break/><text:span text:style-name="T17"> <text:s text:c="7"/></text:span><text:span text:style-name="T10">long </text:span><text:span text:style-name="T14">bufferWriterTime2 </text:span><text:span text:style-name="T17">= </text:span><text:span text:style-name="T23">bufferWriterTest</text:span><text:span text:style-name="T17">(</text:span><text:span text:style-name="T14">filename</text:span><text:span text:style-name="T17">, </text:span><text:span text:style-name="T14">n2</text:span><text:span text:style-name="T17">);</text:span><text:line-break/><text:span text:style-name="T17"> <text:s text:c="7"/></text:span><text:span text:style-name="T10">long </text:span><text:span text:style-name="T14">fileWriterTime2 </text:span><text:span text:style-name="T17">= </text:span><text:span text:style-name="T23">fileWriterTest</text:span><text:span text:style-name="T17">(</text:span><text:span text:style-name="T14">filename</text:span><text:span text:style-name="T17">, </text:span><text:span text:style-name="T14">n2</text:span><text:span text:style-name="T17">);</text:span><text:line-break/><text:span text:style-name="T17"> <text:s text:c="7"/></text:span><text:span text:style-name="T10">long </text:span><text:span text:style-name="T14">scannerTime2 </text:span><text:span text:style-name="T17">= </text:span><text:span text:style-name="T23">scannerTest</text:span><text:span text:style-name="T17">(</text:span><text:span text:style-name="T14">filename</text:span><text:span text:style-name="T17">, </text:span><text:span text:style-name="T14">n2</text:span><text:span text:style-name="T17">);</text:span><text:line-break/><text:span text:style-name="T17"> <text:s text:c="7"/></text:span><text:span text:style-name="T10">long </text:span><text:span text:style-name="T14">bufferedReaderTime2 </text:span><text:span text:style-name="T17">= </text:span><text:span text:style-name="T23">bufferedReaderTest</text:span><text:span text:style-name="T17">(</text:span><text:span text:style-name="T14">filename</text:span><text:span text:style-name="T17">, </text:span><text:span text:style-name="T14">n2</text:span><text:span text:style-name="T17">);</text:span><text:line-break/><text:span text:style-name="T17"> <text:s text:c="7"/></text:span><text:span text:style-name="T10">long </text:span><text:span text:style-name="T14">fileReaderTime2 </text:span><text:span text:style-name="T17">= </text:span><text:span text:style-name="T23">fileReaderTest</text:span><text:span text:style-name="T17">(</text:span><text:span text:style-name="T14">filename</text:span><text:span text:style-name="T17">, </text:span><text:span text:style-name="T14">n2</text:span><text:span text:style-name="T17">);</text:span><text:line-break/><text:line-break/><text:span text:style-name="T17"> <text:s text:c="7"/></text:span><text:span text:style-name="T14">System</text:span><text:span text:style-name="T17">.</text:span><text:span text:style-name="T29">out</text:span><text:span text:style-name="T17">.printf(</text:span><text:span text:style-name="T34">"%-20s %15d ns</text:span><text:span text:style-name="T42">\n</text:span><text:span text:style-name="T34">"</text:span><text:span text:style-name="T17">, </text:span><text:span text:style-name="T34">"PrintWriter Test:"</text:span><text:span text:style-name="T17">, </text:span><text:span text:style-name="T14">printWriterTime2</text:span><text:span text:style-name="T17">);</text:span><text:line-break/><text:span text:style-name="T17"> <text:s text:c="7"/></text:span><text:span text:style-name="T14">System</text:span><text:span text:style-name="T17">.</text:span><text:span text:style-name="T29">out</text:span><text:span text:style-name="T17">.printf(</text:span><text:span text:style-name="T34">"%-20s %15d ns</text:span><text:span text:style-name="T42">\n</text:span><text:span text:style-name="T34">"</text:span><text:span text:style-name="T17">, </text:span><text:span text:style-name="T34">"BufferedWriter Test:"</text:span><text:span text:style-name="T17">, </text:span><text:span text:style-name="T14">bufferWriterTime2</text:span><text:span text:style-name="T17">);</text:span><text:line-break/><text:span text:style-name="T17"> <text:s text:c="7"/></text:span><text:span text:style-name="T14">System</text:span><text:span text:style-name="T17">.</text:span><text:span text:style-name="T29">out</text:span><text:span text:style-name="T17">.printf(</text:span><text:span text:style-name="T34">"%-20s %15d ns</text:span><text:span text:style-name="T42">\n</text:span><text:span text:style-name="T34">"</text:span><text:span text:style-name="T17">, </text:span><text:span text:style-name="T34">"FileWriter Test:"</text:span><text:span text:style-name="T17">, </text:span><text:span text:style-name="T14">fileWriterTime2</text:span><text:span text:style-name="T17">);</text:span><text:line-break/><text:span text:style-name="T17"> <text:s text:c="7"/></text:span><text:span text:style-name="T14">System</text:span><text:span text:style-name="T17">.</text:span><text:span text:style-name="T29">out</text:span><text:span text:style-name="T17">.printf(</text:span><text:span text:style-name="T34">"%-20s %15d ns</text:span><text:span text:style-name="T42">\n</text:span><text:span text:style-name="T34">"</text:span><text:span text:style-name="T17">, </text:span><text:span text:style-name="T34">"Scanner Test:"</text:span><text:span text:style-name="T17">, </text:span><text:span text:style-name="T14">scannerTime2</text:span><text:span text:style-name="T17">);</text:span><text:line-break/><text:span text:style-name="T17"> <text:s text:c="7"/></text:span><text:span text:style-name="T14">System</text:span><text:span text:style-name="T17">.</text:span><text:span text:style-name="T29">out</text:span><text:span text:style-name="T17">.printf(</text:span><text:span text:style-name="T34">"%-20s %15d ns</text:span><text:span text:style-name="T42">\n</text:span><text:span text:style-name="T34">"</text:span><text:span text:style-name="T17">, </text:span><text:span text:style-name="T34">"BufferedReader Test:"</text:span><text:span text:style-name="T17">, </text:span><text:span text:style-name="T14">bufferedReaderTime2</text:span><text:span text:style-name="T17">);</text:span><text:line-break/><text:span text:style-name="T17"> <text:s text:c="7"/></text:span><text:span text:style-name="T14">System</text:span><text:span text:style-name="T17">.</text:span><text:span text:style-name="T29">out</text:span><text:span text:style-name="T17">.printf(</text:span><text:span text:style-name="T34">"%-20s %15d ns</text:span><text:span text:style-name="T42">\n</text:span><text:span text:style-name="T34">"</text:span><text:span text:style-name="T17">, </text:span><text:span text:style-name="T34">"FileReader Test:"</text:span><text:span text:style-name="T17">, </text:span><text:span text:style-name="T14">fileReaderTime2</text:span><text:span text:style-name="T17">);</text:span><text:line-break/><text:span text:style-name="T17"> <text:s text:c="3"/>}</text:span><text:line-break/><text:span text:style-name="T17">}</text:span><text:line-break/></text:p>
      <text:p text:style-name="P9"><text:span text:style-name="T48">Testing with n = 10000</text:span></text:p>
      <text:p text:style-name="P9"><text:span text:style-name="T48">PrintWriter Test: <text:s text:c="11"/><text:tab/>2957439 ns</text:span></text:p>
      <text:p text:style-name="P9"><text:span text:style-name="T48">BufferedWriter Test: <text:s text:c="8"/><text:tab/>1520089 ns</text:span></text:p>
      <text:p text:style-name="P9"><text:span text:style-name="T48">FileWriter Test: <text:s text:c="11"/><text:tab/>15184434 ns</text:span></text:p>
      <text:p text:style-name="P9"><text:span text:style-name="T48">Scanner Test: <text:s text:c="14"/><text:tab/>35341861 ns</text:span></text:p>
      <text:p text:style-name="P9"><text:span text:style-name="T48">BufferedReader Test: <text:s text:c="8"/><text:tab/>1643678 ns</text:span></text:p>
      <text:p text:style-name="P9"><text:span text:style-name="T48">FileReader Test: <text:s text:c="11"/><text:tab/>10026304 ns</text:span></text:p>
      <text:p text:style-name="P9"><text:span text:style-name="T48"/></text:p>
      <text:p text:style-name="P9"><text:span text:style-name="T48">Testing with n = 1000000</text:span></text:p>
      <text:p text:style-name="P9"><text:span text:style-name="T48">PrintWriter Test: <text:s text:c="10"/><text:tab/>40861088 ns</text:span></text:p>
      <text:p text:style-name="P9"><text:span text:style-name="T48">BufferedWriter Test: <text:s text:c="7"/><text:tab/>26412169 ns</text:span></text:p>
      <text:p text:style-name="P9"><text:span text:style-name="T48">FileWriter Test: <text:s text:c="10"/><text:tab/>101649826 ns</text:span></text:p>
      <text:p text:style-name="P9"><text:span text:style-name="T48">Scanner Test: <text:s text:c="13"/><text:tab/>465852713 ns</text:span></text:p>
      <text:p text:style-name="P9"><text:span text:style-name="T48">BufferedReader Test: <text:s text:c="7"/><text:tab/>25177802 ns</text:span></text:p>
      <text:p text:style-name="P9"><text:span text:style-name="T48">FileReader Test: <text:s text:c="11"/><text:tab/>56890587 ns</text:span></text:p>
      <text:p text:style-name="P10"><text:span text:style-name="T50">Lab </text:span><text:span text:style-name="T51">20</text:span><text:span text:style-name="T50"> – </text:span><text:span text:style-name="T51">File Operations</text:span></text:p>
      <text:p text:style-name="P11"><text:span text:style-name="T51"/></text:p>
      <text:p text:style-name="P14"><text:span text:style-name="T66">import </text:span><text:span text:style-name="T15">java.io.</text:span><text:span text:style-name="T18">*;</text:span><text:line-break/><text:span text:style-name="T12">import </text:span><text:span text:style-name="T15">java.nio.file.</text:span><text:span text:style-name="T18">*;</text:span><text:line-break/><text:span text:style-name="T12">import </text:span><text:span text:style-name="T15">java.util.ArrayList</text:span><text:span text:style-name="T18">;</text:span><text:line-break/><text:span text:style-name="T12">public class </text:span><text:span text:style-name="T15">CargoFileOperations </text:span><text:span text:style-name="T18">{</text:span><text:line-break/><text:span text:style-name="T18"> <text:s text:c="3"/></text:span><text:span text:style-name="T12">private </text:span><text:span text:style-name="T15">String </text:span><text:span text:style-name="T27">filename</text:span><text:span text:style-name="T18">;</text:span><text:line-break/><text:line-break/><text:span text:style-name="T18"> <text:s text:c="3"/></text:span><text:span text:style-name="T12">public </text:span><text:span text:style-name="T32">CargoFileOperations</text:span><text:span text:style-name="T18">(</text:span><text:span text:style-name="T15">String filename</text:span><text:span text:style-name="T18">) {</text:span><text:line-break/><text:span text:style-name="T18"> <text:s text:c="7"/></text:span><text:span text:style-name="T12">this</text:span><text:span text:style-name="T18">.</text:span><text:span text:style-name="T27">filename </text:span><text:span text:style-name="T18">= </text:span><text:span text:style-name="T15">filename</text:span><text:span text:style-name="T18">;</text:span><text:line-break/><text:span text:style-name="T18"> <text:s text:c="3"/>}</text:span><text:line-break/><text:span text:style-name="T18"> <text:s text:c="3"/></text:span><text:span text:style-name="T12">public void </text:span><text:span text:style-name="T32">writeList</text:span><text:span text:style-name="T18">(</text:span><text:span text:style-name="T15">ArrayList</text:span><text:span text:style-name="T18">&lt;</text:span><text:span text:style-name="T15">Cargo</text:span><text:span text:style-name="T18">&gt; </text:span><text:span text:style-name="T15">list</text:span><text:span text:style-name="T18">) {</text:span><text:line-break/><text:span text:style-name="T18"> <text:s text:c="7"/></text:span><text:span text:style-name="T12">try </text:span><text:span text:style-name="T18">(</text:span><text:span text:style-name="T15">FileOutputStream fileOut </text:span><text:span text:style-name="T18">= </text:span><text:span text:style-name="T12">new </text:span><text:span text:style-name="T18">FileOutputStream(</text:span><text:span text:style-name="T27">filename</text:span><text:span text:style-name="T18">);</text:span><text:line-break/><text:span text:style-name="T18"> <text:s text:c="12"/></text:span><text:span text:style-name="T15">ObjectOutputStream out </text:span><text:span text:style-name="T18">= </text:span><text:span text:style-name="T12">new </text:span><text:span text:style-name="T18">ObjectOutputStream(</text:span><text:span text:style-name="T15">fileOut</text:span><text:span text:style-name="T18">)) {</text:span><text:line-break/><text:span text:style-name="T18"> <text:s text:c="11"/></text:span><text:span text:style-name="T12">for </text:span><text:span text:style-name="T18">(</text:span><text:span text:style-name="T15">Cargo cargo </text:span><text:span text:style-name="T18">: </text:span><text:span text:style-name="T15">list</text:span><text:span text:style-name="T18">) {</text:span><text:line-break/><text:span text:style-name="T18"> <text:s text:c="15"/></text:span><text:span text:style-name="T12">try </text:span><text:span text:style-name="T18">{</text:span><text:line-break/><text:span text:style-name="T18"> <text:s text:c="19"/></text:span><text:span text:style-name="T15">out</text:span><text:span text:style-name="T18">.writeObject(</text:span><text:span text:style-name="T15">cargo</text:span><text:span text:style-name="T18">);</text:span><text:line-break/><text:span text:style-name="T18"> <text:s text:c="15"/>} </text:span><text:span text:style-name="T12">catch </text:span><text:span text:style-name="T18">(</text:span><text:span text:style-name="T15">IOException e</text:span><text:span text:style-name="T18">) {</text:span><text:line-break/><text:span text:style-name="T18"> <text:s text:c="19"/></text:span><text:span text:style-name="T15">System</text:span><text:span text:style-name="T18">.</text:span><text:span text:style-name="T30">err</text:span><text:span text:style-name="T18">.println(</text:span><text:span text:style-name="T35">"Failed to write cargo: " </text:span><text:span text:style-name="T18">+ </text:span><text:span text:style-name="T15">e</text:span><text:span text:style-name="T18">.getMessage());</text:span><text:line-break/><text:span text:style-name="T18"> <text:s text:c="15"/>}</text:span><text:line-break/><text:span text:style-name="T18"> <text:s text:c="11"/>}</text:span><text:line-break/><text:span text:style-name="T18"> <text:s text:c="7"/>} </text:span><text:span text:style-name="T12">catch </text:span><text:span text:style-name="T18">(</text:span><text:span text:style-name="T15">IOException e</text:span><text:span text:style-name="T18">) {</text:span><text:line-break/><text:span text:style-name="T18"> <text:s text:c="11"/></text:span><text:span text:style-name="T15">System</text:span><text:span text:style-name="T18">.</text:span><text:span text:style-name="T30">err</text:span><text:span text:style-name="T18">.println(</text:span><text:span text:style-name="T35">"Output file failed to open: " </text:span><text:span text:style-name="T18">+ </text:span><text:span text:style-name="T15">e</text:span><text:span text:style-name="T18">.getMessage());</text:span><text:line-break/><text:span text:style-name="T18"> <text:s text:c="11"/></text:span><text:span text:style-name="T15">System</text:span><text:span text:style-name="T18">.</text:span><text:span text:style-name="T24">exit</text:span><text:span text:style-name="T18">(</text:span><text:span text:style-name="T41">1</text:span><text:span text:style-name="T18">);</text:span><text:line-break/><text:span text:style-name="T18"> <text:s text:c="7"/>}</text:span><text:line-break/><text:span text:style-name="T18"> <text:s text:c="3"/>}</text:span><text:line-break/><text:span text:style-name="T18"> <text:s text:c="3"/></text:span><text:span text:style-name="T12">public </text:span><text:span text:style-name="T15">ArrayList</text:span><text:span text:style-name="T18">&lt;</text:span><text:span text:style-name="T15">Cargo</text:span><text:span text:style-name="T18">&gt; </text:span><text:span text:style-name="T32">readList</text:span><text:span text:style-name="T18">() {</text:span><text:line-break/><text:span text:style-name="T18"> <text:s text:c="7"/></text:span><text:span text:style-name="T15">ArrayList</text:span><text:span text:style-name="T18">&lt;</text:span><text:span text:style-name="T15">Cargo</text:span><text:span text:style-name="T18">&gt; </text:span><text:span text:style-name="T15">cargoList </text:span><text:span text:style-name="T18">= </text:span><text:span text:style-name="T12">new </text:span><text:span text:style-name="T18">ArrayList&lt;&gt;();</text:span><text:line-break/><text:span text:style-name="T18"> <text:s text:c="7"/></text:span><text:span text:style-name="T12">try </text:span><text:span text:style-name="T18">(</text:span><text:span text:style-name="T15">FileInputStream fileIn </text:span><text:span text:style-name="T18">= </text:span><text:span text:style-name="T12">new </text:span><text:span text:style-name="T18">FileInputStream(</text:span><text:span text:style-name="T27">filename</text:span><text:span text:style-name="T18">);</text:span><text:line-break/><text:span text:style-name="T18"> <text:s text:c="12"/></text:span><text:span text:style-name="T15">ObjectInputStream in </text:span><text:span text:style-name="T18">= </text:span><text:span text:style-name="T12">new </text:span><text:span text:style-name="T18">ObjectInputStream(</text:span><text:span text:style-name="T15">fileIn</text:span><text:span text:style-name="T18">)) {</text:span><text:line-break/><text:span text:style-name="T18"> <text:s text:c="11"/></text:span><text:span text:style-name="T12">while </text:span><text:span text:style-name="T18">(</text:span><text:span text:style-name="T15">fileIn</text:span><text:span text:style-name="T18">.available() &gt; </text:span><text:span text:style-name="T41">0</text:span><text:span text:style-name="T18">) {</text:span><text:line-break/><text:span text:style-name="T18"> <text:s text:c="15"/></text:span><text:span text:style-name="T12">try </text:span><text:span text:style-name="T18">{</text:span><text:line-break/><text:span text:style-name="T18"> <text:s text:c="19"/></text:span><text:span text:style-name="T15">Cargo cargo </text:span><text:span text:style-name="T18">= (</text:span><text:span text:style-name="T15">Cargo</text:span><text:span text:style-name="T18">) </text:span><text:span text:style-name="T15">in</text:span><text:span text:style-name="T18">.readObject();</text:span><text:line-break/><text:span text:style-name="T18"> <text:s text:c="19"/></text:span><text:span text:style-name="T15">cargoList</text:span><text:span text:style-name="T18">.add(</text:span><text:span text:style-name="T15">cargo</text:span><text:span text:style-name="T18">);</text:span><text:line-break/><text:span text:style-name="T18"> <text:s text:c="15"/>} </text:span><text:span text:style-name="T12">catch </text:span><text:span text:style-name="T18">(</text:span><text:span text:style-name="T15">ClassNotFoundException </text:span><text:span text:style-name="T18">| </text:span><text:span text:style-name="T15">IOException e</text:span><text:span text:style-name="T18">) {</text:span><text:line-break/><text:span text:style-name="T18"> <text:s text:c="19"/></text:span><text:span text:style-name="T15">System</text:span><text:span text:style-name="T18">.</text:span><text:span text:style-name="T30">err</text:span><text:span text:style-name="T18">.println(</text:span><text:span text:style-name="T35">"Failed to read cargo: " </text:span><text:span text:style-name="T18">+ </text:span><text:span text:style-name="T15">e</text:span><text:span text:style-name="T18">.getMessage());</text:span><text:line-break/><text:span text:style-name="T18"> <text:s text:c="15"/>}</text:span><text:line-break/><text:span text:style-name="T18"> <text:s text:c="11"/>}</text:span><text:line-break/><text:span text:style-name="T18"> <text:s text:c="7"/>} </text:span><text:span text:style-name="T12">catch </text:span><text:span text:style-name="T18">(</text:span><text:span text:style-name="T15">IOException e</text:span><text:span text:style-name="T18">) {</text:span><text:line-break/><text:span text:style-name="T18"> <text:s text:c="11"/></text:span><text:span text:style-name="T15">System</text:span><text:span text:style-name="T18">.</text:span><text:span text:style-name="T30">err</text:span><text:span text:style-name="T18">.println(</text:span><text:span text:style-name="T35">"Input file failed to open: " </text:span><text:span text:style-name="T18">+ </text:span><text:span text:style-name="T15">e</text:span><text:span text:style-name="T18">.getMessage());</text:span><text:line-break/><text:span text:style-name="T18"> <text:s text:c="11"/></text:span><text:span text:style-name="T15">System</text:span><text:span text:style-name="T18">.</text:span><text:span text:style-name="T24">exit</text:span><text:span text:style-name="T18">(</text:span><text:span text:style-name="T41">1</text:span><text:span text:style-name="T18">);</text:span><text:line-break/><text:span text:style-name="T18"> <text:s text:c="7"/>}</text:span><text:line-break/><text:span text:style-name="T18"> <text:s text:c="7"/></text:span><text:span text:style-name="T12">return </text:span><text:span text:style-name="T15">cargoList</text:span><text:span text:style-name="T18">;</text:span><text:line-break/><text:span text:style-name="T18"> <text:s text:c="3"/>}</text:span><text:line-break/><text:span text:style-name="T18"> <text:s text:c="3"/></text:span><text:span text:style-name="T8">// Method to display file information</text:span><text:line-break/><text:span text:style-name="T8"> <text:s text:c="3"/></text:span><text:span text:style-name="T12">public void </text:span><text:span text:style-name="T32">display</text:span><text:span text:style-name="T18">() {</text:span><text:line-break/><text:span text:style-name="T18"> <text:s text:c="7"/></text:span><text:span text:style-name="T15">Path path </text:span><text:span text:style-name="T18">= </text:span><text:span text:style-name="T15">Paths</text:span><text:span text:style-name="T18">.</text:span><text:span text:style-name="T24">get</text:span><text:span text:style-name="T18">(</text:span><text:span text:style-name="T27">filename</text:span><text:span text:style-name="T18">);</text:span><text:line-break/><text:span text:style-name="T18"> <text:s text:c="7"/></text:span><text:span text:style-name="T15">File file </text:span><text:span text:style-name="T18">= </text:span><text:span text:style-name="T15">path</text:span><text:span text:style-name="T18">.toFile();</text:span><text:line-break/><text:span text:style-name="T18"> <text:s text:c="7"/></text:span><text:span text:style-name="T15">System</text:span><text:span text:style-name="T18">.</text:span><text:span text:style-name="T30">out</text:span><text:span text:style-name="T18">.println(</text:span><text:span text:style-name="T35">"Path: " </text:span><text:span text:style-name="T18">+ </text:span><text:span text:style-name="T15">path</text:span><text:span text:style-name="T18">.toString());</text:span><text:line-break/><text:span text:style-name="T18"> <text:s text:c="7"/></text:span><text:span text:style-name="T15">System</text:span><text:span text:style-name="T18">.</text:span><text:span text:style-name="T30">out</text:span><text:span text:style-name="T18">.println(</text:span><text:span text:style-name="T35">"Absolute Path: " </text:span><text:span text:style-name="T18">+ </text:span><text:span text:style-name="T15">path</text:span><text:span text:style-name="T18">.toAbsolutePath());</text:span><text:line-break/><text:span text:style-name="T18"> <text:s text:c="7"/></text:span><text:span text:style-name="T15">System</text:span><text:span text:style-name="T18">.</text:span><text:span text:style-name="T30">out</text:span><text:span text:style-name="T18">.println(</text:span><text:span text:style-name="T35">"Root: " </text:span><text:span text:style-name="T18">+ </text:span><text:span text:style-name="T15">path</text:span><text:span text:style-name="T18">.getRoot());</text:span><text:line-break/><text:line-break/><text:span text:style-name="T18"> <text:s text:c="7"/></text:span><text:span text:style-name="T15">System</text:span><text:span text:style-name="T18">.</text:span><text:span text:style-name="T30">out</text:span><text:span text:style-name="T18">.println(</text:span><text:span text:style-name="T35">"File is directory: " </text:span><text:span text:style-name="T18">+ </text:span><text:span text:style-name="T15">file</text:span><text:span text:style-name="T18">.isDirectory());</text:span><text:line-break/><text:span text:style-name="T18"> <text:s text:c="7"/></text:span><text:span text:style-name="T15">System</text:span><text:span text:style-name="T18">.</text:span><text:span text:style-name="T30">out</text:span><text:span text:style-name="T18">.println(</text:span><text:span text:style-name="T35">"File absolute path: " </text:span><text:span text:style-name="T18">+ </text:span><text:span text:style-name="T15">file</text:span><text:span text:style-name="T18">.getAbsolutePath());</text:span><text:line-break/><text:line-break/><text:span text:style-name="T18"> <text:s text:c="7"/></text:span><text:span text:style-name="T15">System</text:span><text:span text:style-name="T18">.</text:span><text:span text:style-name="T30">out</text:span><text:span text:style-name="T18">.println(</text:span><text:span text:style-name="T35">"isExecutable returns " </text:span><text:span text:style-name="T18">+ </text:span><text:span text:style-name="T15">file</text:span><text:span text:style-name="T18">.canExecute());</text:span><text:line-break/><text:span text:style-name="T18"> <text:s text:c="7"/></text:span><text:span text:style-name="T15">System</text:span><text:span text:style-name="T18">.</text:span><text:span text:style-name="T30">out</text:span><text:span text:style-name="T18">.println(</text:span><text:span text:style-name="T35">"isReadable returns " </text:span><text:span text:style-name="T18">+ </text:span><text:span text:style-name="T15">file</text:span><text:span text:style-name="T18">.canRead());</text:span><text:line-break/><text:span text:style-name="T18"> <text:s text:c="7"/></text:span><text:span text:style-name="T15">System</text:span><text:span text:style-name="T18">.</text:span><text:span text:style-name="T30">out</text:span><text:span text:style-name="T18">.println(</text:span><text:span text:style-name="T35">"isWritable returns" </text:span><text:span text:style-name="T18">+ </text:span><text:span text:style-name="T15">file</text:span><text:span text:style-name="T18">.canWrite());</text:span><text:line-break/><text:span text:style-name="T18"> <text:s text:c="3"/>}</text:span><text:line-break/><text:span text:style-name="T18">}</text:span></text:p>
      <text:p text:style-name="P15"><text:line-break/><text:span text:style-name="T53">Lab </text:span><text:span text:style-name="T52">2</text:span><text:span text:style-name="T54">1</text:span><text:span text:style-name="T53"> – </text:span><text:span text:style-name="T54">Reflections</text:span></text:p>
      <text:p text:style-name="P14"><text:span text:style-name="T54"/></text:p>
      <text:p text:style-name="P14"><text:span text:style-name="T67">import </text:span><text:span text:style-name="T15">java.lang.reflect.Constructor</text:span><text:span text:style-name="T18">;</text:span><text:line-break/><text:span text:style-name="T12">import </text:span><text:span text:style-name="T15">java.lang.reflect.Field</text:span><text:span text:style-name="T18">;</text:span><text:line-break/><text:span text:style-name="T12">import </text:span><text:span text:style-name="T15">java.lang.reflect.Method</text:span><text:span text:style-name="T18">;</text:span><text:line-break/><text:line-break/><text:span text:style-name="T12">public class </text:span><text:span text:style-name="T15">Lab21Main </text:span><text:span text:style-name="T18">{</text:span><text:line-break/><text:line-break/><text:span text:style-name="T18"> <text:s text:c="3"/></text:span><text:span text:style-name="T12">public void </text:span><text:span text:style-name="T32">classFun</text:span><text:span text:style-name="T18">(</text:span><text:span text:style-name="T15">Class</text:span><text:span text:style-name="T18">&lt;?&gt; </text:span><text:span text:style-name="T15">c</text:span><text:span text:style-name="T18">) {</text:span><text:line-break/><text:span text:style-name="T18"> <text:s text:c="7"/></text:span><text:span text:style-name="T12">try </text:span><text:span text:style-name="T18">{</text:span><text:line-break/><text:span text:style-name="T18"> <text:s text:c="11"/></text:span><text:span text:style-name="T15">System</text:span><text:span text:style-name="T18">.</text:span><text:span text:style-name="T30">out</text:span><text:span text:style-name="T18">.println(</text:span><text:span text:style-name="T35">"1. Canonical Class Name: " </text:span><text:span text:style-name="T18">+ </text:span><text:span text:style-name="T15">c</text:span><text:span text:style-name="T18">.getCanonicalName());</text:span><text:line-break/><text:line-break/><text:span text:style-name="T18"> <text:s text:c="11"/></text:span><text:span text:style-name="T15">System</text:span><text:span text:style-name="T18">.</text:span><text:span text:style-name="T30">out</text:span><text:span text:style-name="T18">.println(</text:span><text:span text:style-name="T35">"</text:span><text:span text:style-name="T44">\n</text:span><text:span text:style-name="T35">2. Member Fields:</text:span><text:span text:style-name="T44">\n</text:span><text:span text:style-name="T35">"</text:span><text:span text:style-name="T18">);</text:span><text:line-break/><text:span text:style-name="T18"> <text:s text:c="11"/></text:span><text:span text:style-name="T15">Field</text:span><text:span text:style-name="T18">[] </text:span><text:span text:style-name="T15">fields </text:span><text:span text:style-name="T18">= </text:span><text:span text:style-name="T15">c</text:span><text:span text:style-name="T18">.getDeclaredFields();</text:span><text:line-break/><text:span text:style-name="T18"> <text:s text:c="11"/></text:span><text:span text:style-name="T12">if </text:span><text:span text:style-name="T18">(</text:span><text:span text:style-name="T15">fields</text:span><text:span text:style-name="T18">.</text:span><text:span text:style-name="T27">length </text:span><text:span text:style-name="T18">== </text:span><text:span text:style-name="T41">0</text:span><text:span text:style-name="T18">) {</text:span><text:line-break/><text:span text:style-name="T18"> <text:s text:c="15"/></text:span><text:span text:style-name="T15">System</text:span><text:span text:style-name="T18">.</text:span><text:span text:style-name="T30">out</text:span><text:span text:style-name="T18">.println(</text:span><text:span text:style-name="T35">"No member data found!"</text:span><text:span text:style-name="T18">);</text:span><text:line-break/><text:span text:style-name="T18"> <text:s text:c="11"/>} </text:span><text:span text:style-name="T12">else </text:span><text:span text:style-name="T18">{</text:span><text:line-break/><text:span text:style-name="T18"> <text:s text:c="15"/></text:span><text:span text:style-name="T15">StringBuilder sb </text:span><text:span text:style-name="T18">= </text:span><text:span text:style-name="T12">new </text:span><text:span text:style-name="T18">StringBuilder();</text:span><text:line-break/><text:span text:style-name="T18"> <text:s text:c="15"/></text:span><text:span text:style-name="T12">for </text:span><text:span text:style-name="T18">(</text:span><text:span text:style-name="T12">int </text:span><text:span text:style-name="T15">i </text:span><text:span text:style-name="T18">= </text:span><text:span text:style-name="T41">0</text:span><text:span text:style-name="T18">; </text:span><text:span text:style-name="T15">i </text:span><text:span text:style-name="T18">&lt; </text:span><text:span text:style-name="T15">fields</text:span><text:span text:style-name="T18">.</text:span><text:span text:style-name="T27">length</text:span><text:span text:style-name="T18">; </text:span><text:span text:style-name="T15">i</text:span><text:span text:style-name="T18">++) {</text:span><text:line-break/><text:span text:style-name="T18"> <text:s text:c="19"/></text:span><text:span text:style-name="T15">sb</text:span><text:span text:style-name="T18">.append(</text:span><text:span text:style-name="T35">"</text:span><text:span text:style-name="T44">\t</text:span><text:span text:style-name="T35">"</text:span><text:span text:style-name="T18">).append((</text:span><text:span text:style-name="T15">i </text:span><text:span text:style-name="T18">+ </text:span><text:span text:style-name="T41">1</text:span><text:span text:style-name="T18">)).append(</text:span><text:span text:style-name="T35">". "</text:span><text:span text:style-name="T18">).append(</text:span><text:span text:style-name="T15">fields</text:span><text:span text:style-name="T18">[</text:span><text:span text:style-name="T15">i</text:span><text:span text:style-name="T18">]).append(</text:span><text:span text:style-name="T35">"</text:span><text:span text:style-name="T44">\n</text:span><text:span text:style-name="T35">"</text:span><text:span text:style-name="T18">);</text:span><text:line-break/><text:span text:style-name="T18"> <text:s text:c="15"/>}</text:span><text:line-break/><text:span text:style-name="T18"> <text:s text:c="15"/></text:span><text:span text:style-name="T15">System</text:span><text:span text:style-name="T18">.</text:span><text:span text:style-name="T30">out</text:span><text:span text:style-name="T18">.println(</text:span><text:span text:style-name="T15">sb</text:span><text:span text:style-name="T18">.toString());</text:span><text:line-break/><text:span text:style-name="T18"> <text:s text:c="11"/>}</text:span><text:line-break/><text:line-break/><text:span text:style-name="T18"> <text:s text:c="11"/></text:span><text:span text:style-name="T15">System</text:span><text:span text:style-name="T18">.</text:span><text:span text:style-name="T30">out</text:span><text:span text:style-name="T18">.println(</text:span><text:span text:style-name="T35">"</text:span><text:span text:style-name="T44">\n</text:span><text:span text:style-name="T35">3. Local Constructors: "</text:span><text:span text:style-name="T18">);</text:span><text:line-break/><text:span text:style-name="T18"> <text:s text:c="11"/></text:span><text:span text:style-name="T15">Constructor</text:span><text:span text:style-name="T18">&lt;?&gt;[] </text:span><text:span text:style-name="T15">localConstructors </text:span><text:span text:style-name="T18">= </text:span><text:span text:style-name="T15">c</text:span><text:span text:style-name="T18">.getDeclaredConstructors();</text:span><text:line-break/><text:span text:style-name="T18"> <text:s text:c="11"/></text:span><text:span text:style-name="T12">if </text:span><text:span text:style-name="T18">(</text:span><text:span text:style-name="T15">localConstructors</text:span><text:span text:style-name="T18">.</text:span><text:span text:style-name="T27">length </text:span><text:span text:style-name="T18">== </text:span><text:span text:style-name="T41">0</text:span><text:span text:style-name="T18">) {</text:span><text:line-break/><text:span text:style-name="T18"> <text:s text:c="15"/></text:span><text:span text:style-name="T15">System</text:span><text:span text:style-name="T18">.</text:span><text:span text:style-name="T30">out</text:span><text:span text:style-name="T18">.println(</text:span><text:span text:style-name="T35">"No local constructors found!"</text:span><text:span text:style-name="T18">);</text:span><text:line-break/><text:span text:style-name="T18"> <text:s text:c="11"/>} </text:span><text:span text:style-name="T12">else </text:span><text:span text:style-name="T18">{</text:span><text:line-break/><text:span text:style-name="T18"> <text:s text:c="15"/></text:span><text:span text:style-name="T15">StringBuilder sb </text:span><text:span text:style-name="T18">= </text:span><text:span text:style-name="T12">new </text:span><text:span text:style-name="T18">StringBuilder();</text:span><text:line-break/><text:span text:style-name="T18"> <text:s text:c="15"/></text:span><text:span text:style-name="T12">for </text:span><text:span text:style-name="T18">(</text:span><text:span text:style-name="T12">int </text:span><text:span text:style-name="T15">i </text:span><text:span text:style-name="T18">= </text:span><text:span text:style-name="T41">0</text:span><text:span text:style-name="T18">; </text:span><text:span text:style-name="T15">i </text:span><text:span text:style-name="T18">&lt; </text:span><text:span text:style-name="T15">localConstructors</text:span><text:span text:style-name="T18">.</text:span><text:span text:style-name="T27">length</text:span><text:span text:style-name="T18">; </text:span><text:span text:style-name="T15">i</text:span><text:span text:style-name="T18">++) {</text:span><text:line-break/><text:span text:style-name="T18"> <text:s text:c="19"/></text:span><text:span text:style-name="T15">sb</text:span><text:span text:style-name="T18">.append(</text:span><text:span text:style-name="T35">"</text:span><text:span text:style-name="T44">\t</text:span><text:span text:style-name="T35">"</text:span><text:span text:style-name="T18">).append((</text:span><text:span text:style-name="T15">i </text:span><text:span text:style-name="T18">+ </text:span><text:span text:style-name="T41">1</text:span><text:span text:style-name="T18">)).append(</text:span><text:span text:style-name="T35">". "</text:span><text:span text:style-name="T18">).append(</text:span><text:span text:style-name="T15">localConstructors</text:span><text:span text:style-name="T18">[</text:span><text:span text:style-name="T15">i</text:span><text:span text:style-name="T18">]).append(</text:span><text:span text:style-name="T35">"</text:span><text:span text:style-name="T44">\n</text:span><text:span text:style-name="T35">"</text:span><text:span text:style-name="T18">);</text:span><text:line-break/><text:span text:style-name="T18"> <text:s text:c="15"/>}</text:span><text:line-break/><text:span text:style-name="T18"> <text:s text:c="15"/></text:span><text:span text:style-name="T15">System</text:span><text:span text:style-name="T18">.</text:span><text:span text:style-name="T30">out</text:span><text:span text:style-name="T18">.println(</text:span><text:span text:style-name="T15">sb</text:span><text:span text:style-name="T18">.toString());</text:span><text:line-break/><text:span text:style-name="T18"> <text:s text:c="11"/>}</text:span><text:line-break/><text:line-break/><text:span text:style-name="T18"> <text:s text:c="11"/></text:span><text:span text:style-name="T15">System</text:span><text:span text:style-name="T18">.</text:span><text:span text:style-name="T30">out</text:span><text:span text:style-name="T18">.println(</text:span><text:span text:style-name="T35">"</text:span><text:span text:style-name="T44">\n</text:span><text:span text:style-name="T35">4. Public Constructors: "</text:span><text:span text:style-name="T18">);</text:span><text:line-break/><text:span text:style-name="T18"> <text:s text:c="11"/></text:span><text:span text:style-name="T15">Constructor</text:span><text:span text:style-name="T18">&lt;?&gt;[] </text:span><text:span text:style-name="T15">publicConstructors </text:span><text:span text:style-name="T18">= </text:span><text:span text:style-name="T15">c</text:span><text:span text:style-name="T18">.getConstructors();</text:span><text:line-break/><text:span text:style-name="T18"> <text:s text:c="11"/></text:span><text:span text:style-name="T12">if </text:span><text:span text:style-name="T18">(</text:span><text:span text:style-name="T15">publicConstructors</text:span><text:span text:style-name="T18">.</text:span><text:span text:style-name="T27">length </text:span><text:span text:style-name="T18">== </text:span><text:span text:style-name="T41">0</text:span><text:span text:style-name="T18">) {</text:span><text:line-break/><text:span text:style-name="T18"> <text:s text:c="15"/></text:span><text:span text:style-name="T15">System</text:span><text:span text:style-name="T18">.</text:span><text:span text:style-name="T30">out</text:span><text:span text:style-name="T18">.println(</text:span><text:span text:style-name="T35">"No public constructors found!"</text:span><text:span text:style-name="T18">);</text:span><text:line-break/><text:span text:style-name="T18"> <text:s text:c="11"/>} </text:span><text:span text:style-name="T12">else </text:span><text:span text:style-name="T18">{</text:span><text:line-break/><text:span text:style-name="T18"> <text:s text:c="15"/></text:span><text:span text:style-name="T15">StringBuilder sb </text:span><text:span text:style-name="T18">= </text:span><text:span text:style-name="T12">new </text:span><text:span text:style-name="T18">StringBuilder();</text:span><text:line-break/><text:span text:style-name="T18"> <text:s text:c="15"/></text:span><text:span text:style-name="T12">for </text:span><text:span text:style-name="T18">(</text:span><text:span text:style-name="T12">int </text:span><text:span text:style-name="T15">i </text:span><text:span text:style-name="T18">= </text:span><text:span text:style-name="T41">0</text:span><text:span text:style-name="T18">; </text:span><text:span text:style-name="T15">i </text:span><text:span text:style-name="T18">&lt; </text:span><text:span text:style-name="T15">publicConstructors</text:span><text:span text:style-name="T18">.</text:span><text:span text:style-name="T27">length</text:span><text:span text:style-name="T18">; </text:span><text:span text:style-name="T15">i</text:span><text:span text:style-name="T18">++) {</text:span><text:line-break/><text:span text:style-name="T18"> <text:s text:c="19"/></text:span><text:span text:style-name="T15">sb</text:span><text:span text:style-name="T18">.append(</text:span><text:span text:style-name="T35">"</text:span><text:span text:style-name="T44">\t</text:span><text:span text:style-name="T35">"</text:span><text:span text:style-name="T18">).append((</text:span><text:span text:style-name="T15">i </text:span><text:span text:style-name="T18">+ </text:span><text:span text:style-name="T41">1</text:span><text:span text:style-name="T18">)).append(</text:span><text:span text:style-name="T35">". "</text:span><text:span text:style-name="T18">).append(</text:span><text:span text:style-name="T15">publicConstructors</text:span><text:span text:style-name="T18">[</text:span><text:span text:style-name="T15">i</text:span><text:span text:style-name="T18">]).append(</text:span><text:span text:style-name="T35">"</text:span><text:span text:style-name="T44">\n</text:span><text:span text:style-name="T35">"</text:span><text:span text:style-name="T18">);</text:span><text:line-break/><text:span text:style-name="T18"> <text:s text:c="15"/>}</text:span><text:line-break/><text:span text:style-name="T18"> <text:s text:c="15"/></text:span><text:span text:style-name="T15">System</text:span><text:span text:style-name="T18">.</text:span><text:span text:style-name="T30">out</text:span><text:span text:style-name="T18">.println(</text:span><text:span text:style-name="T15">sb</text:span><text:span text:style-name="T18">.toString());</text:span><text:line-break/><text:span text:style-name="T18"> <text:s text:c="11"/>}</text:span><text:line-break/><text:line-break/><text:span text:style-name="T18"> <text:s text:c="11"/></text:span><text:span text:style-name="T15">System</text:span><text:span text:style-name="T18">.</text:span><text:span text:style-name="T30">out</text:span><text:span text:style-name="T18">.println(</text:span><text:span text:style-name="T35">"</text:span><text:span text:style-name="T44">\n</text:span><text:span text:style-name="T35">5. Local Methods: "</text:span><text:span text:style-name="T18">);</text:span><text:line-break/><text:span text:style-name="T18"> <text:s text:c="11"/></text:span><text:span text:style-name="T15">Method</text:span><text:span text:style-name="T18">[] </text:span><text:span text:style-name="T15">localMethods </text:span><text:span text:style-name="T18">= </text:span><text:span text:style-name="T15">c</text:span><text:span text:style-name="T18">.getDeclaredMethods();</text:span><text:line-break/><text:span text:style-name="T18"> <text:s text:c="11"/></text:span><text:span text:style-name="T12">if </text:span><text:span text:style-name="T18">(</text:span><text:span text:style-name="T15">localMethods</text:span><text:span text:style-name="T18">.</text:span><text:span text:style-name="T27">length </text:span><text:span text:style-name="T18">== </text:span><text:span text:style-name="T41">0</text:span><text:span text:style-name="T18">) {</text:span><text:line-break/><text:span text:style-name="T18"> <text:s text:c="15"/></text:span><text:span text:style-name="T15">System</text:span><text:span text:style-name="T18">.</text:span><text:span text:style-name="T30">out</text:span><text:span text:style-name="T18">.println(</text:span><text:span text:style-name="T35">"No local methods found!"</text:span><text:span text:style-name="T18">);</text:span><text:line-break/><text:span text:style-name="T18"> <text:s text:c="11"/>} </text:span><text:span text:style-name="T12">else </text:span><text:span text:style-name="T18">{</text:span><text:line-break/><text:span text:style-name="T18"> <text:s text:c="15"/></text:span><text:span text:style-name="T15">StringBuilder sb </text:span><text:span text:style-name="T18">= </text:span><text:span text:style-name="T12">new </text:span><text:span text:style-name="T18">StringBuilder();</text:span><text:line-break/><text:span text:style-name="T18"> <text:s text:c="15"/></text:span><text:span text:style-name="T12">for </text:span><text:span text:style-name="T18">(</text:span><text:span text:style-name="T12">int </text:span><text:span text:style-name="T15">i </text:span><text:span text:style-name="T18">= </text:span><text:span text:style-name="T41">0</text:span><text:span text:style-name="T18">; </text:span><text:span text:style-name="T15">i </text:span><text:span text:style-name="T18">&lt; </text:span><text:span text:style-name="T15">localMethods</text:span><text:span text:style-name="T18">.</text:span><text:span text:style-name="T27">length</text:span><text:span text:style-name="T18">; </text:span><text:span text:style-name="T15">i</text:span><text:span text:style-name="T18">++) {</text:span><text:line-break/><text:span text:style-name="T18"> <text:s text:c="19"/></text:span><text:span text:style-name="T15">sb</text:span><text:span text:style-name="T18">.append(</text:span><text:span text:style-name="T35">"</text:span><text:span text:style-name="T44">\t</text:span><text:span text:style-name="T35">"</text:span><text:span text:style-name="T18">).append((</text:span><text:span text:style-name="T15">i </text:span><text:span text:style-name="T18">+ </text:span><text:span text:style-name="T41">1</text:span><text:span text:style-name="T18">)).append(</text:span><text:span text:style-name="T35">". "</text:span><text:span text:style-name="T18">).append(</text:span><text:span text:style-name="T15">localMethods</text:span><text:span text:style-name="T18">[</text:span><text:span text:style-name="T15">i</text:span><text:span text:style-name="T18">]).append(</text:span><text:span text:style-name="T35">"</text:span><text:span text:style-name="T44">\n</text:span><text:span text:style-name="T35">"</text:span><text:span text:style-name="T18">);</text:span><text:line-break/><text:span text:style-name="T18"> <text:s text:c="15"/>}</text:span><text:line-break/><text:soft-page-break/><text:span text:style-name="T18"> <text:s text:c="15"/></text:span><text:span text:style-name="T15">System</text:span><text:span text:style-name="T18">.</text:span><text:span text:style-name="T30">out</text:span><text:span text:style-name="T18">.println(</text:span><text:span text:style-name="T15">sb</text:span><text:span text:style-name="T18">.toString());</text:span><text:line-break/><text:span text:style-name="T18"> <text:s text:c="11"/>}</text:span><text:line-break/><text:line-break/><text:span text:style-name="T18"> <text:s text:c="11"/></text:span><text:span text:style-name="T15">System</text:span><text:span text:style-name="T18">.</text:span><text:span text:style-name="T30">out</text:span><text:span text:style-name="T18">.println(</text:span><text:span text:style-name="T35">"</text:span><text:span text:style-name="T44">\n</text:span><text:span text:style-name="T35">6. Public Methods: "</text:span><text:span text:style-name="T18">);</text:span><text:line-break/><text:span text:style-name="T18"> <text:s text:c="11"/></text:span><text:span text:style-name="T15">Method</text:span><text:span text:style-name="T18">[] </text:span><text:span text:style-name="T15">publicMethods </text:span><text:span text:style-name="T18">= </text:span><text:span text:style-name="T15">c</text:span><text:span text:style-name="T18">.getMethods();</text:span><text:line-break/><text:span text:style-name="T18"> <text:s text:c="11"/></text:span><text:span text:style-name="T12">if </text:span><text:span text:style-name="T18">(</text:span><text:span text:style-name="T15">localMethods</text:span><text:span text:style-name="T18">.</text:span><text:span text:style-name="T27">length </text:span><text:span text:style-name="T18">== </text:span><text:span text:style-name="T41">0</text:span><text:span text:style-name="T18">) {</text:span><text:line-break/><text:span text:style-name="T18"> <text:s text:c="15"/></text:span><text:span text:style-name="T15">System</text:span><text:span text:style-name="T18">.</text:span><text:span text:style-name="T30">out</text:span><text:span text:style-name="T18">.println(</text:span><text:span text:style-name="T35">"No public methods found!"</text:span><text:span text:style-name="T18">);</text:span><text:line-break/><text:span text:style-name="T18"> <text:s text:c="11"/>} </text:span><text:span text:style-name="T12">else </text:span><text:span text:style-name="T18">{</text:span><text:line-break/><text:span text:style-name="T18"> <text:s text:c="15"/></text:span><text:span text:style-name="T15">StringBuilder sb </text:span><text:span text:style-name="T18">= </text:span><text:span text:style-name="T12">new </text:span><text:span text:style-name="T18">StringBuilder();</text:span><text:line-break/><text:span text:style-name="T18"> <text:s text:c="15"/></text:span><text:span text:style-name="T12">for </text:span><text:span text:style-name="T18">(</text:span><text:span text:style-name="T12">int </text:span><text:span text:style-name="T15">i </text:span><text:span text:style-name="T18">= </text:span><text:span text:style-name="T41">0</text:span><text:span text:style-name="T18">; </text:span><text:span text:style-name="T15">i </text:span><text:span text:style-name="T18">&lt; </text:span><text:span text:style-name="T15">publicMethods</text:span><text:span text:style-name="T18">.</text:span><text:span text:style-name="T27">length</text:span><text:span text:style-name="T18">; </text:span><text:span text:style-name="T15">i</text:span><text:span text:style-name="T18">++) {</text:span><text:line-break/><text:span text:style-name="T18"> <text:s text:c="19"/></text:span><text:span text:style-name="T15">sb</text:span><text:span text:style-name="T18">.append(</text:span><text:span text:style-name="T35">"</text:span><text:span text:style-name="T44">\t</text:span><text:span text:style-name="T35">"</text:span><text:span text:style-name="T18">).append((</text:span><text:span text:style-name="T15">i </text:span><text:span text:style-name="T18">+ </text:span><text:span text:style-name="T41">1</text:span><text:span text:style-name="T18">)).append(</text:span><text:span text:style-name="T35">". "</text:span><text:span text:style-name="T18">).append(</text:span><text:span text:style-name="T15">publicMethods</text:span><text:span text:style-name="T18">[</text:span><text:span text:style-name="T15">i</text:span><text:span text:style-name="T18">]).append(</text:span><text:span text:style-name="T35">"</text:span><text:span text:style-name="T44">\n</text:span><text:span text:style-name="T35">"</text:span><text:span text:style-name="T18">);</text:span><text:line-break/><text:span text:style-name="T18"> <text:s text:c="15"/>}</text:span><text:line-break/><text:span text:style-name="T18"> <text:s text:c="15"/></text:span><text:span text:style-name="T15">System</text:span><text:span text:style-name="T18">.</text:span><text:span text:style-name="T30">out</text:span><text:span text:style-name="T18">.println(</text:span><text:span text:style-name="T15">sb</text:span><text:span text:style-name="T18">.toString());</text:span><text:line-break/><text:span text:style-name="T18"> <text:s text:c="11"/>}</text:span><text:line-break/><text:line-break/><text:span text:style-name="T18"> <text:s text:c="11"/></text:span><text:span text:style-name="T15">Constructor</text:span><text:span text:style-name="T18">&lt;?&gt; </text:span><text:span text:style-name="T15">defaultConstructor </text:span><text:span text:style-name="T18">= </text:span><text:span text:style-name="T15">c</text:span><text:span text:style-name="T18">.getDeclaredConstructor();</text:span><text:line-break/><text:span text:style-name="T18"> <text:s text:c="11"/></text:span><text:span text:style-name="T15">defaultConstructor</text:span><text:span text:style-name="T18">.setAccessible(</text:span><text:span text:style-name="T12">true</text:span><text:span text:style-name="T18">);</text:span><text:line-break/><text:span text:style-name="T18"> <text:s text:c="11"/></text:span><text:span text:style-name="T15">Object employeeInstance </text:span><text:span text:style-name="T18">= </text:span><text:span text:style-name="T15">defaultConstructor</text:span><text:span text:style-name="T18">.newInstance();</text:span><text:line-break/><text:span text:style-name="T18"> <text:s text:c="11"/></text:span><text:span text:style-name="T15">System</text:span><text:span text:style-name="T18">.</text:span><text:span text:style-name="T30">out</text:span><text:span text:style-name="T18">.println(</text:span><text:span text:style-name="T35">"Is employee an enum? " </text:span><text:span text:style-name="T18">+ </text:span><text:span text:style-name="T15">c</text:span><text:span text:style-name="T18">.isEnum());</text:span><text:line-break/><text:span text:style-name="T18"> <text:s text:c="11"/></text:span><text:span text:style-name="T15">System</text:span><text:span text:style-name="T18">.</text:span><text:span text:style-name="T30">out</text:span><text:span text:style-name="T18">.println(</text:span><text:span text:style-name="T35">"Is employee an interface? " </text:span><text:span text:style-name="T18">+ </text:span><text:span text:style-name="T15">c</text:span><text:span text:style-name="T18">.isInterface());</text:span><text:line-break/><text:span text:style-name="T18"> <text:s text:c="11"/></text:span><text:span text:style-name="T15">System</text:span><text:span text:style-name="T18">.</text:span><text:span text:style-name="T30">out</text:span><text:span text:style-name="T18">.println(</text:span><text:span text:style-name="T35">"Employee Instance: " </text:span><text:span text:style-name="T18">+ </text:span><text:span text:style-name="T15">employeeInstance</text:span><text:span text:style-name="T18">.toString());</text:span><text:line-break/><text:line-break/><text:span text:style-name="T18"> <text:s text:c="11"/></text:span><text:span text:style-name="T15">Method setSalaryMethod </text:span><text:span text:style-name="T18">= </text:span><text:span text:style-name="T24">find</text:span><text:span text:style-name="T18">(</text:span><text:span text:style-name="T15">publicMethods</text:span><text:span text:style-name="T18">, </text:span><text:span text:style-name="T35">"setSalary"</text:span><text:span text:style-name="T18">);</text:span><text:line-break/><text:span text:style-name="T18"> <text:s text:c="11"/></text:span><text:span text:style-name="T12">if </text:span><text:span text:style-name="T18">(</text:span><text:span text:style-name="T15">setSalaryMethod </text:span><text:span text:style-name="T18">!= </text:span><text:span text:style-name="T12">null</text:span><text:span text:style-name="T18">) {</text:span><text:line-break/><text:span text:style-name="T18"> <text:s text:c="15"/></text:span><text:span text:style-name="T15">setSalaryMethod</text:span><text:span text:style-name="T18">.invoke(</text:span><text:span text:style-name="T15">employeeInstance</text:span><text:span text:style-name="T18">, </text:span><text:span text:style-name="T41">1000.0</text:span><text:span text:style-name="T18">);</text:span><text:line-break/><text:span text:style-name="T18"> <text:s text:c="15"/></text:span><text:span text:style-name="T15">System</text:span><text:span text:style-name="T18">.</text:span><text:span text:style-name="T30">out</text:span><text:span text:style-name="T18">.println(</text:span><text:span text:style-name="T35">"setSalary() invoked successfully!"</text:span><text:span text:style-name="T18">);</text:span><text:line-break/><text:span text:style-name="T18"> <text:s text:c="11"/>} </text:span><text:span text:style-name="T12">else </text:span><text:span text:style-name="T18">{</text:span><text:line-break/><text:span text:style-name="T18"> <text:s text:c="15"/></text:span><text:span text:style-name="T15">System</text:span><text:span text:style-name="T18">.</text:span><text:span text:style-name="T30">out</text:span><text:span text:style-name="T18">.println(</text:span><text:span text:style-name="T35">"setSalary method not found!"</text:span><text:span text:style-name="T18">);</text:span><text:line-break/><text:span text:style-name="T18"> <text:s text:c="11"/>}</text:span><text:line-break/><text:span text:style-name="T18"> <text:s text:c="11"/></text:span><text:span text:style-name="T15">Method getSalaryMethod </text:span><text:span text:style-name="T18">= </text:span><text:span text:style-name="T24">find</text:span><text:span text:style-name="T18">(</text:span><text:span text:style-name="T15">publicMethods</text:span><text:span text:style-name="T18">, </text:span><text:span text:style-name="T35">"getSalary"</text:span><text:span text:style-name="T18">);</text:span><text:line-break/><text:span text:style-name="T18"> <text:s text:c="11"/></text:span><text:span text:style-name="T12">if </text:span><text:span text:style-name="T18">(</text:span><text:span text:style-name="T15">getSalaryMethod </text:span><text:span text:style-name="T18">!= </text:span><text:span text:style-name="T12">null</text:span><text:span text:style-name="T18">) {</text:span><text:line-break/><text:span text:style-name="T18"> <text:s text:c="15"/></text:span><text:span text:style-name="T15">Object salary </text:span><text:span text:style-name="T18">= </text:span><text:span text:style-name="T15">getSalaryMethod</text:span><text:span text:style-name="T18">.invoke(</text:span><text:span text:style-name="T15">employeeInstance</text:span><text:span text:style-name="T18">);</text:span><text:line-break/><text:span text:style-name="T18"> <text:s text:c="15"/></text:span><text:span text:style-name="T15">System</text:span><text:span text:style-name="T18">.</text:span><text:span text:style-name="T30">out</text:span><text:span text:style-name="T18">.println(</text:span><text:span text:style-name="T35">"getSalary() returned: " </text:span><text:span text:style-name="T18">+ </text:span><text:span text:style-name="T15">salary</text:span><text:span text:style-name="T18">);</text:span><text:line-break/><text:span text:style-name="T18"> <text:s text:c="11"/>} </text:span><text:span text:style-name="T12">else </text:span><text:span text:style-name="T18">{</text:span><text:line-break/><text:span text:style-name="T18"> <text:s text:c="15"/></text:span><text:span text:style-name="T15">System</text:span><text:span text:style-name="T18">.</text:span><text:span text:style-name="T30">out</text:span><text:span text:style-name="T18">.println(</text:span><text:span text:style-name="T35">"getSalary method not found!"</text:span><text:span text:style-name="T18">);</text:span><text:line-break/><text:span text:style-name="T18"> <text:s text:c="11"/>}</text:span><text:line-break/><text:span text:style-name="T18"> <text:s text:c="7"/>} </text:span><text:span text:style-name="T12">catch </text:span><text:span text:style-name="T18">(</text:span><text:span text:style-name="T15">Exception e</text:span><text:span text:style-name="T18">) <text:s text:c="2"/>{</text:span><text:line-break/><text:span text:style-name="T18"> <text:s text:c="11"/></text:span><text:span text:style-name="T15">System</text:span><text:span text:style-name="T18">.</text:span><text:span text:style-name="T30">out</text:span><text:span text:style-name="T18">.println(</text:span><text:span text:style-name="T15">e</text:span><text:span text:style-name="T18">.getMessage());</text:span><text:line-break/><text:span text:style-name="T18"> <text:s text:c="7"/>}</text:span><text:line-break/><text:span text:style-name="T18"> <text:s text:c="3"/>}</text:span><text:line-break/><text:line-break/><text:span text:style-name="T18"> <text:s text:c="3"/></text:span><text:span text:style-name="T12">private static </text:span><text:span text:style-name="T15">Method </text:span><text:span text:style-name="T32">find</text:span><text:span text:style-name="T18">(</text:span><text:span text:style-name="T15">Method</text:span><text:span text:style-name="T18">[] </text:span><text:span text:style-name="T15">methods</text:span><text:span text:style-name="T18">, </text:span><text:span text:style-name="T15">String what</text:span><text:span text:style-name="T18">) {</text:span><text:line-break/><text:span text:style-name="T18"> <text:s text:c="7"/></text:span><text:span text:style-name="T12">for </text:span><text:span text:style-name="T18">(</text:span><text:span text:style-name="T15">Method m</text:span><text:span text:style-name="T18">: </text:span><text:span text:style-name="T15">methods</text:span><text:span text:style-name="T18">) {</text:span><text:line-break/><text:span text:style-name="T18"> <text:s text:c="11"/></text:span><text:span text:style-name="T12">if </text:span><text:span text:style-name="T18">(</text:span><text:span text:style-name="T15">m</text:span><text:span text:style-name="T18">.toString().contains(</text:span><text:span text:style-name="T15">what</text:span><text:span text:style-name="T18">)) {</text:span><text:line-break/><text:span text:style-name="T18"> <text:s text:c="15"/></text:span><text:span text:style-name="T12">return </text:span><text:span text:style-name="T15">m</text:span><text:span text:style-name="T18">;</text:span><text:line-break/><text:span text:style-name="T18"> <text:s text:c="11"/>}</text:span><text:line-break/><text:span text:style-name="T18"> <text:s text:c="7"/>}</text:span><text:line-break/><text:span text:style-name="T18"> <text:s text:c="7"/></text:span><text:span text:style-name="T12">return null</text:span><text:span text:style-name="T18">;</text:span><text:line-break/><text:span text:style-name="T18"> <text:s text:c="3"/>}</text:span><text:line-break/><text:span text:style-name="T18"> <text:s text:c="3"/></text:span><text:span text:style-name="T12">public static void </text:span><text:span text:style-name="T32">main</text:span><text:span text:style-name="T18">(</text:span><text:span text:style-name="T15">String</text:span><text:span text:style-name="T18">[] </text:span><text:span text:style-name="T15">args</text:span><text:span text:style-name="T18">) {</text:span><text:line-break/><text:span text:style-name="T18"> <text:s text:c="7"/></text:span><text:span text:style-name="T12">try </text:span><text:span text:style-name="T18">{</text:span><text:line-break/><text:span text:style-name="T18"> <text:s text:c="11"/></text:span><text:span text:style-name="T15">Lab21Main lab21 </text:span><text:span text:style-name="T18">= </text:span><text:span text:style-name="T12">new </text:span><text:span text:style-name="T18">Lab21Main();</text:span><text:line-break/><text:span text:style-name="T18"> <text:s text:c="11"/></text:span><text:span text:style-name="T15">Class</text:span><text:span text:style-name="T18">&lt;?&gt; </text:span><text:span text:style-name="T15">c </text:span><text:span text:style-name="T18">= </text:span><text:span text:style-name="T15">Class</text:span><text:span text:style-name="T18">.</text:span><text:span text:style-name="T24">forName</text:span><text:span text:style-name="T18">(</text:span><text:span text:style-name="T35">"Employee"</text:span><text:span text:style-name="T18">);</text:span><text:line-break/><text:span text:style-name="T18"> <text:s text:c="11"/></text:span><text:span text:style-name="T15">lab21</text:span><text:span text:style-name="T18">.classFun(</text:span><text:span text:style-name="T15">c</text:span><text:span text:style-name="T18">);</text:span><text:line-break/><text:line-break/><text:span text:style-name="T18"> <text:s text:c="7"/>} </text:span><text:span text:style-name="T12">catch </text:span><text:span text:style-name="T18">(</text:span><text:span text:style-name="T15">ClassNotFoundException e</text:span><text:span text:style-name="T18">) {</text:span><text:line-break/><text:span text:style-name="T18"> <text:s text:c="11"/></text:span><text:span text:style-name="T15">e</text:span><text:span text:style-name="T18">.printStackTrace();</text:span><text:line-break/><text:span text:style-name="T18"> <text:s text:c="7"/>}</text:span><text:line-break/><text:span text:style-name="T18"> <text:s text:c="3"/>}<text:tab/>}</text:span></text:p>
      <text:p text:style-name="P15"><text:span text:style-name="T61">1. Canonical Class Name: Employee</text:span></text:p>
      <text:p text:style-name="P14"><text:span text:style-name="T61"/></text:p>
      <text:p text:style-name="P14"><text:span text:style-name="T61">2. Member Fields:</text:span></text:p>
      <text:p text:style-name="P14"><text:span text:style-name="T61"/></text:p>
      <text:p text:style-name="P14"><text:span text:style-name="T61"><text:tab/>1. private java.lang.String Employee.firstName</text:span></text:p>
      <text:p text:style-name="P14"><text:span text:style-name="T61"><text:tab/>2. private java.lang.String Employee.lastName</text:span></text:p>
      <text:p text:style-name="P14"><text:span text:style-name="T61"><text:tab/>3. private java.lang.String Employee.id</text:span></text:p>
      <text:p text:style-name="P14"><text:span text:style-name="T61"><text:tab/>4. private double Employee.salary</text:span></text:p>
      <text:p text:style-name="P14"><text:span text:style-name="T61"/></text:p>
      <text:p text:style-name="P14"><text:span text:style-name="T61"/></text:p>
      <text:p text:style-name="P14"><text:span text:style-name="T61">3. Local Constructors: </text:span></text:p>
      <text:p text:style-name="P14"><text:span text:style-name="T61"><text:tab/>1. public Employee(java.lang.String,java.lang.String,java.lang.String,double)</text:span></text:p>
      <text:p text:style-name="P14"><text:span text:style-name="T61"><text:tab/>2. public Employee()</text:span></text:p>
      <text:p text:style-name="P14"><text:span text:style-name="T61"/></text:p>
      <text:p text:style-name="P14"><text:span text:style-name="T61"/></text:p>
      <text:p text:style-name="P14"><text:span text:style-name="T61">4. Public Constructors: </text:span></text:p>
      <text:p text:style-name="P14"><text:span text:style-name="T61"><text:tab/>1. public Employee(java.lang.String,java.lang.String,java.lang.String,double)</text:span></text:p>
      <text:p text:style-name="P14"><text:span text:style-name="T61"><text:tab/>2. public Employee()</text:span></text:p>
      <text:p text:style-name="P14"><text:span text:style-name="T61"/></text:p>
      <text:p text:style-name="P14"><text:span text:style-name="T61"/></text:p>
      <text:p text:style-name="P14"><text:span text:style-name="T61">5. Local Methods: </text:span></text:p>
      <text:p text:style-name="P14"><text:span text:style-name="T61"><text:tab/>1. public java.lang.String Employee.toString()</text:span></text:p>
      <text:p text:style-name="P14"><text:span text:style-name="T61"><text:tab/>2. public java.lang.String Employee.getId()</text:span></text:p>
      <text:p text:style-name="P14"><text:span text:style-name="T61"><text:tab/>3. public java.lang.String Employee.getFirstName()</text:span></text:p>
      <text:p text:style-name="P14"><text:span text:style-name="T61"><text:tab/>4. public void Employee.setFirstName(java.lang.String)</text:span></text:p>
      <text:p text:style-name="P14"><text:span text:style-name="T61"><text:tab/>5. public java.lang.String Employee.getLastName()</text:span></text:p>
      <text:p text:style-name="P14"><text:span text:style-name="T61"><text:tab/>6. public void Employee.setLastName(java.lang.String)</text:span></text:p>
      <text:p text:style-name="P14"><text:span text:style-name="T61"><text:tab/>7. public void Employee.setId(java.lang.String)</text:span></text:p>
      <text:p text:style-name="P14"><text:span text:style-name="T61"><text:tab/>8. public void Employee.giveRaise(double)</text:span></text:p>
      <text:p text:style-name="P14"><text:span text:style-name="T61"><text:tab/>9. public void Employee.setSalary(double)</text:span></text:p>
      <text:p text:style-name="P14"><text:span text:style-name="T61"><text:tab/>10. public double Employee.getSalary()</text:span></text:p>
      <text:p text:style-name="P14"><text:span text:style-name="T61"/></text:p>
      <text:p text:style-name="P14"><text:span text:style-name="T61"/></text:p>
      <text:p text:style-name="P14"><text:span text:style-name="T61">6. Public Methods: </text:span></text:p>
      <text:p text:style-name="P14"><text:span text:style-name="T61"><text:tab/>1. public java.lang.String Employee.toString()</text:span></text:p>
      <text:p text:style-name="P14"><text:span text:style-name="T61"><text:tab/>2. public java.lang.String Employee.getId()</text:span></text:p>
      <text:p text:style-name="P14"><text:span text:style-name="T61"><text:tab/>3. public java.lang.String Employee.getFirstName()</text:span></text:p>
      <text:p text:style-name="P14"><text:span text:style-name="T61"><text:tab/>4. public void Employee.setFirstName(java.lang.String)</text:span></text:p>
      <text:p text:style-name="P14"><text:span text:style-name="T61"><text:tab/>5. public java.lang.String Employee.getLastName()</text:span></text:p>
      <text:p text:style-name="P14"><text:span text:style-name="T61"><text:tab/>6. public void Employee.setLastName(java.lang.String)</text:span></text:p>
      <text:p text:style-name="P14"><text:span text:style-name="T61"><text:tab/>7. public void Employee.setId(java.lang.String)</text:span></text:p>
      <text:p text:style-name="P14"><text:span text:style-name="T61"><text:tab/>8. public void Employee.giveRaise(double)</text:span></text:p>
      <text:p text:style-name="P14"><text:span text:style-name="T61"><text:tab/>9. public void Employee.setSalary(double)</text:span></text:p>
      <text:p text:style-name="P14"><text:span text:style-name="T61"><text:tab/>10. public double Employee.getSalary()</text:span></text:p>
      <text:p text:style-name="P14"><text:span text:style-name="T61"><text:tab/>11. public boolean java.lang.Object.equals(java.lang.Object)</text:span></text:p>
      <text:p text:style-name="P14"><text:span text:style-name="T61"><text:tab/>12. public native int java.lang.Object.hashCode()</text:span></text:p>
      <text:p text:style-name="P14"><text:span text:style-name="T61"><text:tab/>13. public final native java.lang.Class java.lang.Object.getClass()</text:span></text:p>
      <text:p text:style-name="P14"><text:span text:style-name="T61"><text:tab/>14. public final native void java.lang.Object.notify()</text:span></text:p>
      <text:p text:style-name="P14"><text:span text:style-name="T61"><text:tab/>15. public final native void java.lang.Object.notifyAll()</text:span></text:p>
      <text:p text:style-name="P14"><text:span text:style-name="T61"><text:tab/>16. public final void java.lang.Object.wait(long) throws java.lang.InterruptedException</text:span></text:p>
      <text:p text:style-name="P14"><text:span text:style-name="T61"><text:tab/>17. public final void java.lang.Object.wait(long,int) throws java.lang.InterruptedException</text:span></text:p>
      <text:p text:style-name="P14"><text:span text:style-name="T61"><text:tab/>18. public final void java.lang.Object.wait() throws java.lang.InterruptedException</text:span></text:p>
      <text:p text:style-name="P14"><text:span text:style-name="T61"/></text:p>
      <text:p text:style-name="P14"><text:span text:style-name="T61">Is employee an enum? false</text:span></text:p>
      <text:p text:style-name="P14"><text:span text:style-name="T61">Is employee an interface? false</text:span></text:p>
      <text:p text:style-name="P14"><text:span text:style-name="T61">Employee Instance: <text:s text:c="33"/>0.00</text:span></text:p>
      <text:p text:style-name="P14"><text:span text:style-name="T61"/></text:p>
      <text:p text:style-name="P14"><text:span text:style-name="T61">setSalary() invoked successfully!</text:span></text:p>
      <text:p text:style-name="P14"><text:span text:style-name="T61">getSalary() returned: 1000.0</text:span></text:p>
      <text:p text:style-name="P16"><text:span text:style-name="T53">Lab </text:span><text:span text:style-name="T52">2</text:span><text:span text:style-name="T54">2</text:span><text:span text:style-name="T53"> – </text:span><text:span text:style-name="T54">Server Client (Unsafe)</text:span></text:p>
      <text:p text:style-name="P17"><text:span text:style-name="T54"/></text:p>
      <text:p text:style-name="P18"><text:span text:style-name="T57">CLIENT<text:line-break/><text:line-break/></text:span><text:span text:style-name="T63">import </text:span><text:span text:style-name="T14">java.io.</text:span><text:span text:style-name="T17">*;</text:span><text:line-break/><text:span text:style-name="T10">import </text:span><text:span text:style-name="T14">java.net.Socket</text:span><text:span text:style-name="T17">;</text:span><text:line-break/><text:span text:style-name="T10">import </text:span><text:span text:style-name="T14">java.util.Scanner</text:span><text:span text:style-name="T17">;</text:span><text:line-break/><text:line-break/><text:span text:style-name="T10">public class </text:span><text:span text:style-name="T14">Client </text:span><text:span text:style-name="T17">{</text:span><text:line-break/><text:span text:style-name="T17"> <text:s text:c="3"/></text:span><text:span text:style-name="T10">public static void </text:span><text:span text:style-name="T31">main</text:span><text:span text:style-name="T17">(</text:span><text:span text:style-name="T14">String</text:span><text:span text:style-name="T17">[] </text:span><text:span text:style-name="T14">args</text:span><text:span text:style-name="T17">) {</text:span><text:line-break/><text:span text:style-name="T17"> <text:s text:c="7"/></text:span><text:span text:style-name="T14">Socket clientSocket </text:span><text:span text:style-name="T17">= </text:span><text:span text:style-name="T10">null</text:span><text:span text:style-name="T17">;</text:span><text:line-break/><text:span text:style-name="T17"> <text:s text:c="7"/></text:span><text:span text:style-name="T14">String address </text:span><text:span text:style-name="T17">= </text:span><text:span text:style-name="T34">"localhost"</text:span><text:span text:style-name="T17">;</text:span><text:line-break/><text:span text:style-name="T17"> <text:s text:c="7"/></text:span><text:span text:style-name="T10">int </text:span><text:span text:style-name="T14">port </text:span><text:span text:style-name="T17">= </text:span><text:span text:style-name="T40">8001</text:span><text:span text:style-name="T17">;</text:span><text:line-break/><text:span text:style-name="T17"> <text:s text:c="7"/></text:span><text:span text:style-name="T10">try </text:span><text:span text:style-name="T17">{</text:span><text:line-break/><text:span text:style-name="T17"> <text:s text:c="11"/></text:span><text:span text:style-name="T10">if </text:span><text:span text:style-name="T17">(</text:span><text:span text:style-name="T14">args</text:span><text:span text:style-name="T17">.</text:span><text:span text:style-name="T26">length </text:span><text:span text:style-name="T17">== </text:span><text:span text:style-name="T40">2</text:span><text:span text:style-name="T17">) {</text:span><text:line-break/><text:span text:style-name="T17"> <text:s text:c="15"/></text:span><text:span text:style-name="T14">address </text:span><text:span text:style-name="T17">= </text:span><text:span text:style-name="T14">args</text:span><text:span text:style-name="T17">[</text:span><text:span text:style-name="T40">0</text:span><text:span text:style-name="T17">];</text:span><text:line-break/><text:span text:style-name="T17"> <text:s text:c="15"/></text:span><text:span text:style-name="T14">port </text:span><text:span text:style-name="T17">= </text:span><text:span text:style-name="T14">Integer</text:span><text:span text:style-name="T17">.</text:span><text:span text:style-name="T23">parseInt</text:span><text:span text:style-name="T17">(</text:span><text:span text:style-name="T14">args</text:span><text:span text:style-name="T17">[</text:span><text:span text:style-name="T40">1</text:span><text:span text:style-name="T17">]);</text:span><text:line-break/><text:span text:style-name="T17"> <text:s text:c="11"/>}</text:span><text:line-break/><text:span text:style-name="T17"> <text:s text:c="11"/></text:span><text:span text:style-name="T14">clientSocket </text:span><text:span text:style-name="T17">= </text:span><text:span text:style-name="T10">new </text:span><text:span text:style-name="T17">Socket(</text:span><text:span text:style-name="T14">address</text:span><text:span text:style-name="T17">, </text:span><text:span text:style-name="T14">port</text:span><text:span text:style-name="T17">);</text:span><text:line-break/><text:span text:style-name="T17"> <text:s text:c="11"/></text:span><text:span text:style-name="T14">BufferedReader in </text:span><text:span text:style-name="T17">= </text:span><text:span text:style-name="T10">new </text:span><text:span text:style-name="T17">BufferedReader(</text:span><text:line-break/><text:span text:style-name="T17"> <text:s text:c="19"/></text:span><text:span text:style-name="T10">new </text:span><text:span text:style-name="T17">InputStreamReader(</text:span><text:span text:style-name="T14">clientSocket</text:span><text:span text:style-name="T17">.getInputStream()));</text:span><text:line-break/><text:span text:style-name="T17"> <text:s text:c="11"/></text:span><text:span text:style-name="T14">PrintWriter out </text:span><text:span text:style-name="T17">= </text:span><text:span text:style-name="T10">new </text:span><text:span text:style-name="T17">PrintWriter(</text:span><text:line-break/><text:span text:style-name="T17"> <text:s text:c="19"/></text:span><text:span text:style-name="T10">new </text:span><text:span text:style-name="T17">BufferedWriter(</text:span><text:line-break/><text:span text:style-name="T17"> <text:s text:c="27"/></text:span><text:span text:style-name="T10">new </text:span><text:span text:style-name="T17">OutputStreamWriter(</text:span><text:span text:style-name="T14">clientSocket</text:span><text:span text:style-name="T17">.getOutputStream())));</text:span><text:line-break/><text:span text:style-name="T17"> <text:s text:c="11"/></text:span><text:span text:style-name="T14">Scanner scanner </text:span><text:span text:style-name="T17">= </text:span><text:span text:style-name="T10">new </text:span><text:span text:style-name="T17">Scanner(</text:span><text:span text:style-name="T14">System</text:span><text:span text:style-name="T17">.</text:span><text:span text:style-name="T29">in</text:span><text:span text:style-name="T17">);</text:span><text:line-break/><text:span text:style-name="T17"> <text:s text:c="11"/></text:span><text:span text:style-name="T10">while </text:span><text:span text:style-name="T17">(</text:span><text:span text:style-name="T10">true</text:span><text:span text:style-name="T17">) {</text:span><text:line-break/><text:span text:style-name="T17"> <text:s text:c="15"/></text:span><text:span text:style-name="T14">String outMessage </text:span><text:span text:style-name="T17">= </text:span><text:span text:style-name="T34">"Enter a string with your keyboard: "</text:span><text:span text:style-name="T17">;</text:span><text:line-break/><text:span text:style-name="T17"> <text:s text:c="15"/></text:span><text:span text:style-name="T14">System</text:span><text:span text:style-name="T17">.</text:span><text:span text:style-name="T29">out</text:span><text:span text:style-name="T17">.println(</text:span><text:span text:style-name="T14">outMessage</text:span><text:span text:style-name="T17">);</text:span><text:line-break/><text:line-break/><text:span text:style-name="T17"> <text:s text:c="15"/></text:span><text:span text:style-name="T14">String inMessage </text:span><text:span text:style-name="T17">= </text:span><text:span text:style-name="T14">scanner</text:span><text:span text:style-name="T17">.nextLine();</text:span><text:line-break/><text:span text:style-name="T17"> <text:s text:c="15"/></text:span><text:span text:style-name="T14">out</text:span><text:span text:style-name="T17">.println(</text:span><text:span text:style-name="T14">inMessage</text:span><text:span text:style-name="T17">);</text:span><text:line-break/><text:span text:style-name="T17"> <text:s text:c="15"/></text:span><text:span text:style-name="T14">out</text:span><text:span text:style-name="T17">.flush();</text:span><text:line-break/><text:span text:style-name="T17"> <text:s text:c="15"/></text:span><text:span text:style-name="T14">String serverResponse </text:span><text:span text:style-name="T17">= </text:span><text:span text:style-name="T14">in</text:span><text:span text:style-name="T17">.readLine();</text:span><text:line-break/><text:span text:style-name="T17"> <text:s text:c="15"/></text:span><text:span text:style-name="T10">if </text:span><text:span text:style-name="T17">(</text:span><text:span text:style-name="T14">serverResponse</text:span><text:span text:style-name="T17">.equalsIgnoreCase(</text:span><text:span text:style-name="T34">"QUIT"</text:span><text:span text:style-name="T17">)) {</text:span><text:line-break/><text:span text:style-name="T17"> <text:s text:c="19"/></text:span><text:span text:style-name="T10">break</text:span><text:span text:style-name="T17">;</text:span><text:line-break/><text:span text:style-name="T17"> <text:s text:c="15"/>}</text:span><text:line-break/><text:span text:style-name="T17"> <text:s text:c="15"/></text:span><text:span text:style-name="T14">System</text:span><text:span text:style-name="T17">.</text:span><text:span text:style-name="T29">out</text:span><text:span text:style-name="T17">.println(</text:span><text:span text:style-name="T34">"Server: " </text:span><text:span text:style-name="T17">+ </text:span><text:span text:style-name="T14">serverResponse</text:span><text:span text:style-name="T17">);</text:span><text:line-break/><text:span text:style-name="T17"> <text:s text:c="11"/>}</text:span><text:line-break/><text:span text:style-name="T17"> <text:s text:c="7"/>} </text:span><text:span text:style-name="T10">catch </text:span><text:span text:style-name="T17">(</text:span><text:span text:style-name="T14">IOException e</text:span><text:span text:style-name="T17">) {</text:span><text:line-break/><text:span text:style-name="T17"> <text:s text:c="11"/></text:span><text:span text:style-name="T14">e</text:span><text:span text:style-name="T17">.printStackTrace();</text:span><text:line-break/><text:span text:style-name="T17"> <text:s text:c="7"/>} </text:span><text:span text:style-name="T10">finally </text:span><text:span text:style-name="T17">{</text:span><text:line-break/><text:span text:style-name="T17"> <text:s text:c="11"/></text:span><text:span text:style-name="T10">if </text:span><text:span text:style-name="T17">(</text:span><text:span text:style-name="T14">clientSocket </text:span><text:span text:style-name="T17">!= </text:span><text:span text:style-name="T10">null</text:span><text:span text:style-name="T17">) {</text:span><text:line-break/><text:span text:style-name="T17"> <text:s text:c="15"/></text:span><text:span text:style-name="T10">try </text:span><text:span text:style-name="T17">{</text:span><text:line-break/><text:span text:style-name="T17"> <text:s text:c="19"/></text:span><text:span text:style-name="T14">clientSocket</text:span><text:span text:style-name="T17">.close();</text:span><text:line-break/><text:span text:style-name="T17"> <text:s text:c="15"/>} </text:span><text:span text:style-name="T10">catch </text:span><text:span text:style-name="T17">(</text:span><text:span text:style-name="T14">IOException e</text:span><text:span text:style-name="T17">) {</text:span><text:line-break/><text:span text:style-name="T17"> <text:s text:c="19"/></text:span><text:span text:style-name="T14">e</text:span><text:span text:style-name="T17">.printStackTrace();</text:span><text:line-break/><text:span text:style-name="T17"> <text:s text:c="15"/>}</text:span><text:line-break/><text:span text:style-name="T17"> <text:s text:c="11"/>}</text:span><text:line-break/><text:span text:style-name="T17"> <text:s text:c="7"/>}</text:span><text:line-break/><text:span text:style-name="T17"> <text:s text:c="3"/>}</text:span><text:line-break/><text:span text:style-name="T17">}</text:span><text:line-break/></text:p>
      <text:p text:style-name="P12"><text:span text:style-name="T47"/></text:p>
      <text:p text:style-name="P19"><text:span text:style-name="T57">SERVER<text:line-break/><text:line-break/></text:span><text:span text:style-name="T65">import </text:span><text:span text:style-name="T14">java.io.BufferedWriter</text:span><text:span text:style-name="T17">;</text:span><text:line-break/><text:span text:style-name="T10">import </text:span><text:span text:style-name="T14">java.io.IOException</text:span><text:span text:style-name="T17">;</text:span><text:line-break/><text:span text:style-name="T10">import </text:span><text:span text:style-name="T14">java.io.OutputStreamWriter</text:span><text:span text:style-name="T17">;</text:span><text:line-break/><text:span text:style-name="T10">import </text:span><text:span text:style-name="T14">java.io.PrintWriter</text:span><text:span text:style-name="T17">;</text:span><text:line-break/><text:span text:style-name="T10">import </text:span><text:span text:style-name="T14">java.net.ServerSocket</text:span><text:span text:style-name="T17">;</text:span><text:line-break/><text:span text:style-name="T10">import </text:span><text:span text:style-name="T14">java.net.Socket</text:span><text:span text:style-name="T17">;</text:span><text:line-break/><text:span text:style-name="T10">import </text:span><text:span text:style-name="T14">java.util.Scanner</text:span><text:span text:style-name="T17">;</text:span><text:line-break/><text:line-break/><text:span text:style-name="T10">public class </text:span><text:span text:style-name="T14">Server </text:span><text:span text:style-name="T17">{</text:span><text:line-break/><text:span text:style-name="T17"> <text:s text:c="3"/></text:span><text:span text:style-name="T10">public static void </text:span><text:span text:style-name="T31">main</text:span><text:span text:style-name="T17">(</text:span><text:span text:style-name="T14">String</text:span><text:span text:style-name="T17">[] </text:span><text:span text:style-name="T14">args</text:span><text:span text:style-name="T17">) {</text:span><text:line-break/><text:span text:style-name="T17"> <text:s text:c="7"/></text:span><text:span text:style-name="T14">ServerSocket serverSocket </text:span><text:span text:style-name="T17">= </text:span><text:span text:style-name="T10">null</text:span><text:span text:style-name="T17">;</text:span><text:line-break/><text:span text:style-name="T17"> <text:s text:c="7"/></text:span><text:span text:style-name="T14">Socket clientConnection </text:span><text:span text:style-name="T17">= </text:span><text:span text:style-name="T10">null</text:span><text:span text:style-name="T17">;</text:span><text:line-break/><text:span text:style-name="T17"> <text:s text:c="7"/></text:span><text:span text:style-name="T10">int </text:span><text:span text:style-name="T14">port </text:span><text:span text:style-name="T17">= </text:span><text:span text:style-name="T40">8001</text:span><text:span text:style-name="T17">;</text:span><text:line-break/><text:span text:style-name="T17"> <text:s text:c="7"/></text:span><text:span text:style-name="T10">try </text:span><text:span text:style-name="T17">{</text:span><text:line-break/><text:span text:style-name="T17"> <text:s text:c="11"/></text:span><text:span text:style-name="T10">if </text:span><text:span text:style-name="T17">(</text:span><text:span text:style-name="T14">args</text:span><text:span text:style-name="T17">.</text:span><text:span text:style-name="T26">length </text:span><text:span text:style-name="T17">== </text:span><text:span text:style-name="T40">1</text:span><text:span text:style-name="T17">) {</text:span><text:line-break/><text:span text:style-name="T17"> <text:s text:c="15"/></text:span><text:span text:style-name="T14">port </text:span><text:span text:style-name="T17">= </text:span><text:span text:style-name="T14">Integer</text:span><text:span text:style-name="T17">.</text:span><text:span text:style-name="T23">parseInt</text:span><text:span text:style-name="T17">(</text:span><text:span text:style-name="T14">args</text:span><text:span text:style-name="T17">[</text:span><text:span text:style-name="T40">0</text:span><text:span text:style-name="T17">]);</text:span><text:line-break/><text:span text:style-name="T17"> <text:s text:c="11"/>}</text:span><text:line-break/><text:span text:style-name="T17"> <text:s text:c="11"/></text:span><text:span text:style-name="T14">serverSocket </text:span><text:span text:style-name="T17">= </text:span><text:span text:style-name="T10">new </text:span><text:span text:style-name="T17">ServerSocket(</text:span><text:span text:style-name="T14">port</text:span><text:span text:style-name="T17">);</text:span><text:line-break/><text:span text:style-name="T17"> <text:s text:c="11"/></text:span><text:span text:style-name="T14">clientConnection </text:span><text:span text:style-name="T17">= </text:span><text:span text:style-name="T14">serverSocket</text:span><text:span text:style-name="T17">.accept();</text:span><text:line-break/><text:span text:style-name="T17"> <text:s text:c="11"/></text:span><text:span text:style-name="T23">handleClient</text:span><text:span text:style-name="T17">(</text:span><text:span text:style-name="T14">clientConnection</text:span><text:span text:style-name="T17">);</text:span><text:line-break/><text:span text:style-name="T17"> <text:s text:c="7"/>} </text:span><text:span text:style-name="T10">catch </text:span><text:span text:style-name="T17">(</text:span><text:span text:style-name="T14">IOException e</text:span><text:span text:style-name="T17">) {</text:span><text:line-break/><text:span text:style-name="T17"> <text:s text:c="11"/></text:span><text:span text:style-name="T14">e</text:span><text:span text:style-name="T17">.printStackTrace();</text:span><text:line-break/><text:span text:style-name="T17"> <text:s text:c="7"/>} </text:span><text:span text:style-name="T10">finally </text:span><text:span text:style-name="T17">{</text:span><text:line-break/><text:span text:style-name="T17"> <text:s text:c="11"/></text:span><text:span text:style-name="T10">if </text:span><text:span text:style-name="T17">(</text:span><text:span text:style-name="T14">clientConnection </text:span><text:span text:style-name="T17">!= </text:span><text:span text:style-name="T10">null</text:span><text:span text:style-name="T17">) {</text:span><text:line-break/><text:span text:style-name="T17"> <text:s text:c="15"/></text:span><text:span text:style-name="T10">try </text:span><text:span text:style-name="T17">{</text:span><text:line-break/><text:span text:style-name="T17"> <text:s text:c="19"/></text:span><text:span text:style-name="T14">clientConnection</text:span><text:span text:style-name="T17">.close();</text:span><text:line-break/><text:span text:style-name="T17"> <text:s text:c="15"/>} </text:span><text:span text:style-name="T10">catch </text:span><text:span text:style-name="T17">(</text:span><text:span text:style-name="T14">IOException e</text:span><text:span text:style-name="T17">) {</text:span><text:line-break/><text:span text:style-name="T17"> <text:s text:c="19"/></text:span><text:span text:style-name="T14">e</text:span><text:span text:style-name="T17">.printStackTrace();</text:span><text:line-break/><text:span text:style-name="T17"> <text:s text:c="15"/>}</text:span><text:line-break/><text:span text:style-name="T17"> <text:s text:c="11"/>}</text:span><text:line-break/><text:span text:style-name="T17"> <text:s text:c="7"/>}</text:span><text:line-break/><text:span text:style-name="T17"> <text:s text:c="3"/>}</text:span><text:line-break/><text:line-break/><text:span text:style-name="T17"> <text:s text:c="3"/></text:span><text:span text:style-name="T10">public static void </text:span><text:span text:style-name="T31">handleClient</text:span><text:span text:style-name="T17">(</text:span><text:span text:style-name="T14">Socket clientConnection</text:span><text:span text:style-name="T17">) </text:span><text:span text:style-name="T10">throws </text:span><text:span text:style-name="T14">IOException <text:s text:c="2"/></text:span><text:span text:style-name="T17">{</text:span><text:line-break/><text:span text:style-name="T17"> <text:s text:c="7"/></text:span><text:span text:style-name="T14">Scanner in </text:span><text:span text:style-name="T17">= </text:span><text:span text:style-name="T10">new </text:span><text:span text:style-name="T17">Scanner(</text:span><text:span text:style-name="T14">clientConnection</text:span><text:span text:style-name="T17">.getInputStream());</text:span><text:line-break/><text:span text:style-name="T17"> <text:s text:c="7"/></text:span><text:span text:style-name="T14">PrintWriter out </text:span><text:span text:style-name="T17">= </text:span><text:span text:style-name="T10">new </text:span><text:span text:style-name="T17">PrintWriter(</text:span><text:line-break/><text:span text:style-name="T17"> <text:s text:c="15"/></text:span><text:span text:style-name="T10">new </text:span><text:span text:style-name="T17">BufferedWriter(</text:span><text:span text:style-name="T10">new </text:span><text:span text:style-name="T17">OutputStreamWriter(</text:span><text:span text:style-name="T14">clientConnection</text:span><text:span text:style-name="T17">.getOutputStream())));</text:span><text:line-break/><text:span text:style-name="T17"> <text:s text:c="7"/></text:span><text:span text:style-name="T10">while </text:span><text:span text:style-name="T17">(</text:span><text:span text:style-name="T10">true</text:span><text:span text:style-name="T17">) {</text:span><text:line-break/><text:span text:style-name="T17"> <text:s text:c="11"/></text:span><text:span text:style-name="T10">if </text:span><text:span text:style-name="T17">(!</text:span><text:span text:style-name="T14">in</text:span><text:span text:style-name="T17">.hasNextLine()) {</text:span><text:line-break/><text:span text:style-name="T17"> <text:s text:c="15"/></text:span><text:span text:style-name="T10">break</text:span><text:span text:style-name="T17">;</text:span><text:line-break/><text:span text:style-name="T17"> <text:s text:c="11"/>}</text:span><text:line-break/><text:span text:style-name="T17"> <text:s text:c="11"/></text:span><text:span text:style-name="T14">String message </text:span><text:span text:style-name="T17">= </text:span><text:span text:style-name="T14">in</text:span><text:span text:style-name="T17">.nextLine();</text:span><text:line-break/><text:span text:style-name="T17"> <text:s text:c="11"/></text:span><text:span text:style-name="T14">System</text:span><text:span text:style-name="T17">.</text:span><text:span text:style-name="T29">out</text:span><text:span text:style-name="T17">.println(</text:span><text:span text:style-name="T34">"Server received: " </text:span><text:span text:style-name="T17">+ </text:span><text:span text:style-name="T14">message</text:span><text:span text:style-name="T17">);</text:span><text:line-break/><text:span text:style-name="T17"> <text:s text:c="11"/></text:span><text:span text:style-name="T10">if </text:span><text:span text:style-name="T17">(</text:span><text:span text:style-name="T14">message</text:span><text:span text:style-name="T17">.equalsIgnoreCase(</text:span><text:span text:style-name="T34">"QUIT"</text:span><text:span text:style-name="T17">)) {</text:span><text:line-break/><text:span text:style-name="T17"> <text:s text:c="15"/></text:span><text:span text:style-name="T14">out</text:span><text:span text:style-name="T17">.println(</text:span><text:span text:style-name="T34">"QUIT"</text:span><text:span text:style-name="T17">);</text:span><text:line-break/><text:span text:style-name="T17"> <text:s text:c="15"/></text:span><text:span text:style-name="T14">out</text:span><text:span text:style-name="T17">.flush();</text:span><text:line-break/><text:span text:style-name="T17"> <text:s text:c="15"/></text:span><text:span text:style-name="T10">break</text:span><text:span text:style-name="T17">;</text:span><text:line-break/><text:span text:style-name="T17"> <text:s text:c="11"/>}</text:span><text:line-break/><text:span text:style-name="T17"> <text:s text:c="11"/></text:span><text:span text:style-name="T14">out</text:span><text:span text:style-name="T17">.println(</text:span><text:span text:style-name="T34">"Okay from the server"</text:span><text:span text:style-name="T17">);</text:span><text:line-break/><text:span text:style-name="T17"> <text:s text:c="11"/></text:span><text:span text:style-name="T14">out</text:span><text:span text:style-name="T17">.flush();</text:span><text:line-break/><text:span text:style-name="T17"> <text:s text:c="7"/>}</text:span><text:line-break/><text:span text:style-name="T17"> <text:s text:c="3"/>}</text:span><text:line-break/><text:span text:style-name="T17">}</text:span></text:p>
      <text:p text:style-name="P19"><text:span text:style-name="T53">Lab </text:span><text:span text:style-name="T52">2</text:span><text:span text:style-name="T54">3 – Client Server (Safe)<text:line-break/><text:line-break/></text:span><text:span text:style-name="T57">CLIENT<text:line-break/><text:line-break/></text:span><text:span text:style-name="T64">import </text:span><text:span text:style-name="T14">java.net.</text:span><text:span text:style-name="T17">*; </text:span><text:span text:style-name="T10">import </text:span><text:span text:style-name="T14">java.io.</text:span><text:span text:style-name="T17">*;</text:span><text:line-break/><text:span text:style-name="T10">import </text:span><text:span text:style-name="T14">java.util.Scanner</text:span><text:span text:style-name="T17">;</text:span><text:line-break/><text:line-break/><text:span text:style-name="T10">public class </text:span><text:span text:style-name="T14">Client </text:span><text:span text:style-name="T17">{</text:span><text:line-break/><text:span text:style-name="T17"> <text:s text:c="3"/></text:span><text:span text:style-name="T10">public static void </text:span><text:span text:style-name="T31">main</text:span><text:span text:style-name="T17">(</text:span><text:span text:style-name="T14">String args</text:span><text:span text:style-name="T17">[]) {</text:span><text:line-break/><text:span text:style-name="T17"> <text:s text:c="7"/></text:span><text:span text:style-name="T14">Socket s </text:span><text:span text:style-name="T17">= </text:span><text:span text:style-name="T10">null</text:span><text:span text:style-name="T17">;</text:span><text:line-break/><text:span text:style-name="T17"> <text:s text:c="7"/></text:span><text:span text:style-name="T14">Scanner scanner </text:span><text:span text:style-name="T17">= </text:span><text:span text:style-name="T10">new </text:span><text:span text:style-name="T17">Scanner(</text:span><text:span text:style-name="T14">System</text:span><text:span text:style-name="T17">.</text:span><text:span text:style-name="T29">in</text:span><text:span text:style-name="T17">);</text:span><text:line-break/><text:span text:style-name="T17"> <text:s text:c="7"/></text:span><text:span text:style-name="T10">try </text:span><text:span text:style-name="T17">{</text:span><text:line-break/><text:span text:style-name="T17"> <text:s text:c="11"/></text:span><text:span text:style-name="T10">int </text:span><text:span text:style-name="T14">port </text:span><text:span text:style-name="T17">= </text:span><text:span text:style-name="T40">8001</text:span><text:span text:style-name="T17">;</text:span><text:line-break/><text:span text:style-name="T17"> <text:s text:c="11"/></text:span><text:span text:style-name="T14">String address </text:span><text:span text:style-name="T17">= </text:span><text:span text:style-name="T10">null</text:span><text:span text:style-name="T17">;</text:span><text:line-break/><text:span text:style-name="T17"> <text:s text:c="11"/></text:span><text:span text:style-name="T10">if </text:span><text:span text:style-name="T17">(</text:span><text:span text:style-name="T14">args</text:span><text:span text:style-name="T17">.</text:span><text:span text:style-name="T26">length </text:span><text:span text:style-name="T17">== </text:span><text:span text:style-name="T40">2</text:span><text:span text:style-name="T17">) {</text:span><text:line-break/><text:span text:style-name="T17"> <text:s text:c="15"/></text:span><text:span text:style-name="T14">address </text:span><text:span text:style-name="T17">= </text:span><text:span text:style-name="T14">args</text:span><text:span text:style-name="T17">[</text:span><text:span text:style-name="T40">0</text:span><text:span text:style-name="T17">];</text:span><text:line-break/><text:span text:style-name="T17"> <text:s text:c="15"/></text:span><text:span text:style-name="T14">port </text:span><text:span text:style-name="T17">= </text:span><text:span text:style-name="T14">Integer</text:span><text:span text:style-name="T17">.</text:span><text:span text:style-name="T23">parseInt</text:span><text:span text:style-name="T17">(</text:span><text:span text:style-name="T14">args</text:span><text:span text:style-name="T17">[</text:span><text:span text:style-name="T40">1</text:span><text:span text:style-name="T17">]);</text:span><text:line-break/><text:span text:style-name="T17"> <text:s text:c="11"/>}</text:span><text:line-break/><text:span text:style-name="T17"> <text:s text:c="11"/></text:span><text:span text:style-name="T14">s </text:span><text:span text:style-name="T17">= </text:span><text:span text:style-name="T10">new </text:span><text:span text:style-name="T17">Socket(</text:span><text:span text:style-name="T14">address</text:span><text:span text:style-name="T17">, </text:span><text:span text:style-name="T14">port</text:span><text:span text:style-name="T17">);</text:span><text:line-break/><text:span text:style-name="T17"> <text:s text:c="11"/></text:span><text:span text:style-name="T14">DataInputStream in </text:span><text:span text:style-name="T17">= </text:span><text:span text:style-name="T10">new </text:span><text:span text:style-name="T17">DataInputStream(</text:span><text:span text:style-name="T14">s</text:span><text:span text:style-name="T17">.getInputStream());</text:span><text:line-break/><text:span text:style-name="T17"> <text:s text:c="11"/></text:span><text:span text:style-name="T14">DataOutputStream out </text:span><text:span text:style-name="T17">= </text:span><text:span text:style-name="T10">new </text:span><text:span text:style-name="T17">DataOutputStream(</text:span><text:span text:style-name="T14">s</text:span><text:span text:style-name="T17">.getOutputStream());</text:span><text:line-break/><text:line-break/><text:span text:style-name="T17"> <text:s text:c="11"/></text:span><text:span text:style-name="T14">String message</text:span><text:span text:style-name="T17">;</text:span><text:line-break/><text:span text:style-name="T17"> <text:s text:c="11"/></text:span><text:span text:style-name="T10">while </text:span><text:span text:style-name="T17">(</text:span><text:span text:style-name="T10">true</text:span><text:span text:style-name="T17">) {</text:span><text:line-break/><text:span text:style-name="T17"> <text:s text:c="15"/></text:span><text:span text:style-name="T14">System</text:span><text:span text:style-name="T17">.</text:span><text:span text:style-name="T29">out</text:span><text:span text:style-name="T17">.print(</text:span><text:span text:style-name="T34">"Enter message: "</text:span><text:span text:style-name="T17">);</text:span><text:line-break/><text:span text:style-name="T17"> <text:s text:c="15"/></text:span><text:span text:style-name="T14">message </text:span><text:span text:style-name="T17">= </text:span><text:span text:style-name="T14">scanner</text:span><text:span text:style-name="T17">.nextLine();</text:span><text:line-break/><text:span text:style-name="T17"> <text:s text:c="15"/></text:span><text:span text:style-name="T5">// void writeUTF(String)</text:span><text:line-break/><text:span text:style-name="T5"> <text:s text:c="15"/></text:span><text:span text:style-name="T14">out</text:span><text:span text:style-name="T17">.writeUTF(</text:span><text:span text:style-name="T14">message</text:span><text:span text:style-name="T17">);</text:span><text:line-break/><text:span text:style-name="T17"> <text:s text:c="15"/></text:span><text:span text:style-name="T10">if </text:span><text:span text:style-name="T17">(</text:span><text:span text:style-name="T14">message</text:span><text:span text:style-name="T17">.toUpperCase().equals(</text:span><text:span text:style-name="T34">"QUIT"</text:span><text:span text:style-name="T17">)) </text:span><text:span text:style-name="T10">break</text:span><text:span text:style-name="T17">;</text:span><text:line-break/><text:span text:style-name="T17"> <text:s text:c="15"/></text:span><text:span text:style-name="T5">// String readUTF()</text:span><text:line-break/><text:span text:style-name="T5"> <text:s text:c="15"/></text:span><text:span text:style-name="T14">String data </text:span><text:span text:style-name="T17">= </text:span><text:span text:style-name="T14">in</text:span><text:span text:style-name="T17">.readUTF();</text:span><text:line-break/><text:span text:style-name="T17"> <text:s text:c="15"/></text:span><text:span text:style-name="T14">System</text:span><text:span text:style-name="T17">.</text:span><text:span text:style-name="T29">out</text:span><text:span text:style-name="T17">.println(</text:span><text:span text:style-name="T34">"Received: " </text:span><text:span text:style-name="T17">+ </text:span><text:span text:style-name="T14">data</text:span><text:span text:style-name="T17">);</text:span><text:line-break/><text:span text:style-name="T17"> <text:s text:c="11"/>}</text:span><text:line-break/><text:span text:style-name="T17"> <text:s text:c="7"/>} </text:span><text:span text:style-name="T10">catch </text:span><text:span text:style-name="T17">(</text:span><text:span text:style-name="T14">UnknownHostException e</text:span><text:span text:style-name="T17">) {</text:span><text:line-break/><text:span text:style-name="T17"> <text:s text:c="11"/></text:span><text:span text:style-name="T14">System</text:span><text:span text:style-name="T17">.</text:span><text:span text:style-name="T29">out</text:span><text:span text:style-name="T17">.println(</text:span><text:span text:style-name="T34">"Sock:" </text:span><text:span text:style-name="T17">+ </text:span><text:span text:style-name="T14">e</text:span><text:span text:style-name="T17">.getMessage());</text:span><text:line-break/><text:span text:style-name="T17"> <text:s text:c="7"/>} </text:span><text:span text:style-name="T10">catch </text:span><text:span text:style-name="T17">(</text:span><text:span text:style-name="T14">EOFException e</text:span><text:span text:style-name="T17">) {</text:span><text:line-break/><text:span text:style-name="T17"> <text:s text:c="11"/></text:span><text:span text:style-name="T14">System</text:span><text:span text:style-name="T17">.</text:span><text:span text:style-name="T29">out</text:span><text:span text:style-name="T17">.println(</text:span><text:span text:style-name="T34">"EOF:" </text:span><text:span text:style-name="T17">+ </text:span><text:span text:style-name="T14">e</text:span><text:span text:style-name="T17">.getMessage());</text:span><text:line-break/><text:span text:style-name="T17"> <text:s text:c="7"/>} </text:span><text:span text:style-name="T10">catch </text:span><text:span text:style-name="T17">(</text:span><text:span text:style-name="T14">IOException e</text:span><text:span text:style-name="T17">) {</text:span><text:line-break/><text:span text:style-name="T17"> <text:s text:c="11"/></text:span><text:span text:style-name="T14">System</text:span><text:span text:style-name="T17">.</text:span><text:span text:style-name="T29">out</text:span><text:span text:style-name="T17">.println(</text:span><text:span text:style-name="T34">"IO:" </text:span><text:span text:style-name="T17">+ </text:span><text:span text:style-name="T14">e</text:span><text:span text:style-name="T17">.getMessage());</text:span><text:line-break/><text:span text:style-name="T17"> <text:s text:c="7"/>} </text:span><text:span text:style-name="T10">finally </text:span><text:span text:style-name="T17">{</text:span><text:line-break/><text:span text:style-name="T17"> <text:s text:c="11"/></text:span><text:span text:style-name="T10">if </text:span><text:span text:style-name="T17">(</text:span><text:span text:style-name="T14">s </text:span><text:span text:style-name="T17">!= </text:span><text:span text:style-name="T10">null</text:span><text:span text:style-name="T17">)</text:span><text:line-break/><text:span text:style-name="T17"> <text:s text:c="15"/></text:span><text:span text:style-name="T10">try </text:span><text:span text:style-name="T17">{</text:span><text:line-break/><text:span text:style-name="T17"> <text:s text:c="19"/></text:span><text:span text:style-name="T14">s</text:span><text:span text:style-name="T17">.close();</text:span><text:line-break/><text:span text:style-name="T17"> <text:s text:c="15"/>} </text:span><text:span text:style-name="T10">catch </text:span><text:span text:style-name="T17">(</text:span><text:span text:style-name="T14">IOException e</text:span><text:span text:style-name="T17">) {</text:span><text:line-break/><text:span text:style-name="T17"> <text:s text:c="19"/></text:span><text:span text:style-name="T14">System</text:span><text:span text:style-name="T17">.</text:span><text:span text:style-name="T29">out</text:span><text:span text:style-name="T17">.println(</text:span><text:span text:style-name="T34">"client close() failed"</text:span><text:span text:style-name="T17">);</text:span><text:line-break/><text:span text:style-name="T17"> <text:s text:c="15"/>}</text:span><text:line-break/><text:span text:style-name="T17"> <text:s text:c="7"/>}</text:span><text:line-break/><text:span text:style-name="T17"> <text:s text:c="3"/>}</text:span><text:line-break/><text:span text:style-name="T17">}</text:span></text:p>
      <text:p text:style-name="P19"><text:span text:style-name="T21">SERVER<text:line-break/><text:line-break/></text:span><text:span text:style-name="T7">//TCP server makes a connection for each client and then echoes the client</text:span><text:span text:style-name="T5">’s request</text:span><text:line-break/><text:span text:style-name="T10">import </text:span><text:span text:style-name="T14">java.net.</text:span><text:span text:style-name="T17">*; </text:span><text:span text:style-name="T10">import </text:span><text:span text:style-name="T14">java.io.</text:span><text:span text:style-name="T17">*;</text:span><text:line-break/><text:span text:style-name="T10">public class </text:span><text:span text:style-name="T14">Server </text:span><text:span text:style-name="T17">{</text:span><text:line-break/><text:span text:style-name="T17"> <text:s text:c="3"/></text:span><text:span text:style-name="T10">public static void </text:span><text:span text:style-name="T31">main </text:span><text:span text:style-name="T17">(</text:span><text:span text:style-name="T14">String args</text:span><text:span text:style-name="T17">[]) {</text:span><text:line-break/><text:span text:style-name="T17"> <text:s text:c="7"/></text:span><text:span text:style-name="T10">try </text:span><text:span text:style-name="T17">{</text:span><text:line-break/><text:span text:style-name="T17"> <text:s text:c="11"/></text:span><text:span text:style-name="T10">int </text:span><text:span text:style-name="T14">port </text:span><text:span text:style-name="T17">= </text:span><text:span text:style-name="T40">8001</text:span><text:span text:style-name="T17">;</text:span><text:line-break/><text:span text:style-name="T17"> <text:s text:c="11"/></text:span><text:span text:style-name="T10">if </text:span><text:span text:style-name="T17">(</text:span><text:span text:style-name="T14">args</text:span><text:span text:style-name="T17">.</text:span><text:span text:style-name="T26">length </text:span><text:span text:style-name="T17">== </text:span><text:span text:style-name="T40">1</text:span><text:span text:style-name="T17">) {</text:span><text:line-break/><text:span text:style-name="T17"> <text:s text:c="15"/></text:span><text:span text:style-name="T14">port </text:span><text:span text:style-name="T17">= </text:span><text:span text:style-name="T14">Integer</text:span><text:span text:style-name="T17">.</text:span><text:span text:style-name="T23">parseInt</text:span><text:span text:style-name="T17">(</text:span><text:span text:style-name="T14">args</text:span><text:span text:style-name="T17">[</text:span><text:span text:style-name="T40">0</text:span><text:span text:style-name="T17">]);</text:span><text:line-break/><text:span text:style-name="T17"> <text:s text:c="11"/>}</text:span><text:line-break/><text:span text:style-name="T17"> <text:s text:c="11"/></text:span><text:span text:style-name="T14">ServerSocket listenSocket </text:span><text:span text:style-name="T17">= </text:span><text:span text:style-name="T10">new </text:span><text:span text:style-name="T17">ServerSocket(</text:span><text:span text:style-name="T14">port</text:span><text:span text:style-name="T17">);</text:span><text:line-break/><text:span text:style-name="T17"> <text:s text:c="11"/></text:span><text:span text:style-name="T10">while</text:span><text:span text:style-name="T17">(</text:span><text:span text:style-name="T10">true</text:span><text:span text:style-name="T17">) {</text:span><text:line-break/><text:span text:style-name="T17"> <text:s text:c="15"/></text:span><text:span text:style-name="T14">Socket clientSocket </text:span><text:span text:style-name="T17">= </text:span><text:span text:style-name="T14">listenSocket</text:span><text:span text:style-name="T17">.accept();</text:span><text:line-break/><text:span text:style-name="T17"> <text:s text:c="15"/></text:span><text:span text:style-name="T14">ServerWorker c </text:span><text:span text:style-name="T17">= </text:span><text:span text:style-name="T10">new </text:span><text:span text:style-name="T17">ServerWorker(</text:span><text:span text:style-name="T14">clientSocket</text:span><text:span text:style-name="T17">);</text:span><text:line-break/><text:span text:style-name="T17"> <text:s text:c="11"/>}</text:span><text:line-break/><text:span text:style-name="T17"> <text:s text:c="7"/>} </text:span><text:span text:style-name="T10">catch</text:span><text:span text:style-name="T17">(</text:span><text:span text:style-name="T14">IOException e</text:span><text:span text:style-name="T17">) {</text:span><text:line-break/><text:span text:style-name="T17"> <text:s text:c="11"/></text:span><text:span text:style-name="T14">System</text:span><text:span text:style-name="T17">.</text:span><text:span text:style-name="T29">out</text:span><text:span text:style-name="T17">.println(</text:span><text:span text:style-name="T34">"Listen :"</text:span><text:span text:style-name="T17">+</text:span><text:span text:style-name="T14">e</text:span><text:span text:style-name="T17">.getMessage());</text:span><text:line-break/><text:span text:style-name="T17"> <text:s text:c="7"/>}</text:span><text:line-break/><text:span text:style-name="T17"> <text:s text:c="3"/>}</text:span><text:line-break/><text:span text:style-name="T17">}</text:span></text:p>
      <text:p text:style-name="P18"><text:span text:style-name="T21"><text:line-break/></text:span><text:span text:style-name="T11">import </text:span><text:span text:style-name="T14">java.io.DataInputStream</text:span><text:span text:style-name="T17">;</text:span><text:line-break/><text:span text:style-name="T10">import </text:span><text:span text:style-name="T14">java.io.DataOutputStream</text:span><text:span text:style-name="T17">;</text:span><text:line-break/><text:span text:style-name="T10">import </text:span><text:span text:style-name="T14">java.io.EOFException</text:span><text:span text:style-name="T17">;</text:span><text:line-break/><text:span text:style-name="T10">import </text:span><text:span text:style-name="T14">java.io.IOException</text:span><text:span text:style-name="T17">;</text:span><text:line-break/><text:span text:style-name="T10">import </text:span><text:span text:style-name="T14">java.net.Socket</text:span><text:span text:style-name="T17">;</text:span><text:line-break/><text:span text:style-name="T10">import </text:span><text:span text:style-name="T14">java.util.Scanner</text:span><text:span text:style-name="T17">;</text:span><text:line-break/><text:line-break/><text:span text:style-name="T10">public class </text:span><text:span text:style-name="T14">ServerWorker </text:span><text:span text:style-name="T10">extends </text:span><text:span text:style-name="T14">Thread</text:span><text:span text:style-name="T17">{</text:span><text:line-break/><text:span text:style-name="T17"> <text:s text:c="3"/></text:span><text:span text:style-name="T14">DataInputStream </text:span><text:span text:style-name="T26">dataInputStream</text:span><text:span text:style-name="T17">;</text:span><text:line-break/><text:span text:style-name="T17"> <text:s text:c="3"/></text:span><text:span text:style-name="T14">DataOutputStream </text:span><text:span text:style-name="T26">dataOutputStream</text:span><text:span text:style-name="T17">;</text:span><text:line-break/><text:span text:style-name="T17"> <text:s text:c="3"/></text:span><text:span text:style-name="T14">Socket </text:span><text:span text:style-name="T26">socket</text:span><text:span text:style-name="T17">;</text:span><text:line-break/><text:span text:style-name="T17"> <text:s text:c="3"/></text:span><text:span text:style-name="T14">Scanner </text:span><text:span text:style-name="T26">scanner</text:span><text:span text:style-name="T17">;</text:span><text:line-break/><text:span text:style-name="T17"> <text:s text:c="3"/></text:span><text:span text:style-name="T10">static int </text:span><text:span text:style-name="T29">clientCounter </text:span><text:span text:style-name="T17">= </text:span><text:span text:style-name="T40">0</text:span><text:span text:style-name="T17">;</text:span><text:line-break/><text:line-break/><text:span text:style-name="T17"> <text:s text:c="3"/></text:span><text:span text:style-name="T31">ServerWorker </text:span><text:span text:style-name="T17">(</text:span><text:span text:style-name="T14">Socket socket</text:span><text:span text:style-name="T17">) <text:s text:c="2"/>{</text:span><text:line-break/><text:span text:style-name="T17"> <text:s text:c="7"/></text:span><text:span text:style-name="T10">this</text:span><text:span text:style-name="T17">.</text:span><text:span text:style-name="T26">socket </text:span><text:span text:style-name="T17">= </text:span><text:span text:style-name="T14">socket</text:span><text:span text:style-name="T17">;</text:span><text:line-break/><text:span text:style-name="T17"> <text:s text:c="7"/></text:span><text:span text:style-name="T10">try </text:span><text:span text:style-name="T17">{</text:span><text:line-break/><text:span text:style-name="T17"> <text:s text:c="11"/></text:span><text:span text:style-name="T10">this</text:span><text:span text:style-name="T17">.</text:span><text:span text:style-name="T26">dataInputStream </text:span><text:span text:style-name="T17">= </text:span><text:span text:style-name="T10">new </text:span><text:span text:style-name="T17">DataInputStream(</text:span><text:span text:style-name="T14">socket</text:span><text:span text:style-name="T17">.getInputStream());</text:span><text:line-break/><text:span text:style-name="T17"> <text:s text:c="7"/>} </text:span><text:span text:style-name="T10">catch </text:span><text:span text:style-name="T17">(</text:span><text:span text:style-name="T14">IOException e</text:span><text:span text:style-name="T17">) {</text:span><text:line-break/><text:span text:style-name="T17"> <text:s text:c="11"/></text:span><text:span text:style-name="T10">throw new </text:span><text:span text:style-name="T17">RuntimeException(</text:span><text:span text:style-name="T14">e</text:span><text:span text:style-name="T17">);</text:span><text:line-break/><text:span text:style-name="T17"> <text:s text:c="7"/>}</text:span><text:line-break/><text:span text:style-name="T17"> <text:s text:c="7"/></text:span><text:span text:style-name="T10">try </text:span><text:span text:style-name="T17">{</text:span><text:line-break/><text:span text:style-name="T17"> <text:s text:c="11"/></text:span><text:span text:style-name="T10">this</text:span><text:span text:style-name="T17">.</text:span><text:span text:style-name="T26">dataOutputStream </text:span><text:span text:style-name="T17">= </text:span><text:span text:style-name="T10">new </text:span><text:span text:style-name="T17">DataOutputStream(</text:span><text:span text:style-name="T14">socket</text:span><text:span text:style-name="T17">.getOutputStream());</text:span><text:line-break/><text:span text:style-name="T17"> <text:s text:c="7"/>} </text:span><text:span text:style-name="T10">catch </text:span><text:span text:style-name="T17">(</text:span><text:span text:style-name="T14">IOException e</text:span><text:span text:style-name="T17">) {</text:span><text:line-break/><text:span text:style-name="T17"> <text:s text:c="11"/></text:span><text:span text:style-name="T10">throw new </text:span><text:span text:style-name="T17">RuntimeException(</text:span><text:span text:style-name="T14">e</text:span><text:span text:style-name="T17">);</text:span><text:line-break/><text:span text:style-name="T17"> <text:s text:c="7"/>}</text:span><text:line-break/><text:span text:style-name="T17"> <text:s text:c="7"/></text:span><text:span text:style-name="T10">this</text:span><text:span text:style-name="T17">.</text:span><text:span text:style-name="T26">scanner </text:span><text:span text:style-name="T17">= </text:span><text:span text:style-name="T10">new </text:span><text:span text:style-name="T17">Scanner(</text:span><text:span text:style-name="T14">System</text:span><text:span text:style-name="T17">.</text:span><text:span text:style-name="T29">in</text:span><text:span text:style-name="T17">);</text:span><text:line-break/><text:span text:style-name="T17"> <text:s text:c="7"/></text:span><text:span text:style-name="T10">this</text:span><text:span text:style-name="T17">.start();</text:span><text:line-break/><text:span text:style-name="T17"> <text:s text:c="3"/>}</text:span><text:line-break/><text:line-break/><text:span text:style-name="T17"> <text:s text:c="3"/></text:span><text:span text:style-name="T10">public void </text:span><text:span text:style-name="T31">run</text:span><text:span text:style-name="T17">() {</text:span><text:line-break/><text:span text:style-name="T17"> <text:s text:c="7"/></text:span><text:span text:style-name="T29">clientCounter</text:span><text:span text:style-name="T17">++;</text:span><text:line-break/><text:span text:style-name="T17"> <text:s text:c="7"/></text:span><text:span text:style-name="T14">String message</text:span><text:span text:style-name="T17">;</text:span><text:line-break/><text:span text:style-name="T17"> <text:s text:c="7"/></text:span><text:span text:style-name="T14">String reply</text:span><text:span text:style-name="T17">;</text:span><text:line-break/><text:span text:style-name="T17"> <text:s text:c="7"/></text:span><text:span text:style-name="T14">System</text:span><text:span text:style-name="T17">.</text:span><text:span text:style-name="T29">out</text:span><text:span text:style-name="T17">.println(</text:span><text:span text:style-name="T34">"Starting new connection for " </text:span><text:span text:style-name="T17">+ </text:span><text:span text:style-name="T29">clientCounter</text:span><text:span text:style-name="T17">);</text:span><text:line-break/><text:line-break/><text:span text:style-name="T17"> <text:s text:c="7"/></text:span><text:span text:style-name="T10">try </text:span><text:span text:style-name="T17">{</text:span><text:line-break/><text:span text:style-name="T17"> <text:s text:c="11"/></text:span><text:span text:style-name="T10">while </text:span><text:span text:style-name="T17">(</text:span><text:span text:style-name="T10">true</text:span><text:span text:style-name="T17">) {</text:span><text:line-break/><text:span text:style-name="T17"> <text:s text:c="15"/></text:span><text:span text:style-name="T10">try </text:span><text:span text:style-name="T17">{</text:span><text:line-break/><text:soft-page-break/><text:span text:style-name="T17"> <text:s text:c="19"/></text:span><text:span text:style-name="T14">message </text:span><text:span text:style-name="T17">= </text:span><text:span text:style-name="T26">dataInputStream</text:span><text:span text:style-name="T17">.readUTF();</text:span><text:line-break/><text:span text:style-name="T17"> <text:s text:c="19"/></text:span><text:span text:style-name="T10">if </text:span><text:span text:style-name="T17">(</text:span><text:span text:style-name="T14">message</text:span><text:span text:style-name="T17">.equals(</text:span><text:span text:style-name="T34">"QUIT"</text:span><text:span text:style-name="T17">)) {</text:span><text:line-break/><text:span text:style-name="T17"> <text:s text:c="23"/></text:span><text:span text:style-name="T10">break</text:span><text:span text:style-name="T17">;</text:span><text:line-break/><text:span text:style-name="T17"> <text:s text:c="19"/>}</text:span><text:line-break/><text:span text:style-name="T17"> <text:s text:c="19"/></text:span><text:span text:style-name="T14">System</text:span><text:span text:style-name="T17">.</text:span><text:span text:style-name="T29">out</text:span><text:span text:style-name="T17">.println(</text:span><text:span text:style-name="T29">clientCounter </text:span><text:span text:style-name="T17">+ </text:span><text:span text:style-name="T34">") Server received: " </text:span><text:span text:style-name="T17">+ </text:span><text:span text:style-name="T14">message</text:span><text:span text:style-name="T17">);</text:span><text:line-break/><text:span text:style-name="T17"> <text:s text:c="19"/></text:span><text:span text:style-name="T14">System</text:span><text:span text:style-name="T17">.</text:span><text:span text:style-name="T29">out</text:span><text:span text:style-name="T17">.println(</text:span><text:span text:style-name="T29">clientCounter </text:span><text:span text:style-name="T17">+ </text:span><text:span text:style-name="T34">") Enter a reply: "</text:span><text:span text:style-name="T17">);</text:span><text:line-break/><text:span text:style-name="T17"> <text:s text:c="19"/></text:span><text:span text:style-name="T14">reply </text:span><text:span text:style-name="T17">= </text:span><text:span text:style-name="T26">scanner</text:span><text:span text:style-name="T17">.nextLine();</text:span><text:line-break/><text:span text:style-name="T17"> <text:s text:c="19"/></text:span><text:span text:style-name="T26">dataOutputStream</text:span><text:span text:style-name="T17">.writeUTF(</text:span><text:span text:style-name="T14">reply</text:span><text:span text:style-name="T17">);</text:span><text:line-break/><text:span text:style-name="T17"> <text:s text:c="15"/>} </text:span><text:span text:style-name="T10">catch </text:span><text:span text:style-name="T17">(</text:span><text:span text:style-name="T14">EOFException e</text:span><text:span text:style-name="T17">) {</text:span><text:line-break/><text:span text:style-name="T17"> <text:s text:c="19"/></text:span><text:span text:style-name="T14">System</text:span><text:span text:style-name="T17">.</text:span><text:span text:style-name="T29">out</text:span><text:span text:style-name="T17">.println(</text:span><text:span text:style-name="T34">"End of input stream reached"</text:span><text:span text:style-name="T17">);</text:span><text:line-break/><text:span text:style-name="T17"> <text:s text:c="19"/></text:span><text:span text:style-name="T10">break</text:span><text:span text:style-name="T17">;</text:span><text:line-break/><text:span text:style-name="T17"> <text:s text:c="15"/>}</text:span><text:line-break/><text:span text:style-name="T17"> <text:s text:c="11"/>}</text:span><text:line-break/><text:span text:style-name="T17"> <text:s text:c="7"/>} </text:span><text:span text:style-name="T10">catch </text:span><text:span text:style-name="T17">(</text:span><text:span text:style-name="T14">IOException e</text:span><text:span text:style-name="T17">) {</text:span><text:line-break/><text:span text:style-name="T17"> <text:s text:c="11"/></text:span><text:span text:style-name="T14">System</text:span><text:span text:style-name="T17">.</text:span><text:span text:style-name="T29">out</text:span><text:span text:style-name="T17">.println(</text:span><text:span text:style-name="T34">"IO error occurred: " </text:span><text:span text:style-name="T17">+ </text:span><text:span text:style-name="T14">e</text:span><text:span text:style-name="T17">.getMessage());</text:span><text:line-break/><text:span text:style-name="T17"> <text:s text:c="7"/>} </text:span><text:span text:style-name="T10">finally </text:span><text:span text:style-name="T17">{</text:span><text:line-break/><text:span text:style-name="T17"> <text:s text:c="11"/></text:span><text:span text:style-name="T10">try </text:span><text:span text:style-name="T17">{</text:span><text:line-break/><text:span text:style-name="T17"> <text:s text:c="15"/></text:span><text:span text:style-name="T10">if </text:span><text:span text:style-name="T17">(</text:span><text:span text:style-name="T26">socket </text:span><text:span text:style-name="T17">!= </text:span><text:span text:style-name="T10">null</text:span><text:span text:style-name="T17">) {</text:span><text:line-break/><text:span text:style-name="T17"> <text:s text:c="19"/></text:span><text:span text:style-name="T26">socket</text:span><text:span text:style-name="T17">.close();</text:span><text:line-break/><text:span text:style-name="T17"> <text:s text:c="15"/>}</text:span><text:line-break/><text:span text:style-name="T17"> <text:s text:c="11"/>} </text:span><text:span text:style-name="T10">catch </text:span><text:span text:style-name="T17">(</text:span><text:span text:style-name="T14">IOException e</text:span><text:span text:style-name="T17">) {</text:span><text:line-break/><text:span text:style-name="T17"> <text:s text:c="15"/></text:span><text:span text:style-name="T14">System</text:span><text:span text:style-name="T17">.</text:span><text:span text:style-name="T29">out</text:span><text:span text:style-name="T17">.println(</text:span><text:span text:style-name="T34">"Error closing socket: " </text:span><text:span text:style-name="T17">+ </text:span><text:span text:style-name="T14">e</text:span><text:span text:style-name="T17">.getMessage());</text:span><text:line-break/><text:span text:style-name="T17"> <text:s text:c="11"/>}</text:span><text:line-break/><text:span text:style-name="T17"> <text:s text:c="7"/>}</text:span><text:line-break/><text:span text:style-name="T17"> <text:s text:c="3"/>}</text:span><text:line-break/><text:line-break/><text:line-break/><text:span text:style-name="T17">}</text:span></text:p>
      <text:p text:style-name="P19"><text:span text:style-name="T53">Lab </text:span><text:span text:style-name="T52">2</text:span><text:span text:style-name="T54">4 – Threading<text:line-break/><text:line-break/></text:span><text:span text:style-name="T68">import </text:span><text:span text:style-name="T14">java.util.Scanner</text:span><text:span text:style-name="T17">;</text:span><text:line-break/><text:span text:style-name="T10">import </text:span><text:span text:style-name="T14">java.util.concurrent.BlockingQueue</text:span><text:span text:style-name="T17">;</text:span><text:line-break/><text:span text:style-name="T10">import </text:span><text:span text:style-name="T14">java.util.concurrent.LinkedBlockingQueue</text:span><text:span text:style-name="T17">;</text:span><text:line-break/><text:span text:style-name="T10">import </text:span><text:span text:style-name="T14">java.util.concurrent.atomic.AtomicInteger</text:span><text:span text:style-name="T17">;</text:span><text:line-break/><text:line-break/><text:span text:style-name="T10">public class </text:span><text:span text:style-name="T14">Lab24Main </text:span><text:span text:style-name="T10">implements </text:span><text:span text:style-name="T14">Runnable </text:span><text:span text:style-name="T17">{</text:span><text:line-break/><text:line-break/><text:span text:style-name="T17"><text:tab/></text:span><text:span text:style-name="T5">// Shared queue for Parcel objects</text:span><text:line-break/><text:span text:style-name="T5"><text:tab/></text:span><text:span text:style-name="T10">private </text:span><text:span text:style-name="T14">BlockingQueue</text:span><text:span text:style-name="T17">&lt;</text:span><text:span text:style-name="T14">Parcel</text:span><text:span text:style-name="T17">&gt; </text:span><text:span text:style-name="T26">queue</text:span><text:span text:style-name="T17">;</text:span><text:line-break/><text:span text:style-name="T17"><text:tab/></text:span><text:line-break/><text:span text:style-name="T17"><text:tab/></text:span><text:span text:style-name="T5">// Shared Stats object</text:span><text:line-break/><text:span text:style-name="T5"><text:tab/></text:span><text:span text:style-name="T10">private </text:span><text:span text:style-name="T14">Stats </text:span><text:span text:style-name="T26">stats</text:span><text:span text:style-name="T17">;</text:span><text:line-break/><text:span text:style-name="T17"><text:tab/></text:span><text:line-break/><text:span text:style-name="T17"><text:tab/></text:span><text:span text:style-name="T5">// Shared counter</text:span><text:line-break/><text:span text:style-name="T5"><text:tab/></text:span><text:span text:style-name="T10">public static </text:span><text:span text:style-name="T14">AtomicInteger </text:span><text:span text:style-name="T29">counter</text:span><text:span text:style-name="T17">;</text:span><text:line-break/><text:line-break/><text:span text:style-name="T17"> <text:s text:c="3"/></text:span><text:span text:style-name="T5">// Robots and threads</text:span><text:line-break/><text:span text:style-name="T5"><text:tab/></text:span><text:span text:style-name="T10">private </text:span><text:span text:style-name="T14">Robot</text:span><text:span text:style-name="T17">[] </text:span><text:span text:style-name="T26">robots</text:span><text:span text:style-name="T17">;</text:span><text:line-break/><text:span text:style-name="T17"><text:tab/></text:span><text:span text:style-name="T10">private </text:span><text:span text:style-name="T14">Thread</text:span><text:span text:style-name="T17">[] </text:span><text:span text:style-name="T26">threads</text:span><text:span text:style-name="T17">;</text:span><text:line-break/><text:line-break/><text:span text:style-name="T17"><text:tab/></text:span><text:span text:style-name="T10">private static </text:span><text:span text:style-name="T14">Scanner </text:span><text:span text:style-name="T29">scanner </text:span><text:span text:style-name="T17">= </text:span><text:span text:style-name="T10">new </text:span><text:span text:style-name="T17">Scanner(</text:span><text:span text:style-name="T14">System</text:span><text:span text:style-name="T17">.</text:span><text:span text:style-name="T29">in</text:span><text:span text:style-name="T17">);</text:span><text:line-break/><text:span text:style-name="T17"><text:tab/></text:span><text:span text:style-name="T10">private int </text:span><text:span text:style-name="T26">numbots</text:span><text:span text:style-name="T17">;</text:span><text:line-break/><text:span text:style-name="T17"><text:tab/></text:span><text:span text:style-name="T10">private long </text:span><text:span text:style-name="T26">beginTime</text:span><text:span text:style-name="T17">, </text:span><text:span text:style-name="T26">endTime</text:span><text:span text:style-name="T17">;</text:span><text:line-break/><text:line-break/><text:span text:style-name="T17"> <text:s text:c="3"/></text:span><text:span text:style-name="T5">// Sets up the problem</text:span><text:line-break/><text:span text:style-name="T5"> <text:s text:c="3"/>// Don't change this code</text:span><text:line-break/><text:span text:style-name="T5"><text:tab/></text:span><text:span text:style-name="T10">public static void </text:span><text:span text:style-name="T31">main</text:span><text:span text:style-name="T17">(</text:span><text:span text:style-name="T14">String</text:span><text:span text:style-name="T17">[] </text:span><text:span text:style-name="T14">args</text:span><text:span text:style-name="T17">) {</text:span><text:line-break/><text:span text:style-name="T17"><text:tab/><text:tab/></text:span><text:span text:style-name="T14">Lab24Main lab </text:span><text:span text:style-name="T17">= </text:span><text:span text:style-name="T10">new </text:span><text:span text:style-name="T17">Lab24Main();</text:span><text:line-break/><text:line-break/><text:span text:style-name="T17"><text:tab/><text:tab/></text:span><text:span text:style-name="T14">System</text:span><text:span text:style-name="T17">.</text:span><text:span text:style-name="T29">out</text:span><text:span text:style-name="T17">.print(</text:span><text:span text:style-name="T34">"Enter the number of robots: "</text:span><text:span text:style-name="T17">);</text:span><text:line-break/><text:span text:style-name="T17"><text:tab/><text:tab/></text:span><text:span text:style-name="T10">int </text:span><text:span text:style-name="T14">count </text:span><text:span text:style-name="T17">= </text:span><text:span text:style-name="T29">scanner</text:span><text:span text:style-name="T17">.nextInt();</text:span><text:line-break/><text:line-break/><text:span text:style-name="T17"> <text:s text:c="7"/></text:span><text:span text:style-name="T5">// Header for robot output</text:span><text:line-break/><text:span text:style-name="T5"> <text:s text:c="7"/></text:span><text:span text:style-name="T14">System</text:span><text:span text:style-name="T17">.</text:span><text:span text:style-name="T29">out</text:span><text:span text:style-name="T17">.println(</text:span><text:span text:style-name="T34">"</text:span><text:span text:style-name="T42">\n</text:span><text:span text:style-name="T34">Package Delivery Times, per robot</text:span><text:span text:style-name="T42">\n</text:span><text:span text:style-name="T34">"</text:span><text:span text:style-name="T17">);</text:span><text:line-break/><text:span text:style-name="T17"><text:tab/><text:tab/></text:span><text:span text:style-name="T10">for </text:span><text:span text:style-name="T17">(</text:span><text:span text:style-name="T10">int </text:span><text:span text:style-name="T14">i</text:span><text:span text:style-name="T17">=</text:span><text:span text:style-name="T40">0</text:span><text:span text:style-name="T17">; </text:span><text:span text:style-name="T14">i</text:span><text:span text:style-name="T17">&lt;</text:span><text:span text:style-name="T14">count</text:span><text:span text:style-name="T17">; </text:span><text:span text:style-name="T14">i</text:span><text:span text:style-name="T17">++) {</text:span><text:line-break/><text:span text:style-name="T17"><text:tab/><text:tab/><text:tab/></text:span><text:span text:style-name="T14">System</text:span><text:span text:style-name="T17">.</text:span><text:span text:style-name="T29">out</text:span><text:span text:style-name="T17">.print(</text:span><text:span text:style-name="T34">"Robot#" </text:span><text:span text:style-name="T17">+ </text:span><text:span text:style-name="T14">i </text:span><text:span text:style-name="T17">+ </text:span><text:span text:style-name="T34">"</text:span><text:span text:style-name="T42">\t\t\t</text:span><text:span text:style-name="T34">"</text:span><text:span text:style-name="T17">);</text:span><text:line-break/><text:span text:style-name="T17"><text:tab/><text:tab/>}</text:span><text:line-break/><text:span text:style-name="T17"><text:tab/><text:tab/></text:span><text:span text:style-name="T14">System</text:span><text:span text:style-name="T17">.</text:span><text:span text:style-name="T29">out</text:span><text:span text:style-name="T17">.println(</text:span><text:span text:style-name="T34">"</text:span><text:span text:style-name="T42">\n</text:span><text:span text:style-name="T34">------------------------------------------------"</text:span><text:span text:style-name="T17">);</text:span><text:line-break/><text:line-break/><text:span text:style-name="T17"> <text:s text:c="7"/></text:span><text:span text:style-name="T5">// Call setup to create the shared data structures,</text:span><text:line-break/><text:span text:style-name="T5"> <text:s text:c="7"/>// the robots, and start the robot threads</text:span><text:line-break/><text:span text:style-name="T5"><text:tab/><text:tab/></text:span><text:span text:style-name="T14">lab</text:span><text:span text:style-name="T17">.setup(</text:span><text:span text:style-name="T14">count</text:span><text:span text:style-name="T17">);</text:span><text:line-break/><text:line-break/><text:span text:style-name="T17"> <text:s text:c="7"/></text:span><text:span text:style-name="T5">// Create the warehouse thread and run it</text:span><text:line-break/><text:span text:style-name="T5"><text:tab/><text:tab/></text:span><text:span text:style-name="T14">Thread warehouse </text:span><text:span text:style-name="T17">= </text:span><text:span text:style-name="T10">new </text:span><text:span text:style-name="T17">Thread(</text:span><text:span text:style-name="T14">lab</text:span><text:span text:style-name="T17">);</text:span><text:line-break/><text:span text:style-name="T17"><text:tab/><text:tab/></text:span><text:span text:style-name="T14">warehouse</text:span><text:span text:style-name="T17">.start();</text:span><text:line-break/><text:span text:style-name="T17"><text:tab/>}</text:span><text:line-break/><text:span text:style-name="T17"><text:tab/></text:span><text:line-break/><text:span text:style-name="T17"> <text:s text:c="3"/></text:span><text:span text:style-name="T5">// Creates the data structures, robots, and threads</text:span><text:line-break/><text:span text:style-name="T5"> <text:s text:c="3"/>// Starts the threads</text:span><text:line-break/><text:span text:style-name="T5"><text:tab/></text:span><text:span text:style-name="T10">private void </text:span><text:span text:style-name="T31">setup</text:span><text:span text:style-name="T17">(</text:span><text:span text:style-name="T10">int </text:span><text:span text:style-name="T14">count</text:span><text:span text:style-name="T17">) {</text:span><text:line-break/><text:line-break/><text:span text:style-name="T17"> <text:s text:c="7"/></text:span><text:span text:style-name="T5">// New up the data structures</text:span><text:line-break/><text:span text:style-name="T5"><text:tab/><text:tab/></text:span><text:span text:style-name="T26">numbots </text:span><text:span text:style-name="T17">= </text:span><text:span text:style-name="T14">count</text:span><text:span text:style-name="T17">;</text:span><text:line-break/><text:span text:style-name="T17"><text:tab/><text:tab/></text:span><text:span text:style-name="T26">queue </text:span><text:span text:style-name="T17">= </text:span><text:span text:style-name="T10">new </text:span><text:span text:style-name="T17">LinkedBlockingQueue&lt;&gt;();</text:span><text:line-break/><text:span text:style-name="T17"><text:tab/><text:tab/></text:span><text:span text:style-name="T26">stats </text:span><text:span text:style-name="T17">= </text:span><text:span text:style-name="T10">new </text:span><text:span text:style-name="T17">Stats(</text:span><text:span text:style-name="T26">numbots</text:span><text:span text:style-name="T17">);</text:span><text:line-break/><text:span text:style-name="T17"><text:tab/><text:tab/></text:span><text:span text:style-name="T29">counter </text:span><text:span text:style-name="T17">= </text:span><text:span text:style-name="T10">new </text:span><text:span text:style-name="T17">AtomicInteger(</text:span><text:span text:style-name="T26">numbots</text:span><text:span text:style-name="T17">);</text:span><text:line-break/><text:line-break/><text:soft-page-break/><text:span text:style-name="T17"><text:tab/><text:tab/></text:span><text:span text:style-name="T5">// Create robot and thread arrays</text:span><text:line-break/><text:span text:style-name="T5"><text:tab/><text:tab/></text:span><text:span text:style-name="T26">robots </text:span><text:span text:style-name="T17">= </text:span><text:span text:style-name="T10">new </text:span><text:span text:style-name="T17">Robot[</text:span><text:span text:style-name="T26">numbots</text:span><text:span text:style-name="T17">];</text:span><text:line-break/><text:span text:style-name="T17"><text:tab/><text:tab/></text:span><text:span text:style-name="T26">threads </text:span><text:span text:style-name="T17">= </text:span><text:span text:style-name="T10">new </text:span><text:span text:style-name="T17">Thread[</text:span><text:span text:style-name="T26">numbots</text:span><text:span text:style-name="T17">];</text:span><text:line-break/><text:line-break/><text:span text:style-name="T17"><text:tab/><text:tab/></text:span><text:span text:style-name="T10">for </text:span><text:span text:style-name="T17">(</text:span><text:span text:style-name="T10">int </text:span><text:span text:style-name="T14">i</text:span><text:span text:style-name="T17">=</text:span><text:span text:style-name="T40">0</text:span><text:span text:style-name="T17">; </text:span><text:span text:style-name="T14">i</text:span><text:span text:style-name="T17">&lt; </text:span><text:span text:style-name="T26">numbots</text:span><text:span text:style-name="T17">; </text:span><text:span text:style-name="T14">i</text:span><text:span text:style-name="T17">++) {</text:span><text:line-break/><text:span text:style-name="T17"> <text:s text:c="11"/></text:span><text:span text:style-name="T5">// YOUR CODE HERE</text:span><text:line-break/><text:span text:style-name="T5"> <text:s text:c="11"/>// In this loop, for each robot:</text:span><text:line-break/><text:span text:style-name="T5"> <text:s text:c="11"/>// 1. new up a robot with the </text:span><text:line-break/><text:span text:style-name="T5"> <text:s text:c="11"/>// <text:s text:c="3"/>shared data structures</text:span><text:line-break/><text:span text:style-name="T5"> <text:s text:c="12"/></text:span><text:span text:style-name="T26">robots</text:span><text:span text:style-name="T17">[</text:span><text:span text:style-name="T14">i</text:span><text:span text:style-name="T17">] = </text:span><text:span text:style-name="T10">new </text:span><text:span text:style-name="T17">Robot(</text:span><text:span text:style-name="T26">queue</text:span><text:span text:style-name="T17">, </text:span><text:span text:style-name="T26">stats</text:span><text:span text:style-name="T17">);</text:span><text:line-break/><text:line-break/><text:span text:style-name="T17"> <text:s text:c="11"/></text:span><text:span text:style-name="T5">// 2. new up a thread with a robot</text:span><text:line-break/><text:span text:style-name="T5"> <text:s text:c="12"/></text:span><text:span text:style-name="T26">threads</text:span><text:span text:style-name="T17">[</text:span><text:span text:style-name="T14">i</text:span><text:span text:style-name="T17">] = </text:span><text:span text:style-name="T10">new </text:span><text:span text:style-name="T17">Thread(</text:span><text:span text:style-name="T26">robots</text:span><text:span text:style-name="T17">[</text:span><text:span text:style-name="T14">i</text:span><text:span text:style-name="T17">]);</text:span><text:line-break/><text:line-break/><text:span text:style-name="T17"><text:tab/><text:tab/> <text:s text:c="3"/></text:span><text:span text:style-name="T5">// 3. start the thread</text:span><text:line-break/><text:span text:style-name="T5"> <text:s text:c="12"/></text:span><text:span text:style-name="T26">threads</text:span><text:span text:style-name="T17">[</text:span><text:span text:style-name="T14">i</text:span><text:span text:style-name="T17">].start();</text:span><text:line-break/><text:line-break/><text:span text:style-name="T17"><text:tab/><text:tab/>}</text:span><text:line-break/><text:span text:style-name="T17"><text:tab/>}</text:span><text:line-break/><text:line-break/><text:span text:style-name="T17"><text:tab/></text:span><text:span text:style-name="T45">@Override</text:span><text:line-break/><text:span text:style-name="T45"><text:tab/></text:span><text:span text:style-name="T10">public void </text:span><text:span text:style-name="T31">run</text:span><text:span text:style-name="T17">() {</text:span><text:line-break/><text:span text:style-name="T17"> <text:s text:c="7"/></text:span><text:span text:style-name="T5">// This is the warehouse code</text:span><text:line-break/><text:span text:style-name="T5"> <text:s text:c="7"/>// The warehouse "receives" packages by</text:span><text:line-break/><text:span text:style-name="T5"> <text:s text:c="7"/>// <text:s text:c="3"/>new'ing them up; then it puts them</text:span><text:line-break/><text:span text:style-name="T5"> <text:s text:c="7"/>// <text:s text:c="3"/>on the shared queue; then it sleeps for</text:span><text:line-break/><text:span text:style-name="T5"> <text:s text:c="7"/>// <text:s text:c="3"/>5 time units to slow it down a little;</text:span><text:line-break/><text:span text:style-name="T5"> <text:s text:c="7"/>// <text:s text:c="3"/>continue while the shared counter is positive</text:span><text:line-break/><text:span text:style-name="T5"> <text:s text:c="7"/>// <text:s text:c="3"/>- the robots will decrement the counter, not</text:span><text:line-break/><text:span text:style-name="T5"> <text:s text:c="7"/>// <text:s text:c="3"/>the warehouse.</text:span><text:line-break/><text:span text:style-name="T5"> <text:s text:c="7"/>// <text:s/>At the end, it should wait for the robot</text:span><text:line-break/><text:span text:style-name="T5"> <text:s text:c="7"/>// <text:s text:c="3"/>threads to finish their work</text:span><text:line-break/><text:span text:style-name="T5"><text:tab/><text:tab/></text:span><text:span text:style-name="T26">beginTime </text:span><text:span text:style-name="T17">= </text:span><text:span text:style-name="T14">System</text:span><text:span text:style-name="T17">.</text:span><text:span text:style-name="T23">currentTimeMillis</text:span><text:span text:style-name="T17">();</text:span><text:line-break/><text:span text:style-name="T17"> <text:s text:c="7"/></text:span><text:span text:style-name="T5">// Loop while the counter is positive</text:span><text:line-break/><text:span text:style-name="T5"> <text:s text:c="7"/></text:span><text:span text:style-name="T10">while </text:span><text:span text:style-name="T17">(</text:span><text:span text:style-name="T29">counter</text:span><text:span text:style-name="T17">.get() &gt; </text:span><text:span text:style-name="T40">0</text:span><text:span text:style-name="T17">) {</text:span><text:line-break/><text:span text:style-name="T17"> <text:s text:c="11"/></text:span><text:span text:style-name="T5">// YOUR CODE HERE</text:span><text:line-break/><text:span text:style-name="T5"> <text:s text:c="11"/>// Create a Parcel</text:span><text:line-break/><text:span text:style-name="T5"><text:tab/><text:tab/><text:tab/></text:span><text:span text:style-name="T14">Parcel parcel </text:span><text:span text:style-name="T17">= </text:span><text:span text:style-name="T10">new </text:span><text:span text:style-name="T17">Parcel();</text:span><text:line-break/><text:span text:style-name="T17"> <text:s text:c="11"/></text:span><text:span text:style-name="T5">// offer it to the queue</text:span><text:line-break/><text:span text:style-name="T5"><text:tab/><text:tab/><text:tab/></text:span><text:span text:style-name="T26">queue</text:span><text:span text:style-name="T17">.offer(</text:span><text:span text:style-name="T14">parcel</text:span><text:span text:style-name="T17">);</text:span><text:line-break/><text:span text:style-name="T17"> <text:s text:c="11"/></text:span><text:span text:style-name="T5">// Sleep for 5 units</text:span><text:line-break/><text:span text:style-name="T5"> <text:s text:c="11"/></text:span><text:span text:style-name="T10">try </text:span><text:span text:style-name="T17">{</text:span><text:line-break/><text:span text:style-name="T17"><text:tab/><text:tab/><text:tab/><text:tab/></text:span><text:span text:style-name="T14">Thread</text:span><text:span text:style-name="T17">.</text:span><text:span text:style-name="T23">sleep</text:span><text:span text:style-name="T17">(</text:span><text:span text:style-name="T40">5</text:span><text:span text:style-name="T17">);</text:span><text:line-break/><text:span text:style-name="T17"><text:tab/><text:tab/><text:tab/>} </text:span><text:span text:style-name="T10">catch </text:span><text:span text:style-name="T17">(</text:span><text:span text:style-name="T14">InterruptedException e</text:span><text:span text:style-name="T17">) {</text:span><text:line-break/><text:span text:style-name="T17"><text:tab/><text:tab/><text:tab/><text:tab/></text:span><text:span text:style-name="T14">e</text:span><text:span text:style-name="T17">.printStackTrace();</text:span><text:line-break/><text:span text:style-name="T17"><text:tab/><text:tab/><text:tab/>}</text:span><text:line-break/><text:span text:style-name="T17"> <text:s text:c="7"/>}</text:span><text:line-break/><text:span text:style-name="T17"> <text:s text:c="7"/></text:span><text:span text:style-name="T5">// Loop to join the threads</text:span><text:line-break/><text:span text:style-name="T5"> <text:s text:c="7"/>// YOUR CODE HERE</text:span><text:line-break/><text:span text:style-name="T5"><text:tab/><text:tab/></text:span><text:span text:style-name="T10">for </text:span><text:span text:style-name="T17">(</text:span><text:span text:style-name="T14">Thread t</text:span><text:span text:style-name="T17">: </text:span><text:span text:style-name="T26">threads</text:span><text:span text:style-name="T17">) {</text:span><text:line-break/><text:span text:style-name="T17"> <text:s text:c="11"/></text:span><text:span text:style-name="T10">try </text:span><text:span text:style-name="T17">{</text:span><text:line-break/><text:span text:style-name="T17"> <text:s text:c="15"/></text:span><text:span text:style-name="T14">t</text:span><text:span text:style-name="T17">.join();</text:span><text:line-break/><text:span text:style-name="T17"> <text:s text:c="11"/>} </text:span><text:span text:style-name="T10">catch </text:span><text:span text:style-name="T17">(</text:span><text:span text:style-name="T14">InterruptedException e</text:span><text:span text:style-name="T17">) {</text:span><text:line-break/><text:span text:style-name="T17"> <text:s text:c="15"/></text:span><text:span text:style-name="T14">System</text:span><text:span text:style-name="T17">.</text:span><text:span text:style-name="T29">out</text:span><text:span text:style-name="T17">.println(</text:span><text:span text:style-name="T34">"Error: " </text:span><text:span text:style-name="T17">+ </text:span><text:span text:style-name="T14">e</text:span><text:span text:style-name="T17">.getMessage());</text:span><text:line-break/><text:span text:style-name="T17"> <text:s text:c="11"/>}</text:span><text:line-break/><text:span text:style-name="T17"> <text:s text:c="7"/>}</text:span><text:line-break/><text:line-break/><text:span text:style-name="T17"><text:tab/><text:tab/></text:span><text:span text:style-name="T26">endTime </text:span><text:span text:style-name="T17">= </text:span><text:span text:style-name="T14">System</text:span><text:span text:style-name="T17">.</text:span><text:span text:style-name="T23">currentTimeMillis</text:span><text:span text:style-name="T17">();</text:span><text:line-break/><text:span text:style-name="T17"><text:tab/><text:tab/>printStats();</text:span><text:line-break/><text:span text:style-name="T17"><text:tab/>}</text:span><text:line-break/><text:span text:style-name="T17"><text:tab/></text:span><text:line-break/><text:soft-page-break/><text:span text:style-name="T17"> <text:s text:c="3"/></text:span><text:span text:style-name="T5">// Print the final simulation statistics</text:span><text:line-break/><text:span text:style-name="T5"> <text:s text:c="3"/>// Don't change this code</text:span><text:line-break/><text:span text:style-name="T5"><text:tab/></text:span><text:span text:style-name="T10">public void </text:span><text:span text:style-name="T31">printStats</text:span><text:span text:style-name="T17">() {</text:span><text:line-break/><text:span text:style-name="T17"><text:tab/><text:tab/></text:span><text:span text:style-name="T14">System</text:span><text:span text:style-name="T17">.</text:span><text:span text:style-name="T29">out</text:span><text:span text:style-name="T17">.println(</text:span><text:span text:style-name="T34">"</text:span><text:span text:style-name="T42">\n\n</text:span><text:span text:style-name="T34">Robot Summary"</text:span><text:span text:style-name="T17">);</text:span><text:line-break/><text:span text:style-name="T17"><text:tab/><text:tab/></text:span><text:span text:style-name="T14">System</text:span><text:span text:style-name="T17">.</text:span><text:span text:style-name="T29">out</text:span><text:span text:style-name="T17">.format(</text:span><text:span text:style-name="T34">"%9s %10s %15s %15s</text:span><text:span text:style-name="T42">\n</text:span><text:span text:style-name="T34">"</text:span><text:span text:style-name="T17">, </text:span><text:span text:style-name="T34">"Robot#"</text:span><text:span text:style-name="T17">, </text:span><text:span text:style-name="T34">"# parcels"</text:span><text:span text:style-name="T17">, </text:span><text:span text:style-name="T34">"Parcel Time"</text:span><text:span text:style-name="T17">, </text:span><text:span text:style-name="T34">"Running Time"</text:span><text:span text:style-name="T17">);</text:span><text:line-break/><text:span text:style-name="T17"><text:tab/><text:tab/></text:span><text:span text:style-name="T10">int </text:span><text:span text:style-name="T14">totalParcels </text:span><text:span text:style-name="T17">= </text:span><text:span text:style-name="T40">0</text:span><text:span text:style-name="T17">;</text:span><text:line-break/><text:span text:style-name="T17"><text:tab/><text:tab/></text:span><text:span text:style-name="T10">int </text:span><text:span text:style-name="T14">totalTime </text:span><text:span text:style-name="T17">= </text:span><text:span text:style-name="T40">0</text:span><text:span text:style-name="T17">;</text:span><text:line-break/><text:span text:style-name="T17"><text:tab/><text:tab/></text:span><text:span text:style-name="T10">long </text:span><text:span text:style-name="T14">totalRunningTime </text:span><text:span text:style-name="T17">= </text:span><text:span text:style-name="T40">0</text:span><text:span text:style-name="T17">;</text:span><text:line-break/><text:span text:style-name="T17"><text:tab/><text:tab/></text:span><text:span text:style-name="T10">for </text:span><text:span text:style-name="T17">(</text:span><text:span text:style-name="T10">int </text:span><text:span text:style-name="T14">i</text:span><text:span text:style-name="T17">=</text:span><text:span text:style-name="T40">0</text:span><text:span text:style-name="T17">; </text:span><text:span text:style-name="T14">i</text:span><text:span text:style-name="T17">&lt;</text:span><text:span text:style-name="T26">numbots</text:span><text:span text:style-name="T17">; </text:span><text:span text:style-name="T14">i</text:span><text:span text:style-name="T17">++) {</text:span><text:line-break/><text:span text:style-name="T17"><text:tab/><text:tab/><text:tab/></text:span><text:span text:style-name="T14">totalParcels </text:span><text:span text:style-name="T17">+= </text:span><text:span text:style-name="T26">stats</text:span><text:span text:style-name="T17">.getParcel(</text:span><text:span text:style-name="T14">i</text:span><text:span text:style-name="T17">);</text:span><text:line-break/><text:span text:style-name="T17"><text:tab/><text:tab/><text:tab/></text:span><text:span text:style-name="T14">totalTime </text:span><text:span text:style-name="T17">+= </text:span><text:span text:style-name="T26">stats</text:span><text:span text:style-name="T17">.getTimes(</text:span><text:span text:style-name="T14">i</text:span><text:span text:style-name="T17">);</text:span><text:line-break/><text:span text:style-name="T17"><text:tab/><text:tab/><text:tab/></text:span><text:span text:style-name="T14">totalRunningTime </text:span><text:span text:style-name="T17">+= </text:span><text:span text:style-name="T26">stats</text:span><text:span text:style-name="T17">.getRobotTime(</text:span><text:span text:style-name="T14">i</text:span><text:span text:style-name="T17">);</text:span><text:line-break/><text:span text:style-name="T17"><text:tab/><text:tab/><text:tab/></text:span><text:span text:style-name="T14">System</text:span><text:span text:style-name="T17">.</text:span><text:span text:style-name="T29">out</text:span><text:span text:style-name="T17">.format(</text:span><text:span text:style-name="T34">"%9d %10d %15d %15d</text:span><text:span text:style-name="T42">\n</text:span><text:span text:style-name="T34">"</text:span><text:span text:style-name="T17">, </text:span><text:span text:style-name="T14">i</text:span><text:span text:style-name="T17">, </text:span><text:span text:style-name="T26">stats</text:span><text:span text:style-name="T17">.getParcel(</text:span><text:span text:style-name="T14">i</text:span><text:span text:style-name="T17">), </text:span><text:span text:style-name="T26">stats</text:span><text:span text:style-name="T17">.getTimes(</text:span><text:span text:style-name="T14">i</text:span><text:span text:style-name="T17">), </text:span><text:span text:style-name="T26">stats</text:span><text:span text:style-name="T17">.getRobotTime(</text:span><text:span text:style-name="T14">i</text:span><text:span text:style-name="T17">));</text:span><text:line-break/><text:span text:style-name="T17"><text:tab/><text:tab/>}</text:span><text:line-break/><text:span text:style-name="T17"><text:tab/><text:tab/></text:span><text:span text:style-name="T14">System</text:span><text:span text:style-name="T17">.</text:span><text:span text:style-name="T29">out</text:span><text:span text:style-name="T17">.println(</text:span><text:span text:style-name="T34">"------------------------------------------------------"</text:span><text:span text:style-name="T17">);</text:span><text:line-break/><text:span text:style-name="T17"><text:tab/><text:tab/></text:span><text:span text:style-name="T14">System</text:span><text:span text:style-name="T17">.</text:span><text:span text:style-name="T29">out</text:span><text:span text:style-name="T17">.format(</text:span><text:span text:style-name="T34">"%9s %10d %15d %15d</text:span><text:span text:style-name="T42">\n</text:span><text:span text:style-name="T34">"</text:span><text:span text:style-name="T17">, </text:span><text:line-break/><text:span text:style-name="T17"><text:tab/><text:tab/><text:tab/><text:tab/></text:span><text:span text:style-name="T34">"Totals: "</text:span><text:span text:style-name="T17">+</text:span><text:span text:style-name="T26">numbots</text:span><text:span text:style-name="T17">, </text:span><text:span text:style-name="T14">totalParcels</text:span><text:span text:style-name="T17">, </text:span><text:span text:style-name="T14">totalTime</text:span><text:span text:style-name="T17">, </text:span><text:span text:style-name="T14">totalRunningTime</text:span><text:span text:style-name="T17">);</text:span><text:line-break/><text:span text:style-name="T17"><text:tab/><text:tab/></text:span><text:span text:style-name="T14">System</text:span><text:span text:style-name="T17">.</text:span><text:span text:style-name="T29">out</text:span><text:span text:style-name="T17">.println(</text:span><text:span text:style-name="T34">"</text:span><text:span text:style-name="T42">\n</text:span><text:span text:style-name="T34">Total elapsed time: " </text:span><text:span text:style-name="T17">+ (</text:span><text:span text:style-name="T26">endTime</text:span><text:span text:style-name="T17">-</text:span><text:span text:style-name="T26">beginTime</text:span><text:span text:style-name="T17">));</text:span><text:line-break/><text:span text:style-name="T17"><text:tab/><text:tab/></text:span><text:span text:style-name="T14">System</text:span><text:span text:style-name="T17">.</text:span><text:span text:style-name="T29">out</text:span><text:span text:style-name="T17">.println(</text:span><text:span text:style-name="T34">"Number of parcels left on queue: " </text:span><text:span text:style-name="T17">+ </text:span><text:span text:style-name="T26">queue</text:span><text:span text:style-name="T17">.size());</text:span><text:line-break/><text:span text:style-name="T17"><text:tab/>}</text:span><text:line-break/><text:line-break/><text:span text:style-name="T17">}</text:span><text:line-break/></text:p>
      <text:p text:style-name="P1"><text:span text:style-name="T68">import </text:span><text:span text:style-name="T14">java.util.Random</text:span><text:span text:style-name="T17">;</text:span><text:line-break/><text:line-break/><text:span text:style-name="T5">// Don't change this code</text:span><text:line-break/><text:span text:style-name="T10">public class </text:span><text:span text:style-name="T14">Parcel </text:span><text:span text:style-name="T17">{</text:span><text:line-break/><text:span text:style-name="T17"><text:tab/></text:span><text:span text:style-name="T10">private int </text:span><text:span text:style-name="T26">id</text:span><text:span text:style-name="T17">;</text:span><text:line-break/><text:span text:style-name="T17"><text:tab/></text:span><text:span text:style-name="T10">private int </text:span><text:span text:style-name="T26">deliveryTime</text:span><text:span text:style-name="T17">;</text:span><text:line-break/><text:span text:style-name="T17"><text:tab/></text:span><text:span text:style-name="T10">private static int </text:span><text:span text:style-name="T29">idCount </text:span><text:span text:style-name="T17">= </text:span><text:span text:style-name="T40">0</text:span><text:span text:style-name="T17">;</text:span><text:line-break/><text:span text:style-name="T17"><text:tab/></text:span><text:span text:style-name="T10">private </text:span><text:span text:style-name="T14">Random </text:span><text:span text:style-name="T26">random </text:span><text:span text:style-name="T17">= </text:span><text:span text:style-name="T10">new </text:span><text:span text:style-name="T17">Random();</text:span><text:line-break/><text:span text:style-name="T17"><text:tab/></text:span><text:line-break/><text:span text:style-name="T17"><text:tab/></text:span><text:span text:style-name="T10">public </text:span><text:span text:style-name="T31">Parcel</text:span><text:span text:style-name="T17">() {</text:span><text:line-break/><text:span text:style-name="T17"><text:tab/><text:tab/></text:span><text:span text:style-name="T26">id </text:span><text:span text:style-name="T17">= </text:span><text:span text:style-name="T29">idCount</text:span><text:span text:style-name="T17">++;</text:span><text:line-break/><text:span text:style-name="T17"><text:tab/><text:tab/></text:span><text:span text:style-name="T26">deliveryTime </text:span><text:span text:style-name="T17">= </text:span><text:span text:style-name="T26">random</text:span><text:span text:style-name="T17">.nextInt(</text:span><text:span text:style-name="T40">20</text:span><text:span text:style-name="T17">) + </text:span><text:span text:style-name="T40">5</text:span><text:span text:style-name="T17">;</text:span><text:line-break/><text:span text:style-name="T17"><text:tab/>}</text:span><text:line-break/><text:span text:style-name="T17"><text:tab/></text:span><text:line-break/><text:span text:style-name="T17"><text:tab/></text:span><text:span text:style-name="T10">public int </text:span><text:span text:style-name="T31">getDeliveryTime</text:span><text:span text:style-name="T17">() {</text:span><text:line-break/><text:span text:style-name="T17"><text:tab/><text:tab/></text:span><text:span text:style-name="T10">return </text:span><text:span text:style-name="T26">deliveryTime</text:span><text:span text:style-name="T17">;</text:span><text:line-break/><text:span text:style-name="T17"><text:tab/>}</text:span><text:line-break/><text:span text:style-name="T17"><text:tab/></text:span><text:line-break/><text:span text:style-name="T17"><text:tab/></text:span><text:span text:style-name="T10">public int </text:span><text:span text:style-name="T31">getId</text:span><text:span text:style-name="T17">() {</text:span><text:line-break/><text:span text:style-name="T17"><text:tab/><text:tab/></text:span><text:span text:style-name="T10">return </text:span><text:span text:style-name="T26">id</text:span><text:span text:style-name="T17">;</text:span><text:line-break/><text:span text:style-name="T17"><text:tab/>}</text:span><text:line-break/><text:line-break/><text:span text:style-name="T17">}</text:span><text:line-break/></text:p>
      <text:p text:style-name="P1"><text:span text:style-name="T68">import </text:span><text:span text:style-name="T14">java.util.concurrent.BlockingQueue</text:span><text:span text:style-name="T17">;</text:span><text:line-break/><text:line-break/><text:span text:style-name="T10">public class </text:span><text:span text:style-name="T14">Robot </text:span><text:span text:style-name="T10">implements </text:span><text:span text:style-name="T14">Runnable </text:span><text:span text:style-name="T17">{</text:span><text:line-break/><text:span text:style-name="T17"><text:tab/></text:span><text:span text:style-name="T10">private int </text:span><text:span text:style-name="T26">id</text:span><text:span text:style-name="T17">;</text:span><text:line-break/><text:span text:style-name="T17"><text:tab/></text:span><text:span text:style-name="T10">private static int </text:span><text:span text:style-name="T29">idCount </text:span><text:span text:style-name="T17">= </text:span><text:span text:style-name="T40">0</text:span><text:span text:style-name="T17">;</text:span><text:line-break/><text:span text:style-name="T17"><text:tab/></text:span><text:span text:style-name="T10">private long </text:span><text:span text:style-name="T26">beginTime</text:span><text:span text:style-name="T17">, </text:span><text:span text:style-name="T26">endTime</text:span><text:span text:style-name="T17">;</text:span><text:line-break/><text:span text:style-name="T17"><text:tab/></text:span><text:span text:style-name="T10">private int </text:span><text:span text:style-name="T26">battery </text:span><text:span text:style-name="T17">= </text:span><text:span text:style-name="T40">100</text:span><text:span text:style-name="T17">; <text:s text:c="2"/></text:span><text:span text:style-name="T5">// Use this for the loop condition</text:span><text:line-break/><text:span text:style-name="T5"><text:tab/></text:span><text:span text:style-name="T10">private </text:span><text:span text:style-name="T14">BlockingQueue</text:span><text:span text:style-name="T17">&lt;</text:span><text:span text:style-name="T14">Parcel</text:span><text:span text:style-name="T17">&gt; </text:span><text:span text:style-name="T26">queue</text:span><text:span text:style-name="T17">;</text:span><text:line-break/><text:span text:style-name="T17"><text:tab/></text:span><text:span text:style-name="T10">private </text:span><text:span text:style-name="T14">Stats </text:span><text:span text:style-name="T26">stats</text:span><text:span text:style-name="T17">;</text:span><text:line-break/><text:span text:style-name="T17"><text:tab/></text:span><text:line-break/><text:span text:style-name="T17"><text:tab/></text:span><text:span text:style-name="T10">public </text:span><text:span text:style-name="T31">Robot</text:span><text:span text:style-name="T17">(</text:span><text:span text:style-name="T14">BlockingQueue</text:span><text:span text:style-name="T17">&lt;</text:span><text:span text:style-name="T14">Parcel</text:span><text:span text:style-name="T17">&gt; </text:span><text:span text:style-name="T14">queue</text:span><text:span text:style-name="T17">, </text:span><text:span text:style-name="T14">Stats stats</text:span><text:span text:style-name="T17">) {</text:span><text:line-break/><text:span text:style-name="T17"><text:tab/><text:tab/></text:span><text:span text:style-name="T10">this</text:span><text:span text:style-name="T17">.</text:span><text:span text:style-name="T26">queue </text:span><text:span text:style-name="T17">= </text:span><text:span text:style-name="T14">queue</text:span><text:span text:style-name="T17">;</text:span><text:line-break/><text:soft-page-break/><text:span text:style-name="T17"><text:tab/><text:tab/></text:span><text:span text:style-name="T10">this</text:span><text:span text:style-name="T17">.</text:span><text:span text:style-name="T26">stats </text:span><text:span text:style-name="T17">= </text:span><text:span text:style-name="T14">stats</text:span><text:span text:style-name="T17">;</text:span><text:line-break/><text:span text:style-name="T17"><text:tab/><text:tab/></text:span><text:span text:style-name="T26">id </text:span><text:span text:style-name="T17">= </text:span><text:span text:style-name="T29">idCount</text:span><text:span text:style-name="T17">++;</text:span><text:line-break/><text:span text:style-name="T17"><text:tab/>}</text:span><text:line-break/><text:line-break/><text:span text:style-name="T17"><text:tab/></text:span><text:span text:style-name="T45">@Override</text:span><text:line-break/><text:span text:style-name="T45"><text:tab/></text:span><text:span text:style-name="T10">public void </text:span><text:span text:style-name="T31">run</text:span><text:span text:style-name="T17">() {</text:span><text:line-break/><text:span text:style-name="T17"><text:tab/><text:tab/></text:span><text:span text:style-name="T26">beginTime </text:span><text:span text:style-name="T17">= </text:span><text:span text:style-name="T14">System</text:span><text:span text:style-name="T17">.</text:span><text:span text:style-name="T23">currentTimeMillis</text:span><text:span text:style-name="T17">();</text:span><text:line-break/><text:span text:style-name="T17"><text:tab/><text:tab/></text:span><text:span text:style-name="T14">Parcel p </text:span><text:span text:style-name="T17">= </text:span><text:span text:style-name="T10">null</text:span><text:span text:style-name="T17">;</text:span><text:line-break/><text:line-break/><text:span text:style-name="T17"> <text:s text:c="7"/></text:span><text:span text:style-name="T5">// Loop until the battery dies</text:span><text:line-break/><text:span text:style-name="T5"> <text:s text:c="7"/></text:span><text:span text:style-name="T10">while </text:span><text:span text:style-name="T17">(</text:span><text:span text:style-name="T26">battery </text:span><text:span text:style-name="T17">&gt; </text:span><text:span text:style-name="T40">0</text:span><text:span text:style-name="T17">) {</text:span><text:line-break/><text:span text:style-name="T17"> <text:s text:c="11"/></text:span><text:span text:style-name="T5">// YOUR CODE HERE</text:span><text:line-break/><text:span text:style-name="T5"> <text:s text:c="11"/>// take() a parcel</text:span><text:line-break/><text:span text:style-name="T5"> <text:s text:c="11"/></text:span><text:span text:style-name="T10">try </text:span><text:span text:style-name="T17">{</text:span><text:line-break/><text:span text:style-name="T17"> <text:s text:c="15"/></text:span><text:span text:style-name="T14">p </text:span><text:span text:style-name="T17">= </text:span><text:span text:style-name="T26">queue</text:span><text:span text:style-name="T17">.take();</text:span><text:line-break/><text:span text:style-name="T17"> <text:s text:c="11"/>} </text:span><text:span text:style-name="T10">catch </text:span><text:span text:style-name="T17">(</text:span><text:span text:style-name="T14">InterruptedException e</text:span><text:span text:style-name="T17">) {</text:span><text:line-break/><text:span text:style-name="T17"><text:tab/><text:tab/><text:tab/><text:tab/></text:span><text:span text:style-name="T14">System</text:span><text:span text:style-name="T17">.</text:span><text:span text:style-name="T29">out</text:span><text:span text:style-name="T17">.println(</text:span><text:span text:style-name="T34">"Error: " </text:span><text:span text:style-name="T17">+ </text:span><text:span text:style-name="T14">e</text:span><text:span text:style-name="T17">.getMessage());</text:span><text:line-break/><text:span text:style-name="T17"> <text:s text:c="11"/>}</text:span><text:line-break/><text:span text:style-name="T17"> <text:s text:c="11"/></text:span><text:span text:style-name="T5">// Thread.sleep() for the parcel's delivery time</text:span><text:line-break/><text:span text:style-name="T5"><text:tab/><text:tab/><text:tab/></text:span><text:span text:style-name="T10">try </text:span><text:span text:style-name="T17">{</text:span><text:line-break/><text:span text:style-name="T17"><text:tab/><text:tab/><text:tab/><text:tab/></text:span><text:span text:style-name="T14">Thread</text:span><text:span text:style-name="T17">.</text:span><text:span text:style-name="T23">sleep</text:span><text:span text:style-name="T17">(</text:span><text:span text:style-name="T14">p</text:span><text:span text:style-name="T17">.getDeliveryTime());</text:span><text:line-break/><text:span text:style-name="T17"><text:tab/><text:tab/><text:tab/>} </text:span><text:span text:style-name="T10">catch </text:span><text:span text:style-name="T17">(</text:span><text:span text:style-name="T14">InterruptedException e</text:span><text:span text:style-name="T17">) {</text:span><text:line-break/><text:span text:style-name="T17"><text:tab/><text:tab/><text:tab/><text:tab/></text:span><text:span text:style-name="T14">e</text:span><text:span text:style-name="T17">.printStackTrace();</text:span><text:line-break/><text:span text:style-name="T17"><text:tab/><text:tab/><text:tab/>}</text:span><text:line-break/><text:span text:style-name="T17"> <text:s text:c="11"/></text:span><text:span text:style-name="T5">// decrement the battery</text:span><text:line-break/><text:span text:style-name="T5"><text:tab/><text:tab/><text:tab/></text:span><text:span text:style-name="T26">battery </text:span><text:span text:style-name="T17">-= </text:span><text:span text:style-name="T14">p</text:span><text:span text:style-name="T17">.getDeliveryTime();</text:span><text:line-break/><text:span text:style-name="T17"> <text:s text:c="11"/></text:span><text:span text:style-name="T5">// print parcel data in a synchronized block</text:span><text:line-break/><text:span text:style-name="T5"> <text:s text:c="11"/></text:span><text:span text:style-name="T10">synchronized </text:span><text:span text:style-name="T17">(</text:span><text:span text:style-name="T26">stats</text:span><text:span text:style-name="T17">) {</text:span><text:line-break/><text:span text:style-name="T17"> <text:s text:c="15"/></text:span><text:span text:style-name="T5">// This is just for spacing</text:span><text:line-break/><text:span text:style-name="T5"> <text:s text:c="15"/></text:span><text:span text:style-name="T10">for</text:span><text:span text:style-name="T17">(</text:span><text:span text:style-name="T10">int </text:span><text:span text:style-name="T14">i</text:span><text:span text:style-name="T17">=</text:span><text:span text:style-name="T40">0</text:span><text:span text:style-name="T17">; </text:span><text:span text:style-name="T14">i</text:span><text:span text:style-name="T17">&lt;</text:span><text:span text:style-name="T26">id</text:span><text:span text:style-name="T17">; </text:span><text:span text:style-name="T14">i</text:span><text:span text:style-name="T17">++) {</text:span><text:line-break/><text:span text:style-name="T17"> <text:s text:c="19"/></text:span><text:span text:style-name="T14">System</text:span><text:span text:style-name="T17">.</text:span><text:span text:style-name="T29">out</text:span><text:span text:style-name="T17">.print(</text:span><text:span text:style-name="T34">"</text:span><text:span text:style-name="T42">\t\t\t</text:span><text:span text:style-name="T34">"</text:span><text:span text:style-name="T17">);</text:span><text:line-break/><text:span text:style-name="T17"> <text:s text:c="15"/>}</text:span><text:line-break/><text:span text:style-name="T17"> <text:s text:c="15"/></text:span><text:span text:style-name="T5">// Delivery time</text:span><text:line-break/><text:span text:style-name="T5"><text:tab/><text:tab/><text:tab/><text:tab/></text:span><text:span text:style-name="T14">System</text:span><text:span text:style-name="T17">.</text:span><text:span text:style-name="T29">out</text:span><text:span text:style-name="T17">.println(</text:span><text:span text:style-name="T34">"parcel #" </text:span><text:span text:style-name="T17">+ </text:span><text:span text:style-name="T14">p</text:span><text:span text:style-name="T17">.getId() + </text:span><text:span text:style-name="T34">" in " </text:span><text:span text:style-name="T17">+ </text:span><text:span text:style-name="T14">p</text:span><text:span text:style-name="T17">.getDeliveryTime());</text:span><text:line-break/><text:span text:style-name="T17"> <text:s text:c="11"/>}</text:span><text:line-break/><text:line-break/><text:span text:style-name="T17"> <text:s text:c="11"/></text:span><text:span text:style-name="T5">// update the stats for robot #id</text:span><text:line-break/><text:span text:style-name="T5"> <text:s text:c="11"/>// Don't change these lines</text:span><text:line-break/><text:span text:style-name="T5"><text:tab/><text:tab/><text:tab/></text:span><text:span text:style-name="T26">stats</text:span><text:span text:style-name="T17">.putParcel(</text:span><text:span text:style-name="T26">id</text:span><text:span text:style-name="T17">);</text:span><text:line-break/><text:span text:style-name="T17"><text:tab/><text:tab/><text:tab/></text:span><text:span text:style-name="T26">stats</text:span><text:span text:style-name="T17">.putTime(</text:span><text:span text:style-name="T26">id</text:span><text:span text:style-name="T17">, </text:span><text:span text:style-name="T14">p</text:span><text:span text:style-name="T17">.getDeliveryTime());</text:span><text:line-break/><text:span text:style-name="T17"> <text:s text:c="7"/>}</text:span><text:line-break/><text:line-break/><text:span text:style-name="T17"><text:tab/><text:tab/></text:span><text:span text:style-name="T26">endTime </text:span><text:span text:style-name="T17">= </text:span><text:span text:style-name="T14">System</text:span><text:span text:style-name="T17">.</text:span><text:span text:style-name="T23">currentTimeMillis</text:span><text:span text:style-name="T17">();</text:span><text:line-break/><text:span text:style-name="T17"><text:tab/><text:tab/></text:span><text:span text:style-name="T5">// update robot running time</text:span><text:line-break/><text:span text:style-name="T5"><text:tab/><text:tab/></text:span><text:span text:style-name="T26">stats</text:span><text:span text:style-name="T17">.putRobotTime(</text:span><text:span text:style-name="T26">id</text:span><text:span text:style-name="T17">, </text:span><text:span text:style-name="T26">endTime</text:span><text:span text:style-name="T17">-</text:span><text:span text:style-name="T26">beginTime</text:span><text:span text:style-name="T17">);</text:span><text:line-break/><text:span text:style-name="T17"><text:tab/><text:tab/></text:span><text:span text:style-name="T5">// update the shared counter</text:span><text:line-break/><text:span text:style-name="T5"><text:tab/><text:tab/></text:span><text:span text:style-name="T14">Lab24Main</text:span><text:span text:style-name="T17">.</text:span><text:span text:style-name="T29">counter</text:span><text:span text:style-name="T17">.getAndDecrement();</text:span><text:line-break/><text:span text:style-name="T17"><text:tab/>}</text:span><text:line-break/><text:line-break/><text:span text:style-name="T17">}</text:span><text:line-break/></text:p>
      <text:p text:style-name="P1"><text:span text:style-name="T69">// Don't change this class</text:span><text:line-break/><text:line-break/><text:span text:style-name="T10">import </text:span><text:span text:style-name="T14">java.util.Arrays</text:span><text:span text:style-name="T17">;</text:span><text:line-break/><text:line-break/><text:span text:style-name="T10">public class </text:span><text:span text:style-name="T14">Stats </text:span><text:span text:style-name="T17">{</text:span><text:line-break/><text:span text:style-name="T17"><text:tab/></text:span><text:span text:style-name="T10">private int</text:span><text:span text:style-name="T17">[] </text:span><text:span text:style-name="T26">parcels</text:span><text:span text:style-name="T17">;</text:span><text:line-break/><text:span text:style-name="T17"><text:tab/></text:span><text:span text:style-name="T10">private int</text:span><text:span text:style-name="T17">[] </text:span><text:span text:style-name="T26">times</text:span><text:span text:style-name="T17">;</text:span><text:line-break/><text:span text:style-name="T17"><text:tab/></text:span><text:span text:style-name="T10">private long</text:span><text:span text:style-name="T17">[] </text:span><text:span text:style-name="T26">robotTimes</text:span><text:span text:style-name="T17">;</text:span><text:line-break/><text:span text:style-name="T17"><text:tab/></text:span><text:span text:style-name="T10">private int </text:span><text:span text:style-name="T26">numberOfRobots</text:span><text:span text:style-name="T17">;</text:span><text:line-break/><text:soft-page-break/><text:span text:style-name="T17"><text:tab/></text:span><text:line-break/><text:span text:style-name="T17"><text:tab/></text:span><text:span text:style-name="T10">public </text:span><text:span text:style-name="T31">Stats</text:span><text:span text:style-name="T17">(</text:span><text:span text:style-name="T10">int </text:span><text:span text:style-name="T14">numberOfRobots</text:span><text:span text:style-name="T17">) {</text:span><text:line-break/><text:span text:style-name="T17"><text:tab/><text:tab/></text:span><text:span text:style-name="T10">this</text:span><text:span text:style-name="T17">.</text:span><text:span text:style-name="T26">numberOfRobots </text:span><text:span text:style-name="T17">= </text:span><text:span text:style-name="T14">numberOfRobots</text:span><text:span text:style-name="T17">;</text:span><text:line-break/><text:span text:style-name="T17"><text:tab/><text:tab/></text:span><text:span text:style-name="T10">this</text:span><text:span text:style-name="T17">.</text:span><text:span text:style-name="T26">parcels </text:span><text:span text:style-name="T17">= </text:span><text:span text:style-name="T10">new int</text:span><text:span text:style-name="T17">[</text:span><text:span text:style-name="T14">numberOfRobots</text:span><text:span text:style-name="T17">];</text:span><text:line-break/><text:span text:style-name="T17"><text:tab/><text:tab/></text:span><text:span text:style-name="T10">this</text:span><text:span text:style-name="T17">.</text:span><text:span text:style-name="T26">times </text:span><text:span text:style-name="T17">= </text:span><text:span text:style-name="T10">new int</text:span><text:span text:style-name="T17">[</text:span><text:span text:style-name="T14">numberOfRobots</text:span><text:span text:style-name="T17">];</text:span><text:line-break/><text:span text:style-name="T17"><text:tab/><text:tab/></text:span><text:span text:style-name="T10">this</text:span><text:span text:style-name="T17">.</text:span><text:span text:style-name="T26">robotTimes </text:span><text:span text:style-name="T17">= </text:span><text:span text:style-name="T10">new long</text:span><text:span text:style-name="T17">[</text:span><text:span text:style-name="T14">numberOfRobots</text:span><text:span text:style-name="T17">];</text:span><text:line-break/><text:span text:style-name="T17"><text:tab/>}</text:span><text:line-break/><text:span text:style-name="T17"><text:tab/></text:span><text:line-break/><text:span text:style-name="T17"><text:tab/></text:span><text:span text:style-name="T10">public synchronized void </text:span><text:span text:style-name="T31">putParcel</text:span><text:span text:style-name="T17">(</text:span><text:span text:style-name="T10">int </text:span><text:span text:style-name="T14">robotNumber</text:span><text:span text:style-name="T17">) {</text:span><text:line-break/><text:span text:style-name="T17"><text:tab/><text:tab/></text:span><text:span text:style-name="T26">parcels</text:span><text:span text:style-name="T17">[</text:span><text:span text:style-name="T14">robotNumber</text:span><text:span text:style-name="T17">]++;</text:span><text:line-break/><text:span text:style-name="T17"><text:tab/>}</text:span><text:line-break/><text:line-break/><text:span text:style-name="T17"><text:tab/></text:span><text:span text:style-name="T10">public synchronized void </text:span><text:span text:style-name="T31">putTime</text:span><text:span text:style-name="T17">(</text:span><text:span text:style-name="T10">int </text:span><text:span text:style-name="T14">robotNumber</text:span><text:span text:style-name="T17">, </text:span><text:span text:style-name="T10">int </text:span><text:span text:style-name="T14">time</text:span><text:span text:style-name="T17">) {</text:span><text:line-break/><text:span text:style-name="T17"><text:tab/><text:tab/></text:span><text:span text:style-name="T26">times</text:span><text:span text:style-name="T17">[</text:span><text:span text:style-name="T14">robotNumber</text:span><text:span text:style-name="T17">] += </text:span><text:span text:style-name="T14">time</text:span><text:span text:style-name="T17">;</text:span><text:line-break/><text:span text:style-name="T17"><text:tab/>}</text:span><text:line-break/><text:span text:style-name="T17"><text:tab/></text:span><text:line-break/><text:span text:style-name="T17"><text:tab/></text:span><text:span text:style-name="T10">public synchronized void </text:span><text:span text:style-name="T31">putRobotTime</text:span><text:span text:style-name="T17">(</text:span><text:span text:style-name="T10">int </text:span><text:span text:style-name="T14">robotNumber</text:span><text:span text:style-name="T17">, </text:span><text:span text:style-name="T10">long </text:span><text:span text:style-name="T14">time</text:span><text:span text:style-name="T17">) {</text:span><text:line-break/><text:span text:style-name="T17"><text:tab/><text:tab/></text:span><text:span text:style-name="T26">robotTimes</text:span><text:span text:style-name="T17">[</text:span><text:span text:style-name="T14">robotNumber</text:span><text:span text:style-name="T17">] = </text:span><text:span text:style-name="T14">time</text:span><text:span text:style-name="T17">;</text:span><text:line-break/><text:span text:style-name="T17"><text:tab/>}</text:span><text:line-break/><text:span text:style-name="T17"><text:tab/></text:span><text:line-break/><text:span text:style-name="T17"><text:tab/></text:span><text:span text:style-name="T10">public synchronized int </text:span><text:span text:style-name="T31">getParcel</text:span><text:span text:style-name="T17">(</text:span><text:span text:style-name="T10">int </text:span><text:span text:style-name="T14">robotNumber</text:span><text:span text:style-name="T17">) {</text:span><text:line-break/><text:span text:style-name="T17"><text:tab/><text:tab/></text:span><text:span text:style-name="T10">return </text:span><text:span text:style-name="T26">parcels</text:span><text:span text:style-name="T17">[</text:span><text:span text:style-name="T14">robotNumber</text:span><text:span text:style-name="T17">];</text:span><text:line-break/><text:span text:style-name="T17"><text:tab/>}</text:span><text:line-break/><text:line-break/><text:span text:style-name="T17"><text:tab/></text:span><text:span text:style-name="T10">public synchronized int </text:span><text:span text:style-name="T31">getTimes</text:span><text:span text:style-name="T17">(</text:span><text:span text:style-name="T10">int </text:span><text:span text:style-name="T14">robotNumber</text:span><text:span text:style-name="T17">) {</text:span><text:line-break/><text:span text:style-name="T17"><text:tab/><text:tab/></text:span><text:span text:style-name="T10">return </text:span><text:span text:style-name="T26">times</text:span><text:span text:style-name="T17">[</text:span><text:span text:style-name="T14">robotNumber</text:span><text:span text:style-name="T17">];</text:span><text:line-break/><text:span text:style-name="T17"><text:tab/>}</text:span><text:line-break/><text:line-break/><text:span text:style-name="T17"><text:tab/></text:span><text:span text:style-name="T10">public synchronized long </text:span><text:span text:style-name="T31">getRobotTime</text:span><text:span text:style-name="T17">(</text:span><text:span text:style-name="T10">int </text:span><text:span text:style-name="T14">robotNumber</text:span><text:span text:style-name="T17">) {</text:span><text:line-break/><text:span text:style-name="T17"><text:tab/><text:tab/></text:span><text:span text:style-name="T10">return </text:span><text:span text:style-name="T26">robotTimes</text:span><text:span text:style-name="T17">[</text:span><text:span text:style-name="T14">robotNumber</text:span><text:span text:style-name="T17">];</text:span><text:line-break/><text:span text:style-name="T17"><text:tab/>}</text:span><text:line-break/><text:line-break/><text:span text:style-name="T17">}</text:span><text:line-break/></text:p>
      <text:p text:style-name="P1"><text:span text:style-name="T49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1T23:53:07.173046642</meta:creation-date>
    <dc:date>2024-12-12T00:45:11.962767868</dc:date>
    <meta:editing-duration>PT9M11S</meta:editing-duration>
    <meta:editing-cycles>1</meta:editing-cycles>
    <meta:document-statistic meta:table-count="0" meta:image-count="0" meta:object-count="0" meta:page-count="26" meta:paragraph-count="84" meta:word-count="4625" meta:character-count="46325" meta:non-whitespace-character-count="32672"/>
    <meta:generator>LibreOffice/7.3.7.2$Linux_X86_64 LibreOffice_project/30$Build-2</meta:generator>
  </office:meta>
</office:document-meta>
</file>